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2/Pictures/100003DA000001DF000001C97B3947888E49266F.svg" manifest:media-type="image/svg+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74mm"/>
    </style:style>
    <style:style style:name="co2" style:family="table-column">
      <style:table-column-properties fo:break-before="auto" style:column-width="48.35mm"/>
    </style:style>
    <style:style style:name="co3" style:family="table-column">
      <style:table-column-properties fo:break-before="auto" style:column-width="39.18mm"/>
    </style:style>
    <style:style style:name="co4" style:family="table-column">
      <style:table-column-properties fo:break-before="auto" style:column-width="46.92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39.42mm"/>
    </style:style>
    <style:style style:name="co7" style:family="table-column">
      <style:table-column-properties fo:break-before="auto" style:column-width="54.4mm"/>
    </style:style>
    <style:style style:name="co8" style:family="table-column">
      <style:table-column-properties fo:break-before="auto" style:column-width="54.95mm"/>
    </style:style>
    <style:style style:name="co9" style:family="table-column">
      <style:table-column-properties fo:break-before="auto" style:column-width="46.62mm"/>
    </style:style>
    <style:style style:name="co10" style:family="table-column">
      <style:table-column-properties fo:break-before="auto" style:column-width="65.23mm"/>
    </style:style>
    <style:style style:name="co11" style:family="table-column">
      <style:table-column-properties fo:break-before="auto" style:column-width="61.07mm"/>
    </style:style>
    <style:style style:name="co12" style:family="table-column">
      <style:table-column-properties fo:break-before="auto" style:column-width="56.04mm"/>
    </style:style>
    <style:style style:name="co13" style:family="table-column">
      <style:table-column-properties fo:break-before="auto" style:column-width="75.09mm"/>
    </style:style>
    <style:style style:name="co14" style:family="table-column">
      <style:table-column-properties fo:break-before="auto" style:column-width="81.86mm"/>
    </style:style>
    <style:style style:name="co15" style:family="table-column">
      <style:table-column-properties fo:break-before="auto" style:column-width="67.42mm"/>
    </style:style>
    <style:style style:name="co16" style:family="table-column">
      <style:table-column-properties fo:break-before="auto" style:column-width="60.85mm"/>
    </style:style>
    <style:style style:name="co17" style:family="table-column">
      <style:table-column-properties fo:break-before="auto" style:column-width="88.37mm"/>
    </style:style>
    <style:style style:name="co18" style:family="table-column">
      <style:table-column-properties fo:break-before="auto" style:column-width="81.76mm"/>
    </style:style>
    <style:style style:name="co19" style:family="table-column">
      <style:table-column-properties fo:break-before="auto" style:column-width="100.75mm"/>
    </style:style>
    <style:style style:name="co20" style:family="table-column">
      <style:table-column-properties fo:break-before="auto" style:column-width="89.24mm"/>
    </style:style>
    <style:style style:name="co21" style:family="table-column">
      <style:table-column-properties fo:break-before="auto" style:column-width="77.13mm"/>
    </style:style>
    <style:style style:name="co22" style:family="table-column">
      <style:table-column-properties fo:break-before="auto" style:column-width="67.65mm"/>
    </style:style>
    <style:style style:name="co23" style:family="table-column">
      <style:table-column-properties fo:break-before="auto" style:column-width="61.31mm"/>
    </style:style>
    <style:style style:name="co24" style:family="table-column">
      <style:table-column-properties fo:break-before="auto" style:column-width="69.37mm"/>
    </style:style>
    <style:style style:name="co25" style:family="table-column">
      <style:table-column-properties fo:break-before="auto" style:column-width="62.74mm"/>
    </style:style>
    <style:style style:name="co26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39.14mm"/>
    </style:style>
    <style:style style:name="co28" style:family="table-column">
      <style:table-column-properties fo:break-before="auto" style:column-width="39.72mm"/>
    </style:style>
    <style:style style:name="co29" style:family="table-column">
      <style:table-column-properties fo:break-before="auto" style:column-width="51.24mm"/>
    </style:style>
    <style:style style:name="co30" style:family="table-column">
      <style:table-column-properties fo:break-before="auto" style:column-width="49.51mm"/>
    </style:style>
    <style:style style:name="co31" style:family="table-column">
      <style:table-column-properties fo:break-before="auto" style:column-width="68.51mm"/>
    </style:style>
    <style:style style:name="co32" style:family="table-column">
      <style:table-column-properties fo:break-before="auto" style:column-width="73.11mm"/>
    </style:style>
    <style:style style:name="co33" style:family="table-column">
      <style:table-column-properties fo:break-before="auto" style:column-width="52.97mm"/>
    </style:style>
    <style:style style:name="co34" style:family="table-column">
      <style:table-column-properties fo:break-before="auto" style:column-width="5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dddddd" fo:border="0.99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 style:data-style-name="N41">
      <style:table-cell-properties fo:border="0.99pt solid #000000"/>
    </style:style>
    <style:style style:name="ce7" style:family="table-cell" style:parent-style-name="Default">
      <style:table-cell-properties fo:background-color="#eeeeee" fo:border="1.25pt solid #0000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66ccff" fo:border="0.99pt solid #000000"/>
    </style:style>
    <style:style style:name="ce10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6">
      <style:table-cell-properties fo:border="0.99pt solid #000000"/>
    </style:style>
    <style:style style:name="ce12" style:family="table-cell" style:parent-style-name="Default" style:data-style-name="N2">
      <style:table-cell-properties fo:border="0.99pt solid #000000"/>
    </style:style>
    <style:style style:name="ce13" style:family="table-cell" style:parent-style-name="Default" style:data-style-name="N2">
      <style:table-cell-properties fo:background-color="#eeeeee" fo:border="1.25pt solid #000000"/>
    </style:style>
    <style:style style:name="ce14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15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16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17" style:family="table-cell" style:parent-style-name="Default" style:data-style-name="N2">
      <style:table-cell-properties fo:background-color="#cccccc" fo:border="0.99pt solid #000000"/>
    </style:style>
    <style:style style:name="ce18" style:family="table-cell" style:parent-style-name="Default" style:data-style-name="N41"/>
    <style:style style:name="ce19" style:family="table-cell" style:parent-style-name="Default" style:data-style-name="N40"/>
    <style:style style:name="ce20" style:family="table-cell" style:parent-style-name="Default">
      <style:table-cell-properties fo:background-color="#eeeeee" fo:border="0.99pt solid #000000"/>
    </style:style>
    <style:style style:name="ce21" style:family="table-cell" style:parent-style-name="Default">
      <style:table-cell-properties fo:background-color="#dddddd" fo:border="0.74pt solid #000000"/>
    </style:style>
    <style:style style:name="ce22" style:family="table-cell" style:parent-style-name="Default">
      <style:table-cell-properties fo:background-color="#cccccc" fo:border="0.99pt solid #000000"/>
    </style:style>
    <style:style style:name="ce23" style:family="table-cell" style:parent-style-name="Default">
      <style:table-cell-properties fo:background-color="transparent" fo:border="0.99pt solid #000000"/>
    </style:style>
    <style:style style:name="ce24" style:family="table-cell" style:parent-style-name="Default" style:data-style-name="N2">
      <style:table-cell-properties fo:border-bottom="none" fo:background-color="#66ccff" fo:border-left="0.74pt solid #000000" fo:border-right="0.74pt solid #000000" fo:border-top="0.74pt solid #000000"/>
    </style:style>
    <style:style style:name="ce25" style:family="table-cell" style:parent-style-name="Default" style:data-style-name="N2">
      <style:table-cell-properties fo:border-bottom="none" fo:background-color="#66ccff" fo:border-left="0.74pt solid #000000" fo:border-right="0.74pt solid #000000" fo:border-top="none"/>
    </style:style>
    <style:style style:name="ce26" style:family="table-cell" style:parent-style-name="Default" style:data-style-name="N2">
      <style:table-cell-properties fo:border-bottom="0.74pt solid #000000" fo:background-color="#66ccff" fo:border-left="0.74pt solid #000000" fo:border-right="0.74pt solid #000000" fo:border-top="none"/>
    </style:style>
    <style:style style:name="ce27" style:family="table-cell" style:parent-style-name="Default" style:data-style-name="N2">
      <style:table-cell-properties fo:background-color="#dddddd" fo:border="0.74pt solid #000000"/>
    </style:style>
    <style:style style:name="ce28" style:family="table-cell" style:parent-style-name="Default" style:data-style-name="N2">
      <style:table-cell-properties fo:border="0.74pt solid #000000"/>
    </style:style>
    <style:style style:name="ce29" style:family="table-cell" style:parent-style-name="Default" style:data-style-name="N2">
      <style:table-cell-properties fo:background-color="#dddddd" fo:border="0.99pt solid #000000"/>
    </style:style>
    <style:style style:name="ce30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2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99pt solid #000000" fo:background-color="#cccccc" fo:border-left="0.99pt solid #000000" fo:border-right="none" fo:border-top="0.99pt solid #000000"/>
    </style:style>
    <style:style style:name="ce35" style:family="table-cell" style:parent-style-name="Default">
      <style:table-cell-properties fo:border-bottom="0.99pt solid #000000" fo:background-color="#cccccc" fo:border-left="none" fo:border-right="0.99pt solid #000000" fo:border-top="0.99pt solid #000000"/>
    </style:style>
    <style:style style:name="ce36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37" style:family="table-cell" style:parent-style-name="Default" style:data-style-name="N84">
      <style:table-cell-properties fo:border="0.99pt solid #000000"/>
    </style:style>
    <style:style style:name="ce38" style:family="table-cell" style:parent-style-name="Default" style:data-style-name="N113"/>
    <style:style style:name="ce39" style:family="table-cell" style:parent-style-name="Default" style:data-style-name="N113">
      <style:table-cell-properties fo:background-color="#eeeeee" fo:border="0.99pt solid #000000"/>
    </style:style>
    <style:style style:name="ce40" style:family="table-cell" style:parent-style-name="Default" style:data-style-name="N2">
      <style:table-cell-properties fo:background-color="#eeeeee" fo:border="0.99pt solid #000000"/>
    </style:style>
    <style:style style:name="ce41" style:family="table-cell" style:parent-style-name="Default" style:data-style-name="N114"/>
    <style:style style:name="ce42" style:family="table-cell" style:parent-style-name="Default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ata Input and Calculations" table:style-name="ta1">
        <table:shapes>
          <draw:frame draw:z-index="0" draw:style-name="gr1" draw:text-style-name="P1" svg:width="316.55mm" svg:height="194.05mm" svg:x="1043.45mm" svg:y="1195.31mm">
            <loext:p draw:notify-on-update-of-ranges="'Data Input and Calculations'.I45:'Data Input and Calculations'.I45 'Data Input and Calculations'.I46:'Data Input and Calculations'.I337 'Data Input and Calculations'.K45:'Data Input and Calculations'.K45 'Data Input and Calculations'.K46:'Data Input and Calculations'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'Data Input and Calculations'.H68:'Data Input and Calculations'.H68 'Data Input and Calculations'.H288:'Data Input and Calculations'.H360 'Data Input and Calculations'.I68:'Data Input and Calculations'.I68 'Data Input and Calculations'.I288:'Data Input and Calculations'.I360 'Data Input and Calculations'.J68:'Data Input and Calculations'.J68 'Data Input and Calculations'.J288:'Data Input and Calculations'.J360 'Data Input and Calculations'.K68:'Data Input and Calculations'.K68 'Data Input and Calculations'.K288:'Data Input and Calculations'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33" table:number-columns-repeated="2"/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style-name="ce1" office:value-type="string" calcext:value-type="string">
            <text:p>Address of Traffic Survey Rd 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" office:value-type="string" calcext:value-type="string">
            <text:p>Distance</text:p>
          </table:table-cell>
          <table:table-cell table:style-name="ce9" office:value-type="float" office:value="25" calcext:value-type="float">
            <text:p>25.00</text:p>
          </table:table-cell>
          <table:table-cell table:style-name="ce1" office:value-type="string" calcext:value-type="string">
            <text:p>Yards</text:p>
          </table:table-cell>
          <table:table-cell table:style-name="ce22" office:value-type="string" calcext:value-type="string">
            <text:p>Vehicles Per Day ~ 12 * Hour</text:p>
          </table:table-cell>
          <table:table-cell table:style-name="ce29" office:value-type="string" calcext:value-type="string">
            <text:p>Vehicles Per Hour</text:p>
          </table:table-cell>
          <table:table-cell table:style-name="ce12" table:formula="of:=(COUNT([.$I$10:.$I$60])*(60/[.F8]))" office:value-type="float" office:value="306" calcext:value-type="float">
            <text:p>306.00</text:p>
          </table:table-cell>
          <table:table-cell table:style-name="ce1" office:value-type="string" calcext:value-type="string">
            <text:p>Traffic Flow VPH Max</text:p>
          </table:table-cell>
          <table:table-cell table:style-name="ce12" table:formula="of:=(MAX([.$L$10:.$L$60]))" office:value-type="float" office:value="1184.21052631579" calcext:value-type="float">
            <text:p>1184.21</text:p>
          </table:table-cell>
          <table:table-cell table:style-name="ce1" office:value-type="string" calcext:value-type="string">
            <text:p>Traffic Flow VPH Avg</text:p>
          </table:table-cell>
          <table:table-cell table:style-name="ce12" table:formula="of:=(AVERAGE([.$L$10:.$L$60]))" office:value-type="float" office:value="305.516805663876" calcext:value-type="float">
            <text:p>305.52</text:p>
          </table:table-cell>
          <table:table-cell table:style-name="ce29" office:value-type="string" calcext:value-type="string">
            <text:p>AvgDistanceBetweenVehicles Yds</text:p>
          </table:table-cell>
          <table:table-cell table:style-name="ce12" table:formula="of:=(AVERAGE([.$O$10:.$O$60]))" office:value-type="float" office:value="88.8264539971401" calcext:value-type="float">
            <text:p>88.83</text:p>
          </table:table-cell>
          <table:table-cell table:number-columns-repeated="11"/>
        </table:table-row>
        <table:table-row table:style-name="ro2">
          <table:table-cell table:number-columns-repeated="4"/>
          <table:table-cell table:style-name="ce1" office:value-type="string" calcext:value-type="string">
            <text:p>Video </text:p>
          </table:table-cell>
          <table:table-cell table:style-name="ce10" office:value-type="string" calcext:value-type="string">
            <text:p>2016-01-09-1-15.00-1.avi</text:p>
          </table:table-cell>
          <table:table-cell/>
          <table:table-cell table:style-name="ce23" table:formula="of:=[.J5]*12" office:value-type="float" office:value="3672" calcext:value-type="float">
            <text:p>3672</text:p>
          </table:table-cell>
          <table:table-cell table:style-name="ce29" office:value-type="string" calcext:value-type="string">
            <text:p>Average Speed MPH</text:p>
          </table:table-cell>
          <table:table-cell table:style-name="ce12" table:formula="of:=(AVERAGE([.$I$10:.$I$60]))" office:value-type="float" office:value="29.1689287762149" calcext:value-type="float">
            <text:p>29.17</text:p>
          </table:table-cell>
          <table:table-cell table:style-name="ce1" office:value-type="string" calcext:value-type="string">
            <text:p>Traffic Flow VPH <text:s/>Min</text:p>
          </table:table-cell>
          <table:table-cell table:style-name="ce12" table:formula="of:=(MIN([.$L$10:.$L$60]))" office:value-type="float" office:value="143.08426073132" calcext:value-type="float">
            <text:p>143.08</text:p>
          </table:table-cell>
          <table:table-cell table:style-name="ce29" office:value-type="string" calcext:value-type="string">
            <text:p>AvgStoppingDistance</text:p>
          </table:table-cell>
          <table:table-cell table:style-name="ce12" table:formula="of:=(AVERAGE([.$Q$10:.$Q$60]))" office:value-type="float" office:value="24.6079695929411" calcext:value-type="float">
            <text:p>24.6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 calcext:value-type="string">
            <text:p>Time : Date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11" office:value-type="date" office:date-value="2016-01-09" calcext:value-type="date">
            <text:p>09/01/2016</text:p>
          </table:table-cell>
          <table:table-cell/>
          <table:table-cell table:style-name="Default"/>
          <table:table-cell table:style-name="ce29" office:value-type="string" calcext:value-type="string">
            <text:p>MaxSpeed MPH</text:p>
          </table:table-cell>
          <table:table-cell table:style-name="ce12" table:formula="of:=(MAX([.$I$10:.$I$60]))" office:value-type="float" office:value="51.1363636363636" calcext:value-type="float">
            <text:p>51.14</text:p>
          </table:table-cell>
          <table:table-cell table:style-name="ce29" office:value-type="string" calcext:value-type="string">
            <text:p>MaxDistanceBetweenVehicles Yds</text:p>
          </table:table-cell>
          <table:table-cell table:style-name="ce12" table:formula="of:=(MAX([.$O$10:.$O$60]))" office:value-type="float" office:value="196.875" calcext:value-type="float">
            <text:p>196.88</text:p>
          </table:table-cell>
          <table:table-cell table:style-name="ce1" office:value-type="string" calcext:value-type="string">
            <text:p>MaxStoppingDistance</text:p>
          </table:table-cell>
          <table:table-cell table:style-name="ce12" table:formula="of:=(MAX([.$Q$10:.$Q$60]))" office:value-type="float" office:value="60.6275826446281" calcext:value-type="float">
            <text:p>60.6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Start Frame</text:p>
          </table:table-cell>
          <table:table-cell table:style-name="ce1" office:value-type="string" calcext:value-type="string">
            <text:p>End frame</text:p>
          </table:table-cell>
          <table:table-cell table:style-name="ce1" office:value-type="string" calcext:value-type="string">
            <text:p>Sample : Minutes</text:p>
          </table:table-cell>
          <table:table-cell table:style-name="ce12" office:value-type="float" office:value="10" calcext:value-type="float">
            <text:p>10.00</text:p>
          </table:table-cell>
          <table:table-cell table:style-name="ce20" office:value-type="string" calcext:value-type="string">
            <text:p>Right to Left – 1</text:p>
          </table:table-cell>
          <table:table-cell/>
          <table:table-cell table:style-name="ce29" office:value-type="string" calcext:value-type="string">
            <text:p>MinSpeed MPH</text:p>
          </table:table-cell>
          <table:table-cell table:style-name="ce12" table:formula="of:=(MIN([.$I$10:.$I$60]))" office:value-type="float" office:value="10.6534090909091" calcext:value-type="float">
            <text:p>10.65</text:p>
          </table:table-cell>
          <table:table-cell table:style-name="ce29" office:value-type="string" calcext:value-type="string">
            <text:p>MinDistanceBetweenVehicles Yds</text:p>
          </table:table-cell>
          <table:table-cell table:style-name="ce12" table:formula="of:=(MIN([.$O$10:.$O$60]))" office:value-type="float" office:value="17.1875" calcext:value-type="float">
            <text:p>17.19</text:p>
          </table:table-cell>
          <table:table-cell table:style-name="ce1" office:value-type="string" calcext:value-type="string">
            <text:p>MinStoppingDistance</text:p>
          </table:table-cell>
          <table:table-cell table:style-name="ce12" table:formula="of:=(MIN([.$Q$10:.$Q$60]))" office:value-type="float" office:value="5.44272178460744" calcext:value-type="float">
            <text:p>5.4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Frames In Box</text:p>
          </table:table-cell>
          <table:table-cell table:style-name="ce13" office:value-type="string" calcext:value-type="string">
            <text:p>Accurate Time (secs)</text:p>
          </table:table-cell>
          <table:table-cell table:style-name="ce7" office:value-type="string" calcext:value-type="string">
            <text:p>Left to Right – 0</text:p>
          </table:table-cell>
          <table:table-cell table:style-name="ce13" office:value-type="string" calcext:value-type="string">
            <text:p>Err – 1 Frame</text:p>
          </table:table-cell>
          <table:table-cell table:style-name="ce13" office:value-type="string" calcext:value-type="string">
            <text:p>Vehicle Speed MPH over 25yds</text:p>
          </table:table-cell>
          <table:table-cell table:style-name="ce13" office:value-type="string" calcext:value-type="string">
            <text:p>Err + 1 Frame</text:p>
          </table:table-cell>
          <table:table-cell table:style-name="ce13" office:value-type="string" calcext:value-type="string">
            <text:p>Average Speed of All – MPH</text:p>
          </table:table-cell>
          <table:table-cell table:style-name="ce13" office:value-type="string" calcext:value-type="string">
            <text:p>Vehicles Per Hour (Each <text:s/>last 5 cars)</text:p>
          </table:table-cell>
          <table:table-cell table:style-name="ce13" office:value-type="string" calcext:value-type="string">
            <text:p>Vehicles Per Hour (10min Avg)</text:p>
          </table:table-cell>
          <table:table-cell table:style-name="ce13" office:value-type="string" calcext:value-type="string">
            <text:p>Distance between Vehicles Error – 1 frames</text:p>
          </table:table-cell>
          <table:table-cell table:style-name="ce7" office:value-type="string" calcext:value-type="string">
            <text:p>Distance between vehicles (yds) avg last 5 Vehicles</text:p>
          </table:table-cell>
          <table:table-cell table:style-name="ce13" office:value-type="string" calcext:value-type="string">
            <text:p>Distance between Vehicles Error + 1 frames</text:p>
          </table:table-cell>
          <table:table-cell table:style-name="ce7" office:value-type="string" calcext:value-type="string">
            <text:p>Safe Stop Distance For Speed -Yds</text:p>
          </table:table-cell>
          <table:table-cell table:style-name="ce7" office:value-type="string" calcext:value-type="string">
            <text:p>Safe Stop Distance For Speed – F</text:p>
          </table:table-cell>
          <table:table-cell table:style-name="ce7" office:value-type="string" calcext:value-type="string">
            <text:p>Distance between vehicles (yds) min last 5 Vehicles</text:p>
          </table:table-cell>
          <table:table-cell table:style-name="ce7" office:value-type="string" calcext:value-type="string">
            <text:p>Vehicles per Hour – with Twice / X times <text:s/>the Traffic </text:p>
          </table:table-cell>
          <table:table-cell table:style-name="ce13" office:value-type="string" calcext:value-type="string">
            <text:p>Vehicles Per Hour (Each last 5 cars) – With Simulated Traffic 3x</text:p>
          </table:table-cell>
          <table:table-cell table:style-name="ce34" office:value-type="string" calcext:value-type="string">
            <text:p>Traffic Flow (National) Yearly increase VehiclesPerHour – 1.028</text:p>
          </table:table-cell>
          <table:table-cell table:style-name="ce35" office:value-type="string" calcext:value-type="string">
            <text:p>Traffic Flow Yearly increase VehiclesPerDay</text:p>
          </table:table-cell>
          <table:table-cell table:style-name="ce22" office:value-type="string" calcext:value-type="string">
            <text:p>VPH TEMPRO similar case 1 – 1.0557x</text:p>
          </table:table-cell>
          <table:table-cell table:style-name="ce22" office:value-type="string" calcext:value-type="string">
            <text:p>VPH TEMPRO similar case 2 – 1.072x</text:p>
          </table:table-cell>
          <table:table-cell table:style-name="ce22" office:value-type="string" calcext:value-type="string">
            <text:p>TEMPRo Traffic Per Day – 1.05572x</text:p>
          </table:table-cell>
          <table:table-cell table:style-name="ce22" office:value-type="string" calcext:value-type="string">
            <text:p>TEMPRo Traffic Per Day – 1.072x</text:p>
          </table:table-cell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([.D10] - [.C10])" office:value-type="float" office:value="7" calcext:value-type="float">
            <text:p>7</text:p>
          </table:table-cell>
          <table:table-cell table:style-name="ce14" table:formula="of:=([.E10]/5)" office:value-type="float" office:value="1.4" calcext:value-type="float">
            <text:p>1.40</text:p>
          </table:table-cell>
          <table:table-cell table:style-name="ce3" office:value-type="float" office:value="0" calcext:value-type="float">
            <text:p>0</text:p>
          </table:table-cell>
          <table:table-cell table:style-name="ce24" table:formula="of:=([.$F$5]*3600/1760)/(([.E10]-1)/5)" office:value-type="float" office:value="42.6136363636364" calcext:value-type="float">
            <text:p>42.61</text:p>
          </table:table-cell>
          <table:table-cell table:style-name="ce24" table:formula="of:=([.$F$5]*3600/1760)/[.F10]" office:value-type="float" office:value="36.525974025974" calcext:value-type="float">
            <text:p>36.53</text:p>
          </table:table-cell>
          <table:table-cell table:style-name="ce24" table:formula="of:=([.$F$5]*3600/1760)/(([.E10]+1)/5)" office:value-type="float" office:value="31.9602272727273" calcext:value-type="float">
            <text:p>31.96</text:p>
          </table:table-cell>
          <table:table-cell table:style-name="ce14" table:formula="of:=AVERAGE([.$I$10:.$I$60])" office:value-type="float" office:value="29.1689287762149" calcext:value-type="float">
            <text:p>29.17</text:p>
          </table:table-cell>
          <table:table-cell table:style-name="ce14"/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4" table:formula="of:=(((([.I10]*[.I10])/20)+([.I10]))/3)" office:value-type="float" office:value="34.4111043177602" calcext:value-type="float">
            <text:p>34.41</text:p>
          </table:table-cell>
          <table:table-cell table:style-name="ce14" table:formula="of:=((([.I10]*[.I10])/20)+([.I10]))" office:value-type="float" office:value="103.23331295328" calcext:value-type="float">
            <text:p>103.23</text:p>
          </table:table-cell>
          <table:table-cell table:style-name="ce3" office:value-type="string" calcext:value-type="string">
            <text:p><text:s/>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4"/>
          <table:table-cell table:style-name="ce8" table:formula="of:=[.M10]" office:value-type="float" office:value="306" calcext:value-type="float">
            <text:p>306.00</text:p>
          </table:table-cell>
          <table:table-cell table:style-name="ce8" table:formula="of:=[.M10]*12" office:value-type="float" office:value="3672" calcext:value-type="float">
            <text:p>3672.00</text:p>
          </table:table-cell>
          <table:table-cell table:style-name="ce8" table:formula="of:=[.V10]" office:value-type="float" office:value="306" calcext:value-type="float">
            <text:p>306.00</text:p>
          </table:table-cell>
          <table:table-cell table:style-name="ce8" table:formula="of:=[.V10]" office:value-type="float" office:value="306" calcext:value-type="float">
            <text:p>306.00</text:p>
          </table:table-cell>
          <table:table-cell table:style-name="ce8" table:formula="of:=[.X10]*12" office:value-type="float" office:value="3672" calcext:value-type="float">
            <text:p>3672.00</text:p>
          </table:table-cell>
          <table:table-cell table:style-name="ce8" table:formula="of:=[.Y10]*12" office:value-type="float" office:value="3672" calcext:value-type="float">
            <text:p>3672.00</text:p>
          </table:table-cell>
        </table:table-row>
        <table:table-row table:style-name="ro1">
          <table:table-cell table:number-columns-repeated="2"/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9" calcext:value-type="float">
            <text:p>259</text:p>
          </table:table-cell>
          <table:table-cell table:style-name="ce4" table:formula="of:=([.D11] - [.C11])" office:value-type="float" office:value="20" calcext:value-type="float">
            <text:p>20</text:p>
          </table:table-cell>
          <table:table-cell table:style-name="ce15" table:formula="of:=([.E11]/5)" office:value-type="float" office:value="4" calcext:value-type="float">
            <text:p>4.0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11]-1)/5)" office:value-type="float" office:value="13.4569377990431" calcext:value-type="float">
            <text:p>13.46</text:p>
          </table:table-cell>
          <table:table-cell table:style-name="ce25" table:formula="of:=([.$F$5]*3600/1760)/[.F11]" office:value-type="float" office:value="12.7840909090909" calcext:value-type="float">
            <text:p>12.78</text:p>
          </table:table-cell>
          <table:table-cell table:style-name="ce25" table:formula="of:=([.$F$5]*3600/1760)/(([.E11]+1)/5)" office:value-type="float" office:value="12.1753246753247" calcext:value-type="float">
            <text:p>12.18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1]*[.I11])/20)+([.I11]))/3)" office:value-type="float" office:value="6.98524664256198" calcext:value-type="float">
            <text:p>6.99</text:p>
          </table:table-cell>
          <table:table-cell table:style-name="ce15" table:formula="of:=((([.I11]*[.I11])/20)+([.I11]))" office:value-type="float" office:value="20.9557399276859" calcext:value-type="float">
            <text:p>20.96</text:p>
          </table:table-cell>
          <table:table-cell table:style-name="ce4"/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/>
          <table:table-cell table:style-name="ce8" table:formula="of:=([.V10]+(2.8*[.V10]/100))" office:value-type="float" office:value="314.568" calcext:value-type="float">
            <text:p>314.57</text:p>
          </table:table-cell>
          <table:table-cell table:style-name="ce8" table:formula="of:=([.W10]+(2.8*[.W10]/100))" office:value-type="float" office:value="3774.816" calcext:value-type="float">
            <text:p>3774.82</text:p>
          </table:table-cell>
          <table:table-cell table:style-name="ce36" table:formula="of:=([.X10]+(5.57*[.X10]/100))" office:value-type="float" office:value="323.0442" calcext:value-type="float">
            <text:p>323.04</text:p>
          </table:table-cell>
          <table:table-cell table:style-name="ce36" table:formula="of:=([.Y10]+(7.2*[.Y10]/100))" office:value-type="float" office:value="328.032" calcext:value-type="float">
            <text:p>328.03</text:p>
          </table:table-cell>
          <table:table-cell table:style-name="ce8" table:formula="of:=[.X11]*12" office:value-type="float" office:value="3876.5304" calcext:value-type="float">
            <text:p>3876.53</text:p>
          </table:table-cell>
          <table:table-cell table:style-name="ce8" table:formula="of:=[.Y11]*12" office:value-type="float" office:value="3936.384" calcext:value-type="float">
            <text:p>3936.38</text:p>
          </table:table-cell>
        </table:table-row>
        <table:table-row table:style-name="ro1">
          <table:table-cell table:number-columns-repeated="2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([.D12] - [.C12])" office:value-type="float" office:value="8" calcext:value-type="float">
            <text:p>8</text:p>
          </table:table-cell>
          <table:table-cell table:style-name="ce15" table:formula="of:=([.E12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12]-1)/5)" office:value-type="float" office:value="36.525974025974" calcext:value-type="float">
            <text:p>36.53</text:p>
          </table:table-cell>
          <table:table-cell table:style-name="ce25" table:formula="of:=([.$F$5]*3600/1760)/[.F12]" office:value-type="float" office:value="31.9602272727273" calcext:value-type="float">
            <text:p>31.96</text:p>
          </table:table-cell>
          <table:table-cell table:style-name="ce25" table:formula="of:=([.$F$5]*3600/1760)/(([.E12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2]*[.I12])/20)+([.I12]))/3)" office:value-type="float" office:value="27.6776778796488" calcext:value-type="float">
            <text:p>27.68</text:p>
          </table:table-cell>
          <table:table-cell table:style-name="ce15" table:formula="of:=((([.I12]*[.I12])/20)+([.I12]))" office:value-type="float" office:value="83.0330336389463" calcext:value-type="float">
            <text:p>83.03</text:p>
          </table:table-cell>
          <table:table-cell table:style-name="ce4"/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/>
          <table:table-cell table:style-name="ce8" table:formula="of:=([.V11]+(2.8*[.V11]/100))" office:value-type="float" office:value="323.375904" calcext:value-type="float">
            <text:p>323.38</text:p>
          </table:table-cell>
          <table:table-cell table:style-name="ce8" table:formula="of:=([.W11]+(2.8*[.W11]/100))" office:value-type="float" office:value="3880.510848" calcext:value-type="float">
            <text:p>3880.51</text:p>
          </table:table-cell>
          <table:table-cell table:style-name="ce36" table:formula="of:=([.X11]+(5.57*[.X11]/100))" office:value-type="float" office:value="341.03776194" calcext:value-type="float">
            <text:p>341.04</text:p>
          </table:table-cell>
          <table:table-cell table:style-name="ce36" table:formula="of:=([.Y11]+(7.2*[.Y11]/100))" office:value-type="float" office:value="351.650304" calcext:value-type="float">
            <text:p>351.65</text:p>
          </table:table-cell>
          <table:table-cell table:style-name="ce8" table:formula="of:=[.X12]*12" office:value-type="float" office:value="4092.45314328" calcext:value-type="float">
            <text:p>4092.45</text:p>
          </table:table-cell>
          <table:table-cell table:style-name="ce8" table:formula="of:=[.Y12]*12" office:value-type="float" office:value="4219.803648" calcext:value-type="float">
            <text:p>4219.80</text:p>
          </table:table-cell>
        </table:table-row>
        <table:table-row table:style-name="ro2">
          <table:table-cell table:number-columns-repeated="2"/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([.D13] - [.C13])" office:value-type="float" office:value="9" calcext:value-type="float">
            <text:p>9</text:p>
          </table:table-cell>
          <table:table-cell table:style-name="ce15" table:formula="of:=([.E1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13]-1)/5)" office:value-type="float" office:value="31.9602272727273" calcext:value-type="float">
            <text:p>31.96</text:p>
          </table:table-cell>
          <table:table-cell table:style-name="ce25" table:formula="of:=([.$F$5]*3600/1760)/[.F13]" office:value-type="float" office:value="28.4090909090909" calcext:value-type="float">
            <text:p>28.41</text:p>
          </table:table-cell>
          <table:table-cell table:style-name="ce25" table:formula="of:=([.$F$5]*3600/1760)/(([.E1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office:value-type="string" calcext:value-type="string">
            <text:p><text:s/>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3]*[.I13])/20)+([.I13]))/3)" office:value-type="float" office:value="22.9209710743802" calcext:value-type="float">
            <text:p>22.92</text:p>
          </table:table-cell>
          <table:table-cell table:style-name="ce15" table:formula="of:=((([.I13]*[.I13])/20)+([.I13]))" office:value-type="float" office:value="68.7629132231405" calcext:value-type="float">
            <text:p>68.76</text:p>
          </table:table-cell>
          <table:table-cell table:style-name="ce4"/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/>
          <table:table-cell table:style-name="ce8" table:formula="of:=([.V12]+(2.8*[.V12]/100))" office:value-type="float" office:value="332.430429312" calcext:value-type="float">
            <text:p>332.43</text:p>
          </table:table-cell>
          <table:table-cell table:style-name="ce8" table:formula="of:=([.W12]+(2.8*[.W12]/100))" office:value-type="float" office:value="3989.165151744" calcext:value-type="float">
            <text:p>3989.17</text:p>
          </table:table-cell>
          <table:table-cell table:style-name="ce36" table:formula="of:=([.X12]+(5.57*[.X12]/100))" office:value-type="float" office:value="360.033565280058" calcext:value-type="float">
            <text:p>360.03</text:p>
          </table:table-cell>
          <table:table-cell table:style-name="ce36" table:formula="of:=([.Y12]+(7.2*[.Y12]/100))" office:value-type="float" office:value="376.969125888" calcext:value-type="float">
            <text:p>376.97</text:p>
          </table:table-cell>
          <table:table-cell table:style-name="ce8" table:formula="of:=[.X13]*12" office:value-type="float" office:value="4320.4027833607" calcext:value-type="float">
            <text:p>4320.40</text:p>
          </table:table-cell>
          <table:table-cell table:style-name="ce8" table:formula="of:=[.Y13]*12" office:value-type="float" office:value="4523.629510656" calcext:value-type="float">
            <text:p>4523.63</text:p>
          </table:table-cell>
        </table:table-row>
        <table:table-row table:style-name="ro2">
          <table:table-cell table:number-columns-repeated="2"/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([.D14] - [.C14])" office:value-type="float" office:value="8" calcext:value-type="float">
            <text:p>8</text:p>
          </table:table-cell>
          <table:table-cell table:style-name="ce15" table:formula="of:=([.E1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14]-1)/5)" office:value-type="float" office:value="36.525974025974" calcext:value-type="float">
            <text:p>36.53</text:p>
          </table:table-cell>
          <table:table-cell table:style-name="ce25" table:formula="of:=([.$F$5]*3600/1760)/[.F14]" office:value-type="float" office:value="31.9602272727273" calcext:value-type="float">
            <text:p>31.96</text:p>
          </table:table-cell>
          <table:table-cell table:style-name="ce25" table:formula="of:=([.$F$5]*3600/1760)/(([.E1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office:value-type="string" calcext:value-type="string">
            <text:p><text:s/>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4]*[.I14])/20)+([.I14]))/3)" office:value-type="float" office:value="27.6776778796488" calcext:value-type="float">
            <text:p>27.68</text:p>
          </table:table-cell>
          <table:table-cell table:style-name="ce15" table:formula="of:=((([.I14]*[.I14])/20)+([.I14]))" office:value-type="float" office:value="83.0330336389463" calcext:value-type="float">
            <text:p>83.03</text:p>
          </table:table-cell>
          <table:table-cell table:style-name="ce15" office:value-type="string" calcext:value-type="string">
            <text:p><text:s/>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/>
          <table:table-cell table:style-name="ce8" table:formula="of:=([.V13]+(2.8*[.V13]/100))" office:value-type="float" office:value="341.738481332736" calcext:value-type="float">
            <text:p>341.74</text:p>
          </table:table-cell>
          <table:table-cell table:style-name="ce8" table:formula="of:=([.W13]+(2.8*[.W13]/100))" office:value-type="float" office:value="4100.86177599283" calcext:value-type="float">
            <text:p>4100.86</text:p>
          </table:table-cell>
          <table:table-cell table:style-name="ce36" table:formula="of:=([.X13]+(5.57*[.X13]/100))" office:value-type="float" office:value="380.087434866157" calcext:value-type="float">
            <text:p>380.09</text:p>
          </table:table-cell>
          <table:table-cell table:style-name="ce36" table:formula="of:=([.Y13]+(7.2*[.Y13]/100))" office:value-type="float" office:value="404.110902951936" calcext:value-type="float">
            <text:p>404.11</text:p>
          </table:table-cell>
          <table:table-cell table:style-name="ce8" table:formula="of:=[.X14]*12" office:value-type="float" office:value="4561.04921839389" calcext:value-type="float">
            <text:p>4561.05</text:p>
          </table:table-cell>
          <table:table-cell table:style-name="ce8" table:formula="of:=[.Y14]*12" office:value-type="float" office:value="4849.33083542323" calcext:value-type="float">
            <text:p>4849.33</text:p>
          </table:table-cell>
        </table:table-row>
        <table:table-row table:style-name="ro2">
          <table:table-cell table:number-columns-repeated="2"/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69" calcext:value-type="float">
            <text:p>569</text:p>
          </table:table-cell>
          <table:table-cell table:style-name="ce4" table:formula="of:=([.D15] - [.C15])" office:value-type="float" office:value="24" calcext:value-type="float">
            <text:p>24</text:p>
          </table:table-cell>
          <table:table-cell table:style-name="ce15" table:formula="of:=([.E15]/5)" office:value-type="float" office:value="4.8" calcext:value-type="float">
            <text:p>4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15]-1)/5)" office:value-type="float" office:value="11.1166007905138" calcext:value-type="float">
            <text:p>11.12</text:p>
          </table:table-cell>
          <table:table-cell table:style-name="ce25" table:formula="of:=([.$F$5]*3600/1760)/[.F15]" office:value-type="float" office:value="10.6534090909091" calcext:value-type="float">
            <text:p>10.65</text:p>
          </table:table-cell>
          <table:table-cell table:style-name="ce25" table:formula="of:=([.$F$5]*3600/1760)/(([.E15]+1)/5)" office:value-type="float" office:value="10.2272727272727" calcext:value-type="float">
            <text:p>10.2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15]-[.C9]))" office:value-type="float" office:value="165.137614678899" calcext:value-type="float">
            <text:p>165.14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15]*([.$C15]-[.$C10])*1760)/(24*60*60*2))" office:value-type="float" office:value="60.1222826086957" calcext:value-type="float">
            <text:p>60.12</text:p>
          </table:table-cell>
          <table:table-cell table:style-name="ce15" table:formula="of:=(([.I15]*([.$C15]-[.$C10])*1760)/(24*60*60*2))" office:value-type="float" office:value="57.6171875" calcext:value-type="float">
            <text:p>57.62</text:p>
          </table:table-cell>
          <table:table-cell table:style-name="ce15" table:formula="of:=(([.J15]*([.$C15]-[.$C10])*1760)/(24*60*60*2))" office:value-type="float" office:value="55.3125" calcext:value-type="float">
            <text:p>55.31</text:p>
          </table:table-cell>
          <table:table-cell table:style-name="ce15" table:formula="of:=(((([.I15]*[.I15])/20)+([.I15]))/3)" office:value-type="float" office:value="5.44272178460744" calcext:value-type="float">
            <text:p>5.44</text:p>
          </table:table-cell>
          <table:table-cell table:style-name="ce15" table:formula="of:=((([.I15]*[.I15])/20)+([.I15]))" office:value-type="float" office:value="16.3281653538223" calcext:value-type="float">
            <text:p>16.33</text:p>
          </table:table-cell>
          <table:table-cell table:style-name="ce15" table:formula="of:=((MIN([.I11:.I15])*([.C15]-[.C10])*1760)/(24*60*60*5*2))" office:value-type="float" office:value="11.5234375" calcext:value-type="float">
            <text:p>11.52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15]*3" office:value-type="float" office:value="495.412844036697" calcext:value-type="float">
            <text:p>495.41</text:p>
          </table:table-cell>
          <table:table-cell table:style-name="ce8" table:formula="of:=([.V14]+(2.8*[.V14]/100))" office:value-type="float" office:value="351.307158810053" calcext:value-type="float">
            <text:p>351.31</text:p>
          </table:table-cell>
          <table:table-cell table:style-name="ce8" table:formula="of:=([.W14]+(2.8*[.W14]/100))" office:value-type="float" office:value="4215.68590572063" calcext:value-type="float">
            <text:p>4215.69</text:p>
          </table:table-cell>
          <table:table-cell table:style-name="ce36" table:formula="of:=([.X14]+(5.57*[.X14]/100))" office:value-type="float" office:value="401.258304988202" calcext:value-type="float">
            <text:p>401.26</text:p>
          </table:table-cell>
          <table:table-cell table:style-name="ce36" table:formula="of:=([.Y14]+(7.2*[.Y14]/100))" office:value-type="float" office:value="433.206887964475" calcext:value-type="float">
            <text:p>433.21</text:p>
          </table:table-cell>
          <table:table-cell table:style-name="ce8" table:formula="of:=[.X15]*12" office:value-type="float" office:value="4815.09965985843" calcext:value-type="float">
            <text:p>4815.10</text:p>
          </table:table-cell>
          <table:table-cell table:style-name="ce8" table:formula="of:=[.Y15]*12" office:value-type="float" office:value="5198.48265557371" calcext:value-type="float">
            <text:p>5198.48</text:p>
          </table:table-cell>
        </table:table-row>
        <table:table-row table:style-name="ro2">
          <table:table-cell table:number-columns-repeated="2"/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64" calcext:value-type="float">
            <text:p>564</text:p>
          </table:table-cell>
          <table:table-cell table:style-name="ce4" table:formula="of:=([.D16] - [.C16])" office:value-type="float" office:value="9" calcext:value-type="float">
            <text:p>9</text:p>
          </table:table-cell>
          <table:table-cell table:style-name="ce15" table:formula="of:=([.E16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16]-1)/5)" office:value-type="float" office:value="31.9602272727273" calcext:value-type="float">
            <text:p>31.96</text:p>
          </table:table-cell>
          <table:table-cell table:style-name="ce25" table:formula="of:=([.$F$5]*3600/1760)/[.F16]" office:value-type="float" office:value="28.4090909090909" calcext:value-type="float">
            <text:p>28.41</text:p>
          </table:table-cell>
          <table:table-cell table:style-name="ce25" table:formula="of:=([.$F$5]*3600/1760)/(([.E16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16]-[.C10]))" office:value-type="float" office:value="166.358595194085" calcext:value-type="float">
            <text:p>166.36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16]*([.$C16]-[.$C11])*1760)/(24*60*60*2))" office:value-type="float" office:value="102.864583333333" calcext:value-type="float">
            <text:p>102.86</text:p>
          </table:table-cell>
          <table:table-cell table:style-name="ce15" table:formula="of:=(([.I16]*([.$C16]-[.$C11])*1760)/(24*60*60*2))" office:value-type="float" office:value="91.4351851851852" calcext:value-type="float">
            <text:p>91.44</text:p>
          </table:table-cell>
          <table:table-cell table:style-name="ce15" table:formula="of:=(([.J16]*([.$C16]-[.$C11])*1760)/(24*60*60*2))" office:value-type="float" office:value="82.2916666666667" calcext:value-type="float">
            <text:p>82.29</text:p>
          </table:table-cell>
          <table:table-cell table:style-name="ce15" table:formula="of:=(((([.I16]*[.I16])/20)+([.I16]))/3)" office:value-type="float" office:value="22.9209710743802" calcext:value-type="float">
            <text:p>22.92</text:p>
          </table:table-cell>
          <table:table-cell table:style-name="ce15" table:formula="of:=((([.I16]*[.I16])/20)+([.I16]))" office:value-type="float" office:value="68.7629132231405" calcext:value-type="float">
            <text:p>68.76</text:p>
          </table:table-cell>
          <table:table-cell table:style-name="ce15" table:formula="of:=((MIN([.I12:.I16])*([.C16]-[.C11])*1760)/(24*60*60*5*2))" office:value-type="float" office:value="6.85763888888889" calcext:value-type="float">
            <text:p>6.86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16]*3" office:value-type="float" office:value="499.075785582255" calcext:value-type="float">
            <text:p>499.08</text:p>
          </table:table-cell>
          <table:table-cell table:style-name="ce8" table:formula="of:=([.V15]+(2.8*[.V15]/100))" office:value-type="float" office:value="361.143759256734" calcext:value-type="float">
            <text:p>361.14</text:p>
          </table:table-cell>
          <table:table-cell table:style-name="ce8" table:formula="of:=([.W15]+(2.8*[.W15]/100))" office:value-type="float" office:value="4333.72511108081" calcext:value-type="float">
            <text:p>4333.73</text:p>
          </table:table-cell>
          <table:table-cell table:style-name="ce36" table:formula="of:=([.X15]+(5.57*[.X15]/100))" office:value-type="float" office:value="423.608392576045" calcext:value-type="float">
            <text:p>423.61</text:p>
          </table:table-cell>
          <table:table-cell table:style-name="ce36" table:formula="of:=([.Y15]+(7.2*[.Y15]/100))" office:value-type="float" office:value="464.397783897918" calcext:value-type="float">
            <text:p>464.40</text:p>
          </table:table-cell>
          <table:table-cell table:style-name="ce8" table:formula="of:=[.X16]*12" office:value-type="float" office:value="5083.30071091254" calcext:value-type="float">
            <text:p>5083.30</text:p>
          </table:table-cell>
          <table:table-cell table:style-name="ce8" table:formula="of:=[.Y16]*12" office:value-type="float" office:value="5572.77340677501" calcext:value-type="float">
            <text:p>5572.77</text:p>
          </table:table-cell>
        </table:table-row>
        <table:table-row table:style-name="ro2">
          <table:table-cell table:number-columns-repeated="2"/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593" calcext:value-type="float">
            <text:p>593</text:p>
          </table:table-cell>
          <table:table-cell table:style-name="ce4" table:formula="of:=([.D17] - [.C17])" office:value-type="float" office:value="8" calcext:value-type="float">
            <text:p>8</text:p>
          </table:table-cell>
          <table:table-cell table:style-name="ce15" table:formula="of:=([.E17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17]-1)/5)" office:value-type="float" office:value="36.525974025974" calcext:value-type="float">
            <text:p>36.53</text:p>
          </table:table-cell>
          <table:table-cell table:style-name="ce25" table:formula="of:=([.$F$5]*3600/1760)/[.F17]" office:value-type="float" office:value="31.9602272727273" calcext:value-type="float">
            <text:p>31.96</text:p>
          </table:table-cell>
          <table:table-cell table:style-name="ce25" table:formula="of:=([.$F$5]*3600/1760)/(([.E17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17]-[.C11]))" office:value-type="float" office:value="260.115606936416" calcext:value-type="float">
            <text:p>260.12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17]*([.$C17]-[.$C12])*1760)/(24*60*60*2))" office:value-type="float" office:value="124.627976190476" calcext:value-type="float">
            <text:p>124.63</text:p>
          </table:table-cell>
          <table:table-cell table:style-name="ce15" table:formula="of:=(([.I17]*([.$C17]-[.$C12])*1760)/(24*60*60*2))" office:value-type="float" office:value="109.049479166667" calcext:value-type="float">
            <text:p>109.05</text:p>
          </table:table-cell>
          <table:table-cell table:style-name="ce15" table:formula="of:=(([.J17]*([.$C17]-[.$C12])*1760)/(24*60*60*2))" office:value-type="float" office:value="96.9328703703704" calcext:value-type="float">
            <text:p>96.93</text:p>
          </table:table-cell>
          <table:table-cell table:style-name="ce15" table:formula="of:=(((([.I17]*[.I17])/20)+([.I17]))/3)" office:value-type="float" office:value="27.6776778796488" calcext:value-type="float">
            <text:p>27.68</text:p>
          </table:table-cell>
          <table:table-cell table:style-name="ce15" table:formula="of:=((([.I17]*[.I17])/20)+([.I17]))" office:value-type="float" office:value="83.0330336389463" calcext:value-type="float">
            <text:p>83.03</text:p>
          </table:table-cell>
          <table:table-cell table:style-name="ce15" table:formula="of:=((MIN([.I13:.I17])*([.C17]-[.C12])*1760)/(24*60*60*5*2))" office:value-type="float" office:value="7.26996527777778" calcext:value-type="float">
            <text:p>7.27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17]*3" office:value-type="float" office:value="780.346820809249" calcext:value-type="float">
            <text:p>780.35</text:p>
          </table:table-cell>
          <table:table-cell table:style-name="ce8" table:formula="of:=([.V16]+(2.8*[.V16]/100))" office:value-type="float" office:value="371.255784515923" calcext:value-type="float">
            <text:p>371.26</text:p>
          </table:table-cell>
          <table:table-cell table:style-name="ce8" table:formula="of:=([.W16]+(2.8*[.W16]/100))" office:value-type="float" office:value="4455.06941419107" calcext:value-type="float">
            <text:p>4455.07</text:p>
          </table:table-cell>
          <table:table-cell table:style-name="ce36" table:formula="of:=([.X16]+(5.57*[.X16]/100))" office:value-type="float" office:value="447.203380042531" calcext:value-type="float">
            <text:p>447.20</text:p>
          </table:table-cell>
          <table:table-cell table:style-name="ce36" table:formula="of:=([.Y16]+(7.2*[.Y16]/100))" office:value-type="float" office:value="497.834424338568" calcext:value-type="float">
            <text:p>497.83</text:p>
          </table:table-cell>
          <table:table-cell table:style-name="ce8" table:formula="of:=[.X17]*12" office:value-type="float" office:value="5366.44056051037" calcext:value-type="float">
            <text:p>5366.44</text:p>
          </table:table-cell>
          <table:table-cell table:style-name="ce8" table:formula="of:=[.Y17]*12" office:value-type="float" office:value="5974.01309206281" calcext:value-type="float">
            <text:p>5974.01</text:p>
          </table:table-cell>
        </table:table-row>
        <table:table-row table:style-name="ro2">
          <table:table-cell table:number-columns-repeated="2"/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625" calcext:value-type="float">
            <text:p>625</text:p>
          </table:table-cell>
          <table:table-cell table:style-name="ce4" table:formula="of:=([.D18] - [.C18])" office:value-type="float" office:value="12" calcext:value-type="float">
            <text:p>12</text:p>
          </table:table-cell>
          <table:table-cell table:style-name="ce15" table:formula="of:=([.E18]/5)" office:value-type="float" office:value="2.4" calcext:value-type="float">
            <text:p>2.4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18]-1)/5)" office:value-type="float" office:value="23.2438016528926" calcext:value-type="float">
            <text:p>23.24</text:p>
          </table:table-cell>
          <table:table-cell table:style-name="ce25" table:formula="of:=([.$F$5]*3600/1760)/[.F18]" office:value-type="float" office:value="21.3068181818182" calcext:value-type="float">
            <text:p>21.31</text:p>
          </table:table-cell>
          <table:table-cell table:style-name="ce25" table:formula="of:=([.$F$5]*3600/1760)/(([.E18]+1)/5)" office:value-type="float" office:value="19.6678321678322" calcext:value-type="float">
            <text:p>19.6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18]-[.C12]))" office:value-type="float" office:value="247.933884297521" calcext:value-type="float">
            <text:p>247.93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18]*([.$C18]-[.$C13])*1760)/(24*60*60*2))" office:value-type="float" office:value="79.0719696969697" calcext:value-type="float">
            <text:p>79.07</text:p>
          </table:table-cell>
          <table:table-cell table:style-name="ce15" table:formula="of:=(([.I18]*([.$C18]-[.$C13])*1760)/(24*60*60*2))" office:value-type="float" office:value="72.4826388888889" calcext:value-type="float">
            <text:p>72.48</text:p>
          </table:table-cell>
          <table:table-cell table:style-name="ce15" table:formula="of:=(([.J18]*([.$C18]-[.$C13])*1760)/(24*60*60*2))" office:value-type="float" office:value="66.9070512820513" calcext:value-type="float">
            <text:p>66.91</text:p>
          </table:table-cell>
          <table:table-cell table:style-name="ce15" table:formula="of:=(((([.I18]*[.I18])/20)+([.I18]))/3)" office:value-type="float" office:value="14.668614411157" calcext:value-type="float">
            <text:p>14.67</text:p>
          </table:table-cell>
          <table:table-cell table:style-name="ce15" table:formula="of:=((([.I18]*[.I18])/20)+([.I18]))" office:value-type="float" office:value="44.0058432334711" calcext:value-type="float">
            <text:p>44.01</text:p>
          </table:table-cell>
          <table:table-cell table:style-name="ce15" table:formula="of:=((MIN([.I14:.I18])*([.C18]-[.C13])*1760)/(24*60*60*5*2))" office:value-type="float" office:value="7.24826388888889" calcext:value-type="float">
            <text:p>7.25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18]*3" office:value-type="float" office:value="743.801652892562" calcext:value-type="float">
            <text:p>743.80</text:p>
          </table:table-cell>
          <table:table-cell table:style-name="ce8" table:formula="of:=([.V17]+(2.8*[.V17]/100))" office:value-type="float" office:value="381.650946482368" calcext:value-type="float">
            <text:p>381.65</text:p>
          </table:table-cell>
          <table:table-cell table:style-name="ce8" table:formula="of:=([.W17]+(2.8*[.W17]/100))" office:value-type="float" office:value="4579.81135778842" calcext:value-type="float">
            <text:p>4579.81</text:p>
          </table:table-cell>
          <table:table-cell table:style-name="ce36" table:formula="of:=([.X17]+(5.57*[.X17]/100))" office:value-type="float" office:value="472.1126083109" calcext:value-type="float">
            <text:p>472.11</text:p>
          </table:table-cell>
          <table:table-cell table:style-name="ce36" table:formula="of:=([.Y17]+(7.2*[.Y17]/100))" office:value-type="float" office:value="533.678502890945" calcext:value-type="float">
            <text:p>533.68</text:p>
          </table:table-cell>
          <table:table-cell table:style-name="ce8" table:formula="of:=[.X18]*12" office:value-type="float" office:value="5665.3512997308" calcext:value-type="float">
            <text:p>5665.35</text:p>
          </table:table-cell>
          <table:table-cell table:style-name="ce8" table:formula="of:=[.Y18]*12" office:value-type="float" office:value="6404.14203469134" calcext:value-type="float">
            <text:p>6404.14</text:p>
          </table:table-cell>
        </table:table-row>
        <table:table-row table:style-name="ro2">
          <table:table-cell table:number-columns-repeated="2"/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631" calcext:value-type="float">
            <text:p>631</text:p>
          </table:table-cell>
          <table:table-cell table:style-name="ce4" table:formula="of:=([.D19] - [.C19])" office:value-type="float" office:value="8" calcext:value-type="float">
            <text:p>8</text:p>
          </table:table-cell>
          <table:table-cell table:style-name="ce15" table:formula="of:=([.E19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19]-1)/5)" office:value-type="float" office:value="36.525974025974" calcext:value-type="float">
            <text:p>36.53</text:p>
          </table:table-cell>
          <table:table-cell table:style-name="ce25" table:formula="of:=([.$F$5]*3600/1760)/[.F19]" office:value-type="float" office:value="31.9602272727273" calcext:value-type="float">
            <text:p>31.96</text:p>
          </table:table-cell>
          <table:table-cell table:style-name="ce25" table:formula="of:=([.$F$5]*3600/1760)/(([.E19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19]-[.C13]))" office:value-type="float" office:value="261.627906976744" calcext:value-type="float">
            <text:p>261.63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19]*([.$C19]-[.$C14])*1760)/(24*60*60*2))" office:value-type="float" office:value="113.095238095238" calcext:value-type="float">
            <text:p>113.10</text:p>
          </table:table-cell>
          <table:table-cell table:style-name="ce15" table:formula="of:=(([.I19]*([.$C19]-[.$C14])*1760)/(24*60*60*2))" office:value-type="float" office:value="98.9583333333333" calcext:value-type="float">
            <text:p>98.96</text:p>
          </table:table-cell>
          <table:table-cell table:style-name="ce15" table:formula="of:=(([.J19]*([.$C19]-[.$C14])*1760)/(24*60*60*2))" office:value-type="float" office:value="87.962962962963" calcext:value-type="float">
            <text:p>87.96</text:p>
          </table:table-cell>
          <table:table-cell table:style-name="ce15" table:formula="of:=(((([.I19]*[.I19])/20)+([.I19]))/3)" office:value-type="float" office:value="27.6776778796488" calcext:value-type="float">
            <text:p>27.68</text:p>
          </table:table-cell>
          <table:table-cell table:style-name="ce15" table:formula="of:=((([.I19]*[.I19])/20)+([.I19]))" office:value-type="float" office:value="83.0330336389463" calcext:value-type="float">
            <text:p>83.03</text:p>
          </table:table-cell>
          <table:table-cell table:style-name="ce15" table:formula="of:=((MIN([.I15:.I19])*([.C19]-[.C14])*1760)/(24*60*60*5*2))" office:value-type="float" office:value="6.59722222222222" calcext:value-type="float">
            <text:p>6.60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19]*3" office:value-type="float" office:value="784.883720930233" calcext:value-type="float">
            <text:p>784.88</text:p>
          </table:table-cell>
          <table:table-cell table:style-name="ce8" table:formula="of:=([.V18]+(2.8*[.V18]/100))" office:value-type="float" office:value="392.337172983875" calcext:value-type="float">
            <text:p>392.34</text:p>
          </table:table-cell>
          <table:table-cell table:style-name="ce8" table:formula="of:=([.W18]+(2.8*[.W18]/100))" office:value-type="float" office:value="4708.0460758065" calcext:value-type="float">
            <text:p>4708.05</text:p>
          </table:table-cell>
          <table:table-cell table:style-name="ce36" table:formula="of:=([.X18]+(5.57*[.X18]/100))" office:value-type="float" office:value="498.409280593817" calcext:value-type="float">
            <text:p>498.41</text:p>
          </table:table-cell>
          <table:table-cell table:style-name="ce36" table:formula="of:=([.Y18]+(7.2*[.Y18]/100))" office:value-type="float" office:value="572.103355099093" calcext:value-type="float">
            <text:p>572.10</text:p>
          </table:table-cell>
          <table:table-cell table:style-name="ce8" table:formula="of:=[.X19]*12" office:value-type="float" office:value="5980.9113671258" calcext:value-type="float">
            <text:p>5980.91</text:p>
          </table:table-cell>
          <table:table-cell table:style-name="ce8" table:formula="of:=[.Y19]*12" office:value-type="float" office:value="6865.24026118911" calcext:value-type="float">
            <text:p>6865.24</text:p>
          </table:table-cell>
        </table:table-row>
        <table:table-row table:style-name="ro2">
          <table:table-cell table:number-columns-repeated="2"/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801" calcext:value-type="float">
            <text:p>801</text:p>
          </table:table-cell>
          <table:table-cell table:style-name="ce4" table:formula="of:=([.D20] - [.C20])" office:value-type="float" office:value="9" calcext:value-type="float">
            <text:p>9</text:p>
          </table:table-cell>
          <table:table-cell table:style-name="ce15" table:formula="of:=([.E20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0]-1)/5)" office:value-type="float" office:value="31.9602272727273" calcext:value-type="float">
            <text:p>31.96</text:p>
          </table:table-cell>
          <table:table-cell table:style-name="ce25" table:formula="of:=([.$F$5]*3600/1760)/[.F20]" office:value-type="float" office:value="28.4090909090909" calcext:value-type="float">
            <text:p>28.41</text:p>
          </table:table-cell>
          <table:table-cell table:style-name="ce25" table:formula="of:=([.$F$5]*3600/1760)/(([.E20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0]-[.C14]))" office:value-type="float" office:value="190.274841437632" calcext:value-type="float">
            <text:p>190.27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0]*([.$C20]-[.$C15])*1760)/(24*60*60*2))" office:value-type="float" office:value="80.4036458333333" calcext:value-type="float">
            <text:p>80.40</text:p>
          </table:table-cell>
          <table:table-cell table:style-name="ce15" table:formula="of:=(([.I20]*([.$C20]-[.$C15])*1760)/(24*60*60*2))" office:value-type="float" office:value="71.4699074074074" calcext:value-type="float">
            <text:p>71.47</text:p>
          </table:table-cell>
          <table:table-cell table:style-name="ce15" table:formula="of:=(([.J20]*([.$C20]-[.$C15])*1760)/(24*60*60*2))" office:value-type="float" office:value="64.3229166666667" calcext:value-type="float">
            <text:p>64.32</text:p>
          </table:table-cell>
          <table:table-cell table:style-name="ce15" table:formula="of:=(((([.I20]*[.I20])/20)+([.I20]))/3)" office:value-type="float" office:value="22.9209710743802" calcext:value-type="float">
            <text:p>22.92</text:p>
          </table:table-cell>
          <table:table-cell table:style-name="ce15" table:formula="of:=((([.I20]*[.I20])/20)+([.I20]))" office:value-type="float" office:value="68.7629132231405" calcext:value-type="float">
            <text:p>68.76</text:p>
          </table:table-cell>
          <table:table-cell table:style-name="ce15" table:formula="of:=((MIN([.I16:.I20])*([.C20]-[.C15])*1760)/(24*60*60*5*2))" office:value-type="float" office:value="10.7204861111111" calcext:value-type="float">
            <text:p>10.72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0]*3" office:value-type="float" office:value="570.824524312896" calcext:value-type="float">
            <text:p>570.82</text:p>
          </table:table-cell>
          <table:table-cell table:style-name="ce8" table:formula="of:=([.V19]+(2.8*[.V19]/100))" office:value-type="float" office:value="403.322613827423" calcext:value-type="float">
            <text:p>403.32</text:p>
          </table:table-cell>
          <table:table-cell table:style-name="ce8" table:formula="of:=([.W19]+(2.8*[.W19]/100))" office:value-type="float" office:value="4839.87136592908" calcext:value-type="float">
            <text:p>4839.87</text:p>
          </table:table-cell>
          <table:table-cell table:style-name="ce36" table:formula="of:=([.X19]+(5.57*[.X19]/100))" office:value-type="float" office:value="526.170677522892" calcext:value-type="float">
            <text:p>526.17</text:p>
          </table:table-cell>
          <table:table-cell table:style-name="ce36" table:formula="of:=([.Y19]+(7.2*[.Y19]/100))" office:value-type="float" office:value="613.294796666227" calcext:value-type="float">
            <text:p>613.29</text:p>
          </table:table-cell>
          <table:table-cell table:style-name="ce8" table:formula="of:=[.X20]*12" office:value-type="float" office:value="6314.04813027471" calcext:value-type="float">
            <text:p>6314.05</text:p>
          </table:table-cell>
          <table:table-cell table:style-name="ce8" table:formula="of:=[.Y20]*12" office:value-type="float" office:value="7359.53755999473" calcext:value-type="float">
            <text:p>7359.54</text:p>
          </table:table-cell>
        </table:table-row>
        <table:table-row table:style-name="ro2">
          <table:table-cell table:number-columns-repeated="2"/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911" calcext:value-type="float">
            <text:p>911</text:p>
          </table:table-cell>
          <table:table-cell table:style-name="ce4" table:formula="of:=([.D21] - [.C21])" office:value-type="float" office:value="8" calcext:value-type="float">
            <text:p>8</text:p>
          </table:table-cell>
          <table:table-cell table:style-name="ce15" table:formula="of:=([.E21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1]-1)/5)" office:value-type="float" office:value="36.525974025974" calcext:value-type="float">
            <text:p>36.53</text:p>
          </table:table-cell>
          <table:table-cell table:style-name="ce25" table:formula="of:=([.$F$5]*3600/1760)/[.F21]" office:value-type="float" office:value="31.9602272727273" calcext:value-type="float">
            <text:p>31.96</text:p>
          </table:table-cell>
          <table:table-cell table:style-name="ce25" table:formula="of:=([.$F$5]*3600/1760)/(([.E2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1]-[.C15]))" office:value-type="float" office:value="251.396648044693" calcext:value-type="float">
            <text:p>251.40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1]*([.$C21]-[.$C16])*1760)/(24*60*60*2))" office:value-type="float" office:value="129.464285714286" calcext:value-type="float">
            <text:p>129.46</text:p>
          </table:table-cell>
          <table:table-cell table:style-name="ce15" table:formula="of:=(([.I21]*([.$C21]-[.$C16])*1760)/(24*60*60*2))" office:value-type="float" office:value="113.28125" calcext:value-type="float">
            <text:p>113.28</text:p>
          </table:table-cell>
          <table:table-cell table:style-name="ce15" table:formula="of:=(([.J21]*([.$C21]-[.$C16])*1760)/(24*60*60*2))" office:value-type="float" office:value="100.694444444444" calcext:value-type="float">
            <text:p>100.69</text:p>
          </table:table-cell>
          <table:table-cell table:style-name="ce15" table:formula="of:=(((([.I21]*[.I21])/20)+([.I21]))/3)" office:value-type="float" office:value="27.6776778796488" calcext:value-type="float">
            <text:p>27.68</text:p>
          </table:table-cell>
          <table:table-cell table:style-name="ce15" table:formula="of:=((([.I21]*[.I21])/20)+([.I21]))" office:value-type="float" office:value="83.0330336389463" calcext:value-type="float">
            <text:p>83.03</text:p>
          </table:table-cell>
          <table:table-cell table:style-name="ce15" table:formula="of:=((MIN([.I17:.I21])*([.C21]-[.C16])*1760)/(24*60*60*5*2))" office:value-type="float" office:value="15.1041666666667" calcext:value-type="float">
            <text:p>15.10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1]*3" office:value-type="float" office:value="754.189944134078" calcext:value-type="float">
            <text:p>754.19</text:p>
          </table:table-cell>
          <table:table-cell table:style-name="ce8" table:formula="of:=([.V20]+(2.8*[.V20]/100))" office:value-type="float" office:value="414.615647014591" calcext:value-type="float">
            <text:p>414.62</text:p>
          </table:table-cell>
          <table:table-cell table:style-name="ce8" table:formula="of:=([.W20]+(2.8*[.W20]/100))" office:value-type="float" office:value="4975.38776417509" calcext:value-type="float">
            <text:p>4975.39</text:p>
          </table:table-cell>
          <table:table-cell table:style-name="ce36" table:formula="of:=([.X20]+(5.57*[.X20]/100))" office:value-type="float" office:value="555.478384260917" calcext:value-type="float">
            <text:p>555.48</text:p>
          </table:table-cell>
          <table:table-cell table:style-name="ce36" table:formula="of:=([.Y20]+(7.2*[.Y20]/100))" office:value-type="float" office:value="657.452022026196" calcext:value-type="float">
            <text:p>657.45</text:p>
          </table:table-cell>
          <table:table-cell table:style-name="ce8" table:formula="of:=[.X21]*12" office:value-type="float" office:value="6665.74061113101" calcext:value-type="float">
            <text:p>6665.74</text:p>
          </table:table-cell>
          <table:table-cell table:style-name="ce8" table:formula="of:=[.Y21]*12" office:value-type="float" office:value="7889.42426431435" calcext:value-type="float">
            <text:p>7889.42</text:p>
          </table:table-cell>
        </table:table-row>
        <table:table-row table:style-name="ro2">
          <table:table-cell table:number-columns-repeated="2"/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986" calcext:value-type="float">
            <text:p>986</text:p>
          </table:table-cell>
          <table:table-cell table:style-name="ce4" table:formula="of:=([.D22] - [.C22])" office:value-type="float" office:value="9" calcext:value-type="float">
            <text:p>9</text:p>
          </table:table-cell>
          <table:table-cell table:style-name="ce15" table:formula="of:=([.E2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22]-1)/5)" office:value-type="float" office:value="31.9602272727273" calcext:value-type="float">
            <text:p>31.96</text:p>
          </table:table-cell>
          <table:table-cell table:style-name="ce25" table:formula="of:=([.$F$5]*3600/1760)/[.F22]" office:value-type="float" office:value="28.4090909090909" calcext:value-type="float">
            <text:p>28.41</text:p>
          </table:table-cell>
          <table:table-cell table:style-name="ce25" table:formula="of:=([.$F$5]*3600/1760)/(([.E2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2]-[.C16]))" office:value-type="float" office:value="213.270142180095" calcext:value-type="float">
            <text:p>213.27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2]*([.$C22]-[.$C17])*1760)/(24*60*60*2))" office:value-type="float" office:value="127.604166666667" calcext:value-type="float">
            <text:p>127.60</text:p>
          </table:table-cell>
          <table:table-cell table:style-name="ce15" table:formula="of:=(([.I22]*([.$C22]-[.$C17])*1760)/(24*60*60*2))" office:value-type="float" office:value="113.425925925926" calcext:value-type="float">
            <text:p>113.43</text:p>
          </table:table-cell>
          <table:table-cell table:style-name="ce15" table:formula="of:=(([.J22]*([.$C22]-[.$C17])*1760)/(24*60*60*2))" office:value-type="float" office:value="102.083333333333" calcext:value-type="float">
            <text:p>102.08</text:p>
          </table:table-cell>
          <table:table-cell table:style-name="ce15" table:formula="of:=(((([.I22]*[.I22])/20)+([.I22]))/3)" office:value-type="float" office:value="22.9209710743802" calcext:value-type="float">
            <text:p>22.92</text:p>
          </table:table-cell>
          <table:table-cell table:style-name="ce15" table:formula="of:=((([.I22]*[.I22])/20)+([.I22]))" office:value-type="float" office:value="68.7629132231405" calcext:value-type="float">
            <text:p>68.76</text:p>
          </table:table-cell>
          <table:table-cell table:style-name="ce15" table:formula="of:=((MIN([.I18:.I22])*([.C22]-[.C17])*1760)/(24*60*60*5*2))" office:value-type="float" office:value="17.0138888888889" calcext:value-type="float">
            <text:p>17.01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2]*3" office:value-type="float" office:value="639.810426540284" calcext:value-type="float">
            <text:p>639.81</text:p>
          </table:table-cell>
          <table:table-cell table:style-name="ce8" table:formula="of:=([.V21]+(2.8*[.V21]/100))" office:value-type="float" office:value="426.224885131" calcext:value-type="float">
            <text:p>426.22</text:p>
          </table:table-cell>
          <table:table-cell table:style-name="ce8" table:formula="of:=([.W21]+(2.8*[.W21]/100))" office:value-type="float" office:value="5114.698621572" calcext:value-type="float">
            <text:p>5114.70</text:p>
          </table:table-cell>
          <table:table-cell table:style-name="ce36" table:formula="of:=([.X21]+(5.57*[.X21]/100))" office:value-type="float" office:value="586.418530264251" calcext:value-type="float">
            <text:p>586.42</text:p>
          </table:table-cell>
          <table:table-cell table:style-name="ce36" table:formula="of:=([.Y21]+(7.2*[.Y21]/100))" office:value-type="float" office:value="704.788567612082" calcext:value-type="float">
            <text:p>704.79</text:p>
          </table:table-cell>
          <table:table-cell table:style-name="ce8" table:formula="of:=[.X22]*12" office:value-type="float" office:value="7037.02236317101" calcext:value-type="float">
            <text:p>7037.02</text:p>
          </table:table-cell>
          <table:table-cell table:style-name="ce8" table:formula="of:=[.Y22]*12" office:value-type="float" office:value="8457.46281134498" calcext:value-type="float">
            <text:p>8457.46</text:p>
          </table:table-cell>
        </table:table-row>
        <table:table-row table:style-name="ro2">
          <table:table-cell table:number-columns-repeated="2"/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table:formula="of:=([.D23] - [.C23])" office:value-type="float" office:value="7" calcext:value-type="float">
            <text:p>7</text:p>
          </table:table-cell>
          <table:table-cell table:style-name="ce15" table:formula="of:=([.E23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3]-1)/5)" office:value-type="float" office:value="42.6136363636364" calcext:value-type="float">
            <text:p>42.61</text:p>
          </table:table-cell>
          <table:table-cell table:style-name="ce25" table:formula="of:=([.$F$5]*3600/1760)/[.F23]" office:value-type="float" office:value="36.525974025974" calcext:value-type="float">
            <text:p>36.53</text:p>
          </table:table-cell>
          <table:table-cell table:style-name="ce25" table:formula="of:=([.$F$5]*3600/1760)/(([.E23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3]-[.C17]))" office:value-type="float" office:value="218.978102189781" calcext:value-type="float">
            <text:p>218.98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3]*([.$C23]-[.$C18])*1760)/(24*60*60*2))" office:value-type="float" office:value="166.232638888889" calcext:value-type="float">
            <text:p>166.23</text:p>
          </table:table-cell>
          <table:table-cell table:style-name="ce15" table:formula="of:=(([.I23]*([.$C23]-[.$C18])*1760)/(24*60*60*2))" office:value-type="float" office:value="142.485119047619" calcext:value-type="float">
            <text:p>142.49</text:p>
          </table:table-cell>
          <table:table-cell table:style-name="ce15" table:formula="of:=(([.J23]*([.$C23]-[.$C18])*1760)/(24*60*60*2))" office:value-type="float" office:value="124.674479166667" calcext:value-type="float">
            <text:p>124.67</text:p>
          </table:table-cell>
          <table:table-cell table:style-name="ce15" table:formula="of:=(((([.I23]*[.I23])/20)+([.I23]))/3)" office:value-type="float" office:value="34.4111043177602" calcext:value-type="float">
            <text:p>34.41</text:p>
          </table:table-cell>
          <table:table-cell table:style-name="ce15" table:formula="of:=((([.I23]*[.I23])/20)+([.I23]))" office:value-type="float" office:value="103.23331295328" calcext:value-type="float">
            <text:p>103.23</text:p>
          </table:table-cell>
          <table:table-cell table:style-name="ce15" table:formula="of:=((MIN([.I19:.I23])*([.C23]-[.C18])*1760)/(24*60*60*5*2))" office:value-type="float" office:value="22.1643518518519" calcext:value-type="float">
            <text:p>22.16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3]*3" office:value-type="float" office:value="656.934306569343" calcext:value-type="float">
            <text:p>656.93</text:p>
          </table:table-cell>
          <table:table-cell table:style-name="ce8" table:formula="of:=([.V22]+(2.8*[.V22]/100))" office:value-type="float" office:value="438.159181914668" calcext:value-type="float">
            <text:p>438.16</text:p>
          </table:table-cell>
          <table:table-cell table:style-name="ce8" table:formula="of:=([.W22]+(2.8*[.W22]/100))" office:value-type="float" office:value="5257.91018297602" calcext:value-type="float">
            <text:p>5257.91</text:p>
          </table:table-cell>
          <table:table-cell table:style-name="ce36" table:formula="of:=([.X22]+(5.57*[.X22]/100))" office:value-type="float" office:value="619.082042399969" calcext:value-type="float">
            <text:p>619.08</text:p>
          </table:table-cell>
          <table:table-cell table:style-name="ce36" table:formula="of:=([.Y22]+(7.2*[.Y22]/100))" office:value-type="float" office:value="755.533344480152" calcext:value-type="float">
            <text:p>755.53</text:p>
          </table:table-cell>
          <table:table-cell table:style-name="ce8" table:formula="of:=[.X23]*12" office:value-type="float" office:value="7428.98450879963" calcext:value-type="float">
            <text:p>7428.98</text:p>
          </table:table-cell>
          <table:table-cell table:style-name="ce8" table:formula="of:=[.Y23]*12" office:value-type="float" office:value="9066.40013376182" calcext:value-type="float">
            <text:p>9066.40</text:p>
          </table:table-cell>
        </table:table-row>
        <table:table-row table:style-name="ro2">
          <table:table-cell table:number-columns-repeated="2"/>
          <table:table-cell table:style-name="ce4" office:value-type="float" office:value="1124" calcext:value-type="float">
            <text:p>1124</text:p>
          </table:table-cell>
          <table:table-cell table:style-name="ce4" office:value-type="float" office:value="1134" calcext:value-type="float">
            <text:p>1134</text:p>
          </table:table-cell>
          <table:table-cell table:style-name="ce4" table:formula="of:=([.D24] - [.C24])" office:value-type="float" office:value="10" calcext:value-type="float">
            <text:p>10</text:p>
          </table:table-cell>
          <table:table-cell table:style-name="ce15" table:formula="of:=([.E2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24]-1)/5)" office:value-type="float" office:value="28.4090909090909" calcext:value-type="float">
            <text:p>28.41</text:p>
          </table:table-cell>
          <table:table-cell table:style-name="ce25" table:formula="of:=([.$F$5]*3600/1760)/[.F24]" office:value-type="float" office:value="25.5681818181818" calcext:value-type="float">
            <text:p>25.57</text:p>
          </table:table-cell>
          <table:table-cell table:style-name="ce25" table:formula="of:=([.$F$5]*3600/1760)/(([.E2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4]-[.C18]))" office:value-type="float" office:value="176.125244618395" calcext:value-type="float">
            <text:p>176.13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4]*([.$C24]-[.$C19])*1760)/(24*60*60*2))" office:value-type="float" office:value="144.965277777778" calcext:value-type="float">
            <text:p>144.97</text:p>
          </table:table-cell>
          <table:table-cell table:style-name="ce15" table:formula="of:=(([.I24]*([.$C24]-[.$C19])*1760)/(24*60*60*2))" office:value-type="float" office:value="130.46875" calcext:value-type="float">
            <text:p>130.47</text:p>
          </table:table-cell>
          <table:table-cell table:style-name="ce15" table:formula="of:=(([.J24]*([.$C24]-[.$C19])*1760)/(24*60*60*2))" office:value-type="float" office:value="118.607954545455" calcext:value-type="float">
            <text:p>118.61</text:p>
          </table:table-cell>
          <table:table-cell table:style-name="ce15" table:formula="of:=(((([.I24]*[.I24])/20)+([.I24]))/3)" office:value-type="float" office:value="19.4182592975207" calcext:value-type="float">
            <text:p>19.42</text:p>
          </table:table-cell>
          <table:table-cell table:style-name="ce15" table:formula="of:=((([.I24]*[.I24])/20)+([.I24]))" office:value-type="float" office:value="58.254777892562" calcext:value-type="float">
            <text:p>58.25</text:p>
          </table:table-cell>
          <table:table-cell table:style-name="ce15" table:formula="of:=((MIN([.I20:.I24])*([.C24]-[.C19])*1760)/(24*60*60*5*2))" office:value-type="float" office:value="26.09375" calcext:value-type="float">
            <text:p>26.09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4]*3" office:value-type="float" office:value="528.375733855186" calcext:value-type="float">
            <text:p>528.38</text:p>
          </table:table-cell>
          <table:table-cell table:style-name="ce8" table:formula="of:=([.V23]+(2.8*[.V23]/100))" office:value-type="float" office:value="450.427639008279" calcext:value-type="float">
            <text:p>450.43</text:p>
          </table:table-cell>
          <table:table-cell table:style-name="ce8" table:formula="of:=([.W23]+(2.8*[.W23]/100))" office:value-type="float" office:value="5405.13166809934" calcext:value-type="float">
            <text:p>5405.13</text:p>
          </table:table-cell>
          <table:table-cell table:style-name="ce36" table:formula="of:=([.X23]+(5.57*[.X23]/100))" office:value-type="float" office:value="653.564912161648" calcext:value-type="float">
            <text:p>653.56</text:p>
          </table:table-cell>
          <table:table-cell table:style-name="ce36" table:formula="of:=([.Y23]+(7.2*[.Y23]/100))" office:value-type="float" office:value="809.931745282723" calcext:value-type="float">
            <text:p>809.93</text:p>
          </table:table-cell>
          <table:table-cell table:style-name="ce8" table:formula="of:=[.X24]*12" office:value-type="float" office:value="7842.77894593977" calcext:value-type="float">
            <text:p>7842.78</text:p>
          </table:table-cell>
          <table:table-cell table:style-name="ce8" table:formula="of:=[.Y24]*12" office:value-type="float" office:value="9719.18094339267" calcext:value-type="float">
            <text:p>9719.18</text:p>
          </table:table-cell>
        </table:table-row>
        <table:table-row table:style-name="ro2">
          <table:table-cell table:number-columns-repeated="2"/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table:formula="of:=([.D25] - [.C25])" office:value-type="float" office:value="5" calcext:value-type="float">
            <text:p>5</text:p>
          </table:table-cell>
          <table:table-cell table:style-name="ce15" table:formula="of:=([.E25]/5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5]-1)/5)" office:value-type="float" office:value="63.9204545454545" calcext:value-type="float">
            <text:p>63.92</text:p>
          </table:table-cell>
          <table:table-cell table:style-name="ce25" table:formula="of:=([.$F$5]*3600/1760)/[.F25]" office:value-type="float" office:value="51.1363636363636" calcext:value-type="float">
            <text:p>51.14</text:p>
          </table:table-cell>
          <table:table-cell table:style-name="ce25" table:formula="of:=([.$F$5]*3600/1760)/(([.E25]+1)/5)" office:value-type="float" office:value="42.6136363636364" calcext:value-type="float">
            <text:p>42.6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5]-[.C19]))" office:value-type="float" office:value="164.533820840951" calcext:value-type="float">
            <text:p>164.53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5]*([.$C25]-[.$C20])*1760)/(24*60*60*2))" office:value-type="float" office:value="246.09375" calcext:value-type="float">
            <text:p>246.09</text:p>
          </table:table-cell>
          <table:table-cell table:style-name="ce15" table:formula="of:=(([.I25]*([.$C25]-[.$C20])*1760)/(24*60*60*2))" office:value-type="float" office:value="196.875" calcext:value-type="float">
            <text:p>196.88</text:p>
          </table:table-cell>
          <table:table-cell table:style-name="ce15" table:formula="of:=(([.J25]*([.$C25]-[.$C20])*1760)/(24*60*60*2))" office:value-type="float" office:value="164.0625" calcext:value-type="float">
            <text:p>164.06</text:p>
          </table:table-cell>
          <table:table-cell table:style-name="ce15" table:formula="of:=(((([.I25]*[.I25])/20)+([.I25]))/3)" office:value-type="float" office:value="60.6275826446281" calcext:value-type="float">
            <text:p>60.63</text:p>
          </table:table-cell>
          <table:table-cell table:style-name="ce15" table:formula="of:=((([.I25]*[.I25])/20)+([.I25]))" office:value-type="float" office:value="181.882747933884" calcext:value-type="float">
            <text:p>181.88</text:p>
          </table:table-cell>
          <table:table-cell table:style-name="ce15" table:formula="of:=((MIN([.I21:.I25])*([.C25]-[.C20])*1760)/(24*60*60*5*2))" office:value-type="float" office:value="19.6875" calcext:value-type="float">
            <text:p>19.69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5]*3" office:value-type="float" office:value="493.601462522852" calcext:value-type="float">
            <text:p>493.60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1298" calcext:value-type="float">
            <text:p>1298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formula="of:=([.D26] - [.C26])" office:value-type="float" office:value="10" calcext:value-type="float">
            <text:p>10</text:p>
          </table:table-cell>
          <table:table-cell table:style-name="ce15" table:formula="of:=([.E2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6]-1)/5)" office:value-type="float" office:value="28.4090909090909" calcext:value-type="float">
            <text:p>28.41</text:p>
          </table:table-cell>
          <table:table-cell table:style-name="ce25" table:formula="of:=([.$F$5]*3600/1760)/[.F26]" office:value-type="float" office:value="25.5681818181818" calcext:value-type="float">
            <text:p>25.57</text:p>
          </table:table-cell>
          <table:table-cell table:style-name="ce25" table:formula="of:=([.$F$5]*3600/1760)/(([.E2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6]-[.C20]))" office:value-type="float" office:value="177.865612648221" calcext:value-type="float">
            <text:p>177.87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6]*([.$C26]-[.$C21])*1760)/(24*60*60*2))" office:value-type="float" office:value="114.293981481481" calcext:value-type="float">
            <text:p>114.29</text:p>
          </table:table-cell>
          <table:table-cell table:style-name="ce15" table:formula="of:=(([.I26]*([.$C26]-[.$C21])*1760)/(24*60*60*2))" office:value-type="float" office:value="102.864583333333" calcext:value-type="float">
            <text:p>102.86</text:p>
          </table:table-cell>
          <table:table-cell table:style-name="ce15" table:formula="of:=(([.J26]*([.$C26]-[.$C21])*1760)/(24*60*60*2))" office:value-type="float" office:value="93.5132575757576" calcext:value-type="float">
            <text:p>93.51</text:p>
          </table:table-cell>
          <table:table-cell table:style-name="ce15" table:formula="of:=(((([.I26]*[.I26])/20)+([.I26]))/3)" office:value-type="float" office:value="19.4182592975207" calcext:value-type="float">
            <text:p>19.42</text:p>
          </table:table-cell>
          <table:table-cell table:style-name="ce15" table:formula="of:=((([.I26]*[.I26])/20)+([.I26]))" office:value-type="float" office:value="58.254777892562" calcext:value-type="float">
            <text:p>58.25</text:p>
          </table:table-cell>
          <table:table-cell table:style-name="ce15" table:formula="of:=((MIN([.I22:.I26])*([.C26]-[.C21])*1760)/(24*60*60*5*2))" office:value-type="float" office:value="20.5729166666667" calcext:value-type="float">
            <text:p>20.57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6]*3" office:value-type="float" office:value="533.596837944664" calcext:value-type="float">
            <text:p>533.60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1367" calcext:value-type="float">
            <text:p>1367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table:formula="of:=([.D27] - [.C27])" office:value-type="float" office:value="9" calcext:value-type="float">
            <text:p>9</text:p>
          </table:table-cell>
          <table:table-cell table:style-name="ce15" table:formula="of:=([.E27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27]-1)/5)" office:value-type="float" office:value="31.9602272727273" calcext:value-type="float">
            <text:p>31.96</text:p>
          </table:table-cell>
          <table:table-cell table:style-name="ce25" table:formula="of:=([.$F$5]*3600/1760)/[.F27]" office:value-type="float" office:value="28.4090909090909" calcext:value-type="float">
            <text:p>28.41</text:p>
          </table:table-cell>
          <table:table-cell table:style-name="ce25" table:formula="of:=([.$F$5]*3600/1760)/(([.E27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7]-[.C21]))" office:value-type="float" office:value="193.965517241379" calcext:value-type="float">
            <text:p>193.97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7]*([.$C27]-[.$C22])*1760)/(24*60*60*2))" office:value-type="float" office:value="126.953125" calcext:value-type="float">
            <text:p>126.95</text:p>
          </table:table-cell>
          <table:table-cell table:style-name="ce15" table:formula="of:=(([.I27]*([.$C27]-[.$C22])*1760)/(24*60*60*2))" office:value-type="float" office:value="112.847222222222" calcext:value-type="float">
            <text:p>112.85</text:p>
          </table:table-cell>
          <table:table-cell table:style-name="ce15" table:formula="of:=(([.J27]*([.$C27]-[.$C22])*1760)/(24*60*60*2))" office:value-type="float" office:value="101.5625" calcext:value-type="float">
            <text:p>101.56</text:p>
          </table:table-cell>
          <table:table-cell table:style-name="ce15" table:formula="of:=(((([.I27]*[.I27])/20)+([.I27]))/3)" office:value-type="float" office:value="22.9209710743802" calcext:value-type="float">
            <text:p>22.92</text:p>
          </table:table-cell>
          <table:table-cell table:style-name="ce15" table:formula="of:=((([.I27]*[.I27])/20)+([.I27]))" office:value-type="float" office:value="68.7629132231405" calcext:value-type="float">
            <text:p>68.76</text:p>
          </table:table-cell>
          <table:table-cell table:style-name="ce15" table:formula="of:=((MIN([.I23:.I27])*([.C27]-[.C22])*1760)/(24*60*60*5*2))" office:value-type="float" office:value="20.3125" calcext:value-type="float">
            <text:p>20.31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7]*3" office:value-type="float" office:value="581.896551724138" calcext:value-type="float">
            <text:p>581.90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1390" calcext:value-type="float">
            <text:p>1390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table:formula="of:=([.D28] - [.C28])" office:value-type="float" office:value="9" calcext:value-type="float">
            <text:p>9</text:p>
          </table:table-cell>
          <table:table-cell table:style-name="ce15" table:formula="of:=([.E2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8]-1)/5)" office:value-type="float" office:value="31.9602272727273" calcext:value-type="float">
            <text:p>31.96</text:p>
          </table:table-cell>
          <table:table-cell table:style-name="ce25" table:formula="of:=([.$F$5]*3600/1760)/[.F28]" office:value-type="float" office:value="28.4090909090909" calcext:value-type="float">
            <text:p>28.41</text:p>
          </table:table-cell>
          <table:table-cell table:style-name="ce25" table:formula="of:=([.$F$5]*3600/1760)/(([.E2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8]-[.C22]))" office:value-type="float" office:value="217.917675544794" calcext:value-type="float">
            <text:p>217.92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8]*([.$C28]-[.$C23])*1760)/(24*60*60*2))" office:value-type="float" office:value="128.255208333333" calcext:value-type="float">
            <text:p>128.26</text:p>
          </table:table-cell>
          <table:table-cell table:style-name="ce15" table:formula="of:=(([.I28]*([.$C28]-[.$C23])*1760)/(24*60*60*2))" office:value-type="float" office:value="114.00462962963" calcext:value-type="float">
            <text:p>114.00</text:p>
          </table:table-cell>
          <table:table-cell table:style-name="ce15" table:formula="of:=(([.J28]*([.$C28]-[.$C23])*1760)/(24*60*60*2))" office:value-type="float" office:value="102.604166666667" calcext:value-type="float">
            <text:p>102.60</text:p>
          </table:table-cell>
          <table:table-cell table:style-name="ce15" table:formula="of:=(((([.I28]*[.I28])/20)+([.I28]))/3)" office:value-type="float" office:value="22.9209710743802" calcext:value-type="float">
            <text:p>22.92</text:p>
          </table:table-cell>
          <table:table-cell table:style-name="ce15" table:formula="of:=((([.I28]*[.I28])/20)+([.I28]))" office:value-type="float" office:value="68.7629132231405" calcext:value-type="float">
            <text:p>68.76</text:p>
          </table:table-cell>
          <table:table-cell table:style-name="ce15" table:formula="of:=((MIN([.I24:.I28])*([.C28]-[.C23])*1760)/(24*60*60*5*2))" office:value-type="float" office:value="20.5208333333333" calcext:value-type="float">
            <text:p>20.52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8]*3" office:value-type="float" office:value="653.753026634383" calcext:value-type="float">
            <text:p>653.75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1462" calcext:value-type="float">
            <text:p>1462</text:p>
          </table:table-cell>
          <table:table-cell table:style-name="ce4" table:formula="of:=([.D29] - [.C29])" office:value-type="float" office:value="7" calcext:value-type="float">
            <text:p>7</text:p>
          </table:table-cell>
          <table:table-cell table:style-name="ce15" table:formula="of:=([.E29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9]-1)/5)" office:value-type="float" office:value="42.6136363636364" calcext:value-type="float">
            <text:p>42.61</text:p>
          </table:table-cell>
          <table:table-cell table:style-name="ce25" table:formula="of:=([.$F$5]*3600/1760)/[.F29]" office:value-type="float" office:value="36.525974025974" calcext:value-type="float">
            <text:p>36.53</text:p>
          </table:table-cell>
          <table:table-cell table:style-name="ce25" table:formula="of:=([.$F$5]*3600/1760)/(([.E29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9]-[.C23]))" office:value-type="float" office:value="196.078431372549" calcext:value-type="float">
            <text:p>196.08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29]*([.$C29]-[.$C24])*1760)/(24*60*60*2))" office:value-type="float" office:value="143.663194444444" calcext:value-type="float">
            <text:p>143.66</text:p>
          </table:table-cell>
          <table:table-cell table:style-name="ce15" table:formula="of:=(([.I29]*([.$C29]-[.$C24])*1760)/(24*60*60*2))" office:value-type="float" office:value="123.139880952381" calcext:value-type="float">
            <text:p>123.14</text:p>
          </table:table-cell>
          <table:table-cell table:style-name="ce15" table:formula="of:=(([.J29]*([.$C29]-[.$C24])*1760)/(24*60*60*2))" office:value-type="float" office:value="107.747395833333" calcext:value-type="float">
            <text:p>107.75</text:p>
          </table:table-cell>
          <table:table-cell table:style-name="ce15" table:formula="of:=(((([.I29]*[.I29])/20)+([.I29]))/3)" office:value-type="float" office:value="34.4111043177602" calcext:value-type="float">
            <text:p>34.41</text:p>
          </table:table-cell>
          <table:table-cell table:style-name="ce15" table:formula="of:=((([.I29]*[.I29])/20)+([.I29]))" office:value-type="float" office:value="103.23331295328" calcext:value-type="float">
            <text:p>103.23</text:p>
          </table:table-cell>
          <table:table-cell table:style-name="ce15" table:formula="of:=((MIN([.I25:.I29])*([.C29]-[.C24])*1760)/(24*60*60*5*2))" office:value-type="float" office:value="17.2395833333333" calcext:value-type="float">
            <text:p>17.24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29]*3" office:value-type="float" office:value="588.235294117647" calcext:value-type="float">
            <text:p>588.24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1514" calcext:value-type="float">
            <text:p>1514</text:p>
          </table:table-cell>
          <table:table-cell table:style-name="ce4" office:value-type="float" office:value="1522" calcext:value-type="float">
            <text:p>1522</text:p>
          </table:table-cell>
          <table:table-cell table:style-name="ce4" table:formula="of:=([.D30] - [.C30])" office:value-type="float" office:value="8" calcext:value-type="float">
            <text:p>8</text:p>
          </table:table-cell>
          <table:table-cell table:style-name="ce15" table:formula="of:=([.E30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30]-1)/5)" office:value-type="float" office:value="36.525974025974" calcext:value-type="float">
            <text:p>36.53</text:p>
          </table:table-cell>
          <table:table-cell table:style-name="ce25" table:formula="of:=([.$F$5]*3600/1760)/[.F30]" office:value-type="float" office:value="31.9602272727273" calcext:value-type="float">
            <text:p>31.96</text:p>
          </table:table-cell>
          <table:table-cell table:style-name="ce25" table:formula="of:=([.$F$5]*3600/1760)/(([.E30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0]-[.C24]))" office:value-type="float" office:value="230.769230769231" calcext:value-type="float">
            <text:p>230.77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0]*([.$C30]-[.$C25])*1760)/(24*60*60*2))" office:value-type="float" office:value="127.97619047619" calcext:value-type="float">
            <text:p>127.98</text:p>
          </table:table-cell>
          <table:table-cell table:style-name="ce15" table:formula="of:=(([.I30]*([.$C30]-[.$C25])*1760)/(24*60*60*2))" office:value-type="float" office:value="111.979166666667" calcext:value-type="float">
            <text:p>111.98</text:p>
          </table:table-cell>
          <table:table-cell table:style-name="ce15" table:formula="of:=(([.J30]*([.$C30]-[.$C25])*1760)/(24*60*60*2))" office:value-type="float" office:value="99.537037037037" calcext:value-type="float">
            <text:p>99.54</text:p>
          </table:table-cell>
          <table:table-cell table:style-name="ce15" table:formula="of:=(((([.I30]*[.I30])/20)+([.I30]))/3)" office:value-type="float" office:value="27.6776778796488" calcext:value-type="float">
            <text:p>27.68</text:p>
          </table:table-cell>
          <table:table-cell table:style-name="ce15" table:formula="of:=((([.I30]*[.I30])/20)+([.I30]))" office:value-type="float" office:value="83.0330336389463" calcext:value-type="float">
            <text:p>83.03</text:p>
          </table:table-cell>
          <table:table-cell table:style-name="ce15" table:formula="of:=((MIN([.I26:.I30])*([.C30]-[.C25])*1760)/(24*60*60*5*2))" office:value-type="float" office:value="17.9166666666667" calcext:value-type="float">
            <text:p>17.92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0]*3" office:value-type="float" office:value="692.307692307692" calcext:value-type="float">
            <text:p>692.31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1525" calcext:value-type="float">
            <text:p>1525</text:p>
          </table:table-cell>
          <table:table-cell table:style-name="ce4" office:value-type="float" office:value="1534" calcext:value-type="float">
            <text:p>1534</text:p>
          </table:table-cell>
          <table:table-cell table:style-name="ce4" table:formula="of:=([.D31] - [.C31])" office:value-type="float" office:value="9" calcext:value-type="float">
            <text:p>9</text:p>
          </table:table-cell>
          <table:table-cell table:style-name="ce15" table:formula="of:=([.E31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31]-1)/5)" office:value-type="float" office:value="31.9602272727273" calcext:value-type="float">
            <text:p>31.96</text:p>
          </table:table-cell>
          <table:table-cell table:style-name="ce25" table:formula="of:=([.$F$5]*3600/1760)/[.F31]" office:value-type="float" office:value="28.4090909090909" calcext:value-type="float">
            <text:p>28.41</text:p>
          </table:table-cell>
          <table:table-cell table:style-name="ce25" table:formula="of:=([.$F$5]*3600/1760)/(([.E3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1]-[.C25]))" office:value-type="float" office:value="253.521126760563" calcext:value-type="float">
            <text:p>253.52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1]*([.$C31]-[.$C26])*1760)/(24*60*60*2))" office:value-type="float" office:value="73.8932291666667" calcext:value-type="float">
            <text:p>73.89</text:p>
          </table:table-cell>
          <table:table-cell table:style-name="ce15" table:formula="of:=(([.I31]*([.$C31]-[.$C26])*1760)/(24*60*60*2))" office:value-type="float" office:value="65.6828703703704" calcext:value-type="float">
            <text:p>65.68</text:p>
          </table:table-cell>
          <table:table-cell table:style-name="ce15" table:formula="of:=(([.J31]*([.$C31]-[.$C26])*1760)/(24*60*60*2))" office:value-type="float" office:value="59.1145833333333" calcext:value-type="float">
            <text:p>59.11</text:p>
          </table:table-cell>
          <table:table-cell table:style-name="ce15" table:formula="of:=(((([.I31]*[.I31])/20)+([.I31]))/3)" office:value-type="float" office:value="22.9209710743802" calcext:value-type="float">
            <text:p>22.92</text:p>
          </table:table-cell>
          <table:table-cell table:style-name="ce15" table:formula="of:=((([.I31]*[.I31])/20)+([.I31]))" office:value-type="float" office:value="68.7629132231405" calcext:value-type="float">
            <text:p>68.76</text:p>
          </table:table-cell>
          <table:table-cell table:style-name="ce15" table:formula="of:=((MIN([.I27:.I31])*([.C31]-[.C26])*1760)/(24*60*60*5*2))" office:value-type="float" office:value="13.1365740740741" calcext:value-type="float">
            <text:p>13.14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1]*3" office:value-type="float" office:value="760.56338028169" calcext:value-type="float">
            <text:p>760.56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1538" calcext:value-type="float">
            <text:p>1538</text:p>
          </table:table-cell>
          <table:table-cell table:style-name="ce4" office:value-type="float" office:value="1545" calcext:value-type="float">
            <text:p>1545</text:p>
          </table:table-cell>
          <table:table-cell table:style-name="ce4" table:formula="of:=([.D32] - [.C32])" office:value-type="float" office:value="7" calcext:value-type="float">
            <text:p>7</text:p>
          </table:table-cell>
          <table:table-cell table:style-name="ce15" table:formula="of:=([.E32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32]-1)/5)" office:value-type="float" office:value="42.6136363636364" calcext:value-type="float">
            <text:p>42.61</text:p>
          </table:table-cell>
          <table:table-cell table:style-name="ce25" table:formula="of:=([.$F$5]*3600/1760)/[.F32]" office:value-type="float" office:value="36.525974025974" calcext:value-type="float">
            <text:p>36.53</text:p>
          </table:table-cell>
          <table:table-cell table:style-name="ce25" table:formula="of:=([.$F$5]*3600/1760)/(([.E32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2]-[.C26]))" office:value-type="float" office:value="375" calcext:value-type="float">
            <text:p>375.00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2]*([.$C32]-[.$C27])*1760)/(24*60*60*2))" office:value-type="float" office:value="74.21875" calcext:value-type="float">
            <text:p>74.22</text:p>
          </table:table-cell>
          <table:table-cell table:style-name="ce15" table:formula="of:=(([.I32]*([.$C32]-[.$C27])*1760)/(24*60*60*2))" office:value-type="float" office:value="63.6160714285714" calcext:value-type="float">
            <text:p>63.62</text:p>
          </table:table-cell>
          <table:table-cell table:style-name="ce15" table:formula="of:=(([.J32]*([.$C32]-[.$C27])*1760)/(24*60*60*2))" office:value-type="float" office:value="55.6640625" calcext:value-type="float">
            <text:p>55.66</text:p>
          </table:table-cell>
          <table:table-cell table:style-name="ce15" table:formula="of:=(((([.I32]*[.I32])/20)+([.I32]))/3)" office:value-type="float" office:value="34.4111043177602" calcext:value-type="float">
            <text:p>34.41</text:p>
          </table:table-cell>
          <table:table-cell table:style-name="ce15" table:formula="of:=((([.I32]*[.I32])/20)+([.I32]))" office:value-type="float" office:value="103.23331295328" calcext:value-type="float">
            <text:p>103.23</text:p>
          </table:table-cell>
          <table:table-cell table:style-name="ce15" table:formula="of:=((MIN([.I28:.I32])*([.C32]-[.C27])*1760)/(24*60*60*5*2))" office:value-type="float" office:value="9.89583333333333" calcext:value-type="float">
            <text:p>9.90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2]*3" office:value-type="float" office:value="1125" calcext:value-type="float">
            <text:p>1125.00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1567" calcext:value-type="float">
            <text:p>1567</text:p>
          </table:table-cell>
          <table:table-cell table:style-name="ce4" office:value-type="float" office:value="1573" calcext:value-type="float">
            <text:p>1573</text:p>
          </table:table-cell>
          <table:table-cell table:style-name="ce4" table:formula="of:=([.D33] - [.C33])" office:value-type="float" office:value="6" calcext:value-type="float">
            <text:p>6</text:p>
          </table:table-cell>
          <table:table-cell table:style-name="ce15" table:formula="of:=([.E33]/5)" office:value-type="float" office:value="1.2" calcext:value-type="float">
            <text:p>1.2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33]-1)/5)" office:value-type="float" office:value="51.1363636363636" calcext:value-type="float">
            <text:p>51.14</text:p>
          </table:table-cell>
          <table:table-cell table:style-name="ce25" table:formula="of:=([.$F$5]*3600/1760)/[.F33]" office:value-type="float" office:value="42.6136363636364" calcext:value-type="float">
            <text:p>42.61</text:p>
          </table:table-cell>
          <table:table-cell table:style-name="ce25" table:formula="of:=([.$F$5]*3600/1760)/(([.E33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3]-[.C27]))" office:value-type="float" office:value="450" calcext:value-type="float">
            <text:p>450.00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3]*([.$C33]-[.$C28])*1760)/(24*60*60*2))" office:value-type="float" office:value="92.1875" calcext:value-type="float">
            <text:p>92.19</text:p>
          </table:table-cell>
          <table:table-cell table:style-name="ce15" table:formula="of:=(([.I33]*([.$C33]-[.$C28])*1760)/(24*60*60*2))" office:value-type="float" office:value="76.8229166666667" calcext:value-type="float">
            <text:p>76.82</text:p>
          </table:table-cell>
          <table:table-cell table:style-name="ce15" table:formula="of:=(([.J33]*([.$C33]-[.$C28])*1760)/(24*60*60*2))" office:value-type="float" office:value="65.8482142857143" calcext:value-type="float">
            <text:p>65.85</text:p>
          </table:table-cell>
          <table:table-cell table:style-name="ce15" table:formula="of:=(((([.I33]*[.I33])/20)+([.I33]))/3)" office:value-type="float" office:value="44.4699121900826" calcext:value-type="float">
            <text:p>44.47</text:p>
          </table:table-cell>
          <table:table-cell table:style-name="ce15" table:formula="of:=((([.I33]*[.I33])/20)+([.I33]))" office:value-type="float" office:value="133.409736570248" calcext:value-type="float">
            <text:p>133.41</text:p>
          </table:table-cell>
          <table:table-cell table:style-name="ce15" table:formula="of:=((MIN([.I29:.I33])*([.C33]-[.C28])*1760)/(24*60*60*5*2))" office:value-type="float" office:value="10.2430555555556" calcext:value-type="float">
            <text:p>10.24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3]*3" office:value-type="float" office:value="1350" calcext:value-type="float">
            <text:p>1350.00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1656" calcext:value-type="float">
            <text:p>1656</text:p>
          </table:table-cell>
          <table:table-cell table:style-name="ce4" office:value-type="float" office:value="1663" calcext:value-type="float">
            <text:p>1663</text:p>
          </table:table-cell>
          <table:table-cell table:style-name="ce4" table:formula="of:=([.D34] - [.C34])" office:value-type="float" office:value="7" calcext:value-type="float">
            <text:p>7</text:p>
          </table:table-cell>
          <table:table-cell table:style-name="ce15" table:formula="of:=([.E34]/5)" office:value-type="float" office:value="1.4" calcext:value-type="float">
            <text:p>1.4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34]-1)/5)" office:value-type="float" office:value="42.6136363636364" calcext:value-type="float">
            <text:p>42.61</text:p>
          </table:table-cell>
          <table:table-cell table:style-name="ce25" table:formula="of:=([.$F$5]*3600/1760)/[.F34]" office:value-type="float" office:value="36.525974025974" calcext:value-type="float">
            <text:p>36.53</text:p>
          </table:table-cell>
          <table:table-cell table:style-name="ce25" table:formula="of:=([.$F$5]*3600/1760)/(([.E34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4]-[.C28]))" office:value-type="float" office:value="338.345864661654" calcext:value-type="float">
            <text:p>338.35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4]*([.$C34]-[.$C29])*1760)/(24*60*60*2))" office:value-type="float" office:value="87.2395833333333" calcext:value-type="float">
            <text:p>87.24</text:p>
          </table:table-cell>
          <table:table-cell table:style-name="ce15" table:formula="of:=(([.I34]*([.$C34]-[.$C29])*1760)/(24*60*60*2))" office:value-type="float" office:value="74.7767857142857" calcext:value-type="float">
            <text:p>74.78</text:p>
          </table:table-cell>
          <table:table-cell table:style-name="ce15" table:formula="of:=(([.J34]*([.$C34]-[.$C29])*1760)/(24*60*60*2))" office:value-type="float" office:value="65.4296875" calcext:value-type="float">
            <text:p>65.43</text:p>
          </table:table-cell>
          <table:table-cell table:style-name="ce15" table:formula="of:=(((([.I34]*[.I34])/20)+([.I34]))/3)" office:value-type="float" office:value="34.4111043177602" calcext:value-type="float">
            <text:p>34.41</text:p>
          </table:table-cell>
          <table:table-cell table:style-name="ce15" table:formula="of:=((([.I34]*[.I34])/20)+([.I34]))" office:value-type="float" office:value="103.23331295328" calcext:value-type="float">
            <text:p>103.23</text:p>
          </table:table-cell>
          <table:table-cell table:style-name="ce15" table:formula="of:=((MIN([.I30:.I34])*([.C34]-[.C29])*1760)/(24*60*60*5*2))" office:value-type="float" office:value="11.6319444444444" calcext:value-type="float">
            <text:p>11.63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4]*3" office:value-type="float" office:value="1015.03759398496" calcext:value-type="float">
            <text:p>1015.04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1769" calcext:value-type="float">
            <text:p>1769</text:p>
          </table:table-cell>
          <table:table-cell table:style-name="ce4" office:value-type="float" office:value="1779" calcext:value-type="float">
            <text:p>1779</text:p>
          </table:table-cell>
          <table:table-cell table:style-name="ce4" table:formula="of:=([.D35] - [.C35])" office:value-type="float" office:value="10" calcext:value-type="float">
            <text:p>10</text:p>
          </table:table-cell>
          <table:table-cell table:style-name="ce15" table:formula="of:=([.E35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35]-1)/5)" office:value-type="float" office:value="28.4090909090909" calcext:value-type="float">
            <text:p>28.41</text:p>
          </table:table-cell>
          <table:table-cell table:style-name="ce25" table:formula="of:=([.$F$5]*3600/1760)/[.F35]" office:value-type="float" office:value="25.5681818181818" calcext:value-type="float">
            <text:p>25.57</text:p>
          </table:table-cell>
          <table:table-cell table:style-name="ce25" table:formula="of:=([.$F$5]*3600/1760)/(([.E35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5]-[.C29]))" office:value-type="float" office:value="286.624203821656" calcext:value-type="float">
            <text:p>286.62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5]*([.$C35]-[.$C30])*1760)/(24*60*60*2))" office:value-type="float" office:value="73.7847222222222" calcext:value-type="float">
            <text:p>73.78</text:p>
          </table:table-cell>
          <table:table-cell table:style-name="ce15" table:formula="of:=(([.I35]*([.$C35]-[.$C30])*1760)/(24*60*60*2))" office:value-type="float" office:value="66.40625" calcext:value-type="float">
            <text:p>66.41</text:p>
          </table:table-cell>
          <table:table-cell table:style-name="ce15" table:formula="of:=(([.J35]*([.$C35]-[.$C30])*1760)/(24*60*60*2))" office:value-type="float" office:value="60.3693181818182" calcext:value-type="float">
            <text:p>60.37</text:p>
          </table:table-cell>
          <table:table-cell table:style-name="ce15" table:formula="of:=(((([.I35]*[.I35])/20)+([.I35]))/3)" office:value-type="float" office:value="19.4182592975207" calcext:value-type="float">
            <text:p>19.42</text:p>
          </table:table-cell>
          <table:table-cell table:style-name="ce15" table:formula="of:=((([.I35]*[.I35])/20)+([.I35]))" office:value-type="float" office:value="58.254777892562" calcext:value-type="float">
            <text:p>58.25</text:p>
          </table:table-cell>
          <table:table-cell table:style-name="ce15" table:formula="of:=((MIN([.I31:.I35])*([.C35]-[.C30])*1760)/(24*60*60*5*2))" office:value-type="float" office:value="13.28125" calcext:value-type="float">
            <text:p>13.28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5]*3" office:value-type="float" office:value="859.872611464968" calcext:value-type="float">
            <text:p>859.87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1784" calcext:value-type="float">
            <text:p>1784</text:p>
          </table:table-cell>
          <table:table-cell table:style-name="ce4" table:formula="of:=([.D36] - [.C36])" office:value-type="float" office:value="10" calcext:value-type="float">
            <text:p>10</text:p>
          </table:table-cell>
          <table:table-cell table:style-name="ce15" table:formula="of:=([.E3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36]-1)/5)" office:value-type="float" office:value="28.4090909090909" calcext:value-type="float">
            <text:p>28.41</text:p>
          </table:table-cell>
          <table:table-cell table:style-name="ce25" table:formula="of:=([.$F$5]*3600/1760)/[.F36]" office:value-type="float" office:value="25.5681818181818" calcext:value-type="float">
            <text:p>25.57</text:p>
          </table:table-cell>
          <table:table-cell table:style-name="ce25" table:formula="of:=([.$F$5]*3600/1760)/(([.E3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6]-[.C30]))" office:value-type="float" office:value="346.153846153846" calcext:value-type="float">
            <text:p>346.15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6]*([.$C36]-[.$C31])*1760)/(24*60*60*2))" office:value-type="float" office:value="72.0486111111111" calcext:value-type="float">
            <text:p>72.05</text:p>
          </table:table-cell>
          <table:table-cell table:style-name="ce15" table:formula="of:=(([.I36]*([.$C36]-[.$C31])*1760)/(24*60*60*2))" office:value-type="float" office:value="64.84375" calcext:value-type="float">
            <text:p>64.84</text:p>
          </table:table-cell>
          <table:table-cell table:style-name="ce15" table:formula="of:=(([.J36]*([.$C36]-[.$C31])*1760)/(24*60*60*2))" office:value-type="float" office:value="58.9488636363636" calcext:value-type="float">
            <text:p>58.95</text:p>
          </table:table-cell>
          <table:table-cell table:style-name="ce15" table:formula="of:=(((([.I36]*[.I36])/20)+([.I36]))/3)" office:value-type="float" office:value="19.4182592975207" calcext:value-type="float">
            <text:p>19.42</text:p>
          </table:table-cell>
          <table:table-cell table:style-name="ce15" table:formula="of:=((([.I36]*[.I36])/20)+([.I36]))" office:value-type="float" office:value="58.254777892562" calcext:value-type="float">
            <text:p>58.25</text:p>
          </table:table-cell>
          <table:table-cell table:style-name="ce15" table:formula="of:=((MIN([.I32:.I36])*([.C36]-[.C31])*1760)/(24*60*60*5*2))" office:value-type="float" office:value="12.96875" calcext:value-type="float">
            <text:p>12.97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6]*3" office:value-type="float" office:value="1038.46153846154" calcext:value-type="float">
            <text:p>1038.46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1778" calcext:value-type="float">
            <text:p>1778</text:p>
          </table:table-cell>
          <table:table-cell table:style-name="ce4" office:value-type="float" office:value="1789" calcext:value-type="float">
            <text:p>1789</text:p>
          </table:table-cell>
          <table:table-cell table:style-name="ce4" table:formula="of:=([.D37] - [.C37])" office:value-type="float" office:value="11" calcext:value-type="float">
            <text:p>11</text:p>
          </table:table-cell>
          <table:table-cell table:style-name="ce15" table:formula="of:=([.E37]/5)" office:value-type="float" office:value="2.2" calcext:value-type="float">
            <text:p>2.2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37]-1)/5)" office:value-type="float" office:value="25.5681818181818" calcext:value-type="float">
            <text:p>25.57</text:p>
          </table:table-cell>
          <table:table-cell table:style-name="ce25" table:formula="of:=([.$F$5]*3600/1760)/[.F37]" office:value-type="float" office:value="23.2438016528926" calcext:value-type="float">
            <text:p>23.24</text:p>
          </table:table-cell>
          <table:table-cell table:style-name="ce25" table:formula="of:=([.$F$5]*3600/1760)/(([.E37]+1)/5)" office:value-type="float" office:value="21.3068181818182" calcext:value-type="float">
            <text:p>21.3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7]-[.C31]))" office:value-type="float" office:value="355.731225296443" calcext:value-type="float">
            <text:p>355.73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7]*([.$C37]-[.$C32])*1760)/(24*60*60*2))" office:value-type="float" office:value="62.5" calcext:value-type="float">
            <text:p>62.50</text:p>
          </table:table-cell>
          <table:table-cell table:style-name="ce15" table:formula="of:=(([.I37]*([.$C37]-[.$C32])*1760)/(24*60*60*2))" office:value-type="float" office:value="56.8181818181818" calcext:value-type="float">
            <text:p>56.82</text:p>
          </table:table-cell>
          <table:table-cell table:style-name="ce15" table:formula="of:=(([.J37]*([.$C37]-[.$C32])*1760)/(24*60*60*2))" office:value-type="float" office:value="52.0833333333333" calcext:value-type="float">
            <text:p>52.08</text:p>
          </table:table-cell>
          <table:table-cell table:style-name="ce15" table:formula="of:=(((([.I37]*[.I37])/20)+([.I37]))/3)" office:value-type="float" office:value="16.7525058056144" calcext:value-type="float">
            <text:p>16.75</text:p>
          </table:table-cell>
          <table:table-cell table:style-name="ce15" table:formula="of:=((([.I37]*[.I37])/20)+([.I37]))" office:value-type="float" office:value="50.2575174168431" calcext:value-type="float">
            <text:p>50.26</text:p>
          </table:table-cell>
          <table:table-cell table:style-name="ce15" table:formula="of:=((MIN([.I33:.I37])*([.C37]-[.C32])*1760)/(24*60*60*5*2))" office:value-type="float" office:value="11.3636363636364" calcext:value-type="float">
            <text:p>11.36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7]*3" office:value-type="float" office:value="1067.19367588933" calcext:value-type="float">
            <text:p>1067.19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1791" calcext:value-type="float">
            <text:p>1791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table:formula="of:=([.D38] - [.C38])" office:value-type="float" office:value="9" calcext:value-type="float">
            <text:p>9</text:p>
          </table:table-cell>
          <table:table-cell table:style-name="ce15" table:formula="of:=([.E3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38]-1)/5)" office:value-type="float" office:value="31.9602272727273" calcext:value-type="float">
            <text:p>31.96</text:p>
          </table:table-cell>
          <table:table-cell table:style-name="ce25" table:formula="of:=([.$F$5]*3600/1760)/[.F38]" office:value-type="float" office:value="28.4090909090909" calcext:value-type="float">
            <text:p>28.41</text:p>
          </table:table-cell>
          <table:table-cell table:style-name="ce25" table:formula="of:=([.$F$5]*3600/1760)/(([.E3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8]-[.C32]))" office:value-type="float" office:value="355.731225296443" calcext:value-type="float">
            <text:p>355.73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8]*([.$C38]-[.$C33])*1760)/(24*60*60*2))" office:value-type="float" office:value="72.9166666666667" calcext:value-type="float">
            <text:p>72.92</text:p>
          </table:table-cell>
          <table:table-cell table:style-name="ce15" table:formula="of:=(([.I38]*([.$C38]-[.$C33])*1760)/(24*60*60*2))" office:value-type="float" office:value="64.8148148148148" calcext:value-type="float">
            <text:p>64.81</text:p>
          </table:table-cell>
          <table:table-cell table:style-name="ce15" table:formula="of:=(([.J38]*([.$C38]-[.$C33])*1760)/(24*60*60*2))" office:value-type="float" office:value="58.3333333333333" calcext:value-type="float">
            <text:p>58.33</text:p>
          </table:table-cell>
          <table:table-cell table:style-name="ce15" table:formula="of:=(((([.I38]*[.I38])/20)+([.I38]))/3)" office:value-type="float" office:value="22.9209710743802" calcext:value-type="float">
            <text:p>22.92</text:p>
          </table:table-cell>
          <table:table-cell table:style-name="ce15" table:formula="of:=((([.I38]*[.I38])/20)+([.I38]))" office:value-type="float" office:value="68.7629132231405" calcext:value-type="float">
            <text:p>68.76</text:p>
          </table:table-cell>
          <table:table-cell table:style-name="ce15" table:formula="of:=((MIN([.I34:.I38])*([.C38]-[.C33])*1760)/(24*60*60*5*2))" office:value-type="float" office:value="10.6060606060606" calcext:value-type="float">
            <text:p>10.61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8]*3" office:value-type="float" office:value="1067.19367588933" calcext:value-type="float">
            <text:p>1067.19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1875" calcext:value-type="float">
            <text:p>1875</text:p>
          </table:table-cell>
          <table:table-cell table:style-name="ce4" office:value-type="float" office:value="1884" calcext:value-type="float">
            <text:p>1884</text:p>
          </table:table-cell>
          <table:table-cell table:style-name="ce4" table:formula="of:=([.D39] - [.C39])" office:value-type="float" office:value="9" calcext:value-type="float">
            <text:p>9</text:p>
          </table:table-cell>
          <table:table-cell table:style-name="ce15" table:formula="of:=([.E39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39]-1)/5)" office:value-type="float" office:value="31.9602272727273" calcext:value-type="float">
            <text:p>31.96</text:p>
          </table:table-cell>
          <table:table-cell table:style-name="ce25" table:formula="of:=([.$F$5]*3600/1760)/[.F39]" office:value-type="float" office:value="28.4090909090909" calcext:value-type="float">
            <text:p>28.41</text:p>
          </table:table-cell>
          <table:table-cell table:style-name="ce25" table:formula="of:=([.$F$5]*3600/1760)/(([.E39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9]-[.C33]))" office:value-type="float" office:value="292.207792207792" calcext:value-type="float">
            <text:p>292.21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39]*([.$C39]-[.$C34])*1760)/(24*60*60*2))" office:value-type="float" office:value="71.2890625" calcext:value-type="float">
            <text:p>71.29</text:p>
          </table:table-cell>
          <table:table-cell table:style-name="ce15" table:formula="of:=(([.I39]*([.$C39]-[.$C34])*1760)/(24*60*60*2))" office:value-type="float" office:value="63.3680555555555" calcext:value-type="float">
            <text:p>63.37</text:p>
          </table:table-cell>
          <table:table-cell table:style-name="ce15" table:formula="of:=(([.J39]*([.$C39]-[.$C34])*1760)/(24*60*60*2))" office:value-type="float" office:value="57.03125" calcext:value-type="float">
            <text:p>57.03</text:p>
          </table:table-cell>
          <table:table-cell table:style-name="ce15" table:formula="of:=(((([.I39]*[.I39])/20)+([.I39]))/3)" office:value-type="float" office:value="22.9209710743802" calcext:value-type="float">
            <text:p>22.92</text:p>
          </table:table-cell>
          <table:table-cell table:style-name="ce15" table:formula="of:=((([.I39]*[.I39])/20)+([.I39]))" office:value-type="float" office:value="68.7629132231405" calcext:value-type="float">
            <text:p>68.76</text:p>
          </table:table-cell>
          <table:table-cell table:style-name="ce15" table:formula="of:=((MIN([.I35:.I39])*([.C39]-[.C34])*1760)/(24*60*60*5*2))" office:value-type="float" office:value="10.3693181818182" calcext:value-type="float">
            <text:p>10.37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39]*3" office:value-type="float" office:value="876.623376623377" calcext:value-type="float">
            <text:p>876.62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2058" calcext:value-type="float">
            <text:p>2058</text:p>
          </table:table-cell>
          <table:table-cell table:style-name="ce4" table:formula="of:=([.D40] - [.C40])" office:value-type="float" office:value="10" calcext:value-type="float">
            <text:p>10</text:p>
          </table:table-cell>
          <table:table-cell table:style-name="ce15" table:formula="of:=([.E4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0]-1)/5)" office:value-type="float" office:value="28.4090909090909" calcext:value-type="float">
            <text:p>28.41</text:p>
          </table:table-cell>
          <table:table-cell table:style-name="ce25" table:formula="of:=([.$F$5]*3600/1760)/[.F40]" office:value-type="float" office:value="25.5681818181818" calcext:value-type="float">
            <text:p>25.57</text:p>
          </table:table-cell>
          <table:table-cell table:style-name="ce25" table:formula="of:=([.$F$5]*3600/1760)/(([.E4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0]-[.C34]))" office:value-type="float" office:value="229.591836734694" calcext:value-type="float">
            <text:p>229.59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0]*([.$C40]-[.$C35])*1760)/(24*60*60*2))" office:value-type="float" office:value="80.7291666666667" calcext:value-type="float">
            <text:p>80.73</text:p>
          </table:table-cell>
          <table:table-cell table:style-name="ce15" table:formula="of:=(([.I40]*([.$C40]-[.$C35])*1760)/(24*60*60*2))" office:value-type="float" office:value="72.65625" calcext:value-type="float">
            <text:p>72.66</text:p>
          </table:table-cell>
          <table:table-cell table:style-name="ce15" table:formula="of:=(([.J40]*([.$C40]-[.$C35])*1760)/(24*60*60*2))" office:value-type="float" office:value="66.0511363636364" calcext:value-type="float">
            <text:p>66.05</text:p>
          </table:table-cell>
          <table:table-cell table:style-name="ce15" table:formula="of:=(((([.I40]*[.I40])/20)+([.I40]))/3)" office:value-type="float" office:value="19.4182592975207" calcext:value-type="float">
            <text:p>19.42</text:p>
          </table:table-cell>
          <table:table-cell table:style-name="ce15" table:formula="of:=((([.I40]*[.I40])/20)+([.I40]))" office:value-type="float" office:value="58.254777892562" calcext:value-type="float">
            <text:p>58.25</text:p>
          </table:table-cell>
          <table:table-cell table:style-name="ce15" table:formula="of:=((MIN([.I36:.I40])*([.C40]-[.C35])*1760)/(24*60*60*5*2))" office:value-type="float" office:value="13.2102272727273" calcext:value-type="float">
            <text:p>13.21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0]*3" office:value-type="float" office:value="688.775510204082" calcext:value-type="float">
            <text:p>688.78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120" calcext:value-type="float">
            <text:p>2120</text:p>
          </table:table-cell>
          <table:table-cell table:style-name="ce4" office:value-type="float" office:value="2128" calcext:value-type="float">
            <text:p>2128</text:p>
          </table:table-cell>
          <table:table-cell table:style-name="ce4" table:formula="of:=([.D41] - [.C41])" office:value-type="float" office:value="8" calcext:value-type="float">
            <text:p>8</text:p>
          </table:table-cell>
          <table:table-cell table:style-name="ce15" table:formula="of:=([.E41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1]-1)/5)" office:value-type="float" office:value="36.525974025974" calcext:value-type="float">
            <text:p>36.53</text:p>
          </table:table-cell>
          <table:table-cell table:style-name="ce25" table:formula="of:=([.$F$5]*3600/1760)/[.F41]" office:value-type="float" office:value="31.9602272727273" calcext:value-type="float">
            <text:p>31.96</text:p>
          </table:table-cell>
          <table:table-cell table:style-name="ce25" table:formula="of:=([.$F$5]*3600/1760)/(([.E4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1]-[.C35]))" office:value-type="float" office:value="256.410256410256" calcext:value-type="float">
            <text:p>256.41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1]*([.$C41]-[.$C36])*1760)/(24*60*60*2))" office:value-type="float" office:value="128.720238095238" calcext:value-type="float">
            <text:p>128.72</text:p>
          </table:table-cell>
          <table:table-cell table:style-name="ce15" table:formula="of:=(([.I41]*([.$C41]-[.$C36])*1760)/(24*60*60*2))" office:value-type="float" office:value="112.630208333333" calcext:value-type="float">
            <text:p>112.63</text:p>
          </table:table-cell>
          <table:table-cell table:style-name="ce15" table:formula="of:=(([.J41]*([.$C41]-[.$C36])*1760)/(24*60*60*2))" office:value-type="float" office:value="100.115740740741" calcext:value-type="float">
            <text:p>100.12</text:p>
          </table:table-cell>
          <table:table-cell table:style-name="ce15" table:formula="of:=(((([.I41]*[.I41])/20)+([.I41]))/3)" office:value-type="float" office:value="27.6776778796488" calcext:value-type="float">
            <text:p>27.68</text:p>
          </table:table-cell>
          <table:table-cell table:style-name="ce15" table:formula="of:=((([.I41]*[.I41])/20)+([.I41]))" office:value-type="float" office:value="83.0330336389463" calcext:value-type="float">
            <text:p>83.03</text:p>
          </table:table-cell>
          <table:table-cell table:style-name="ce15" table:formula="of:=((MIN([.I37:.I41])*([.C41]-[.C36])*1760)/(24*60*60*5*2))" office:value-type="float" office:value="16.3825757575758" calcext:value-type="float">
            <text:p>16.38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1]*3" office:value-type="float" office:value="769.230769230769" calcext:value-type="float">
            <text:p>769.23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166" calcext:value-type="float">
            <text:p>2166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table:formula="of:=([.D42] - [.C42])" office:value-type="float" office:value="9" calcext:value-type="float">
            <text:p>9</text:p>
          </table:table-cell>
          <table:table-cell table:style-name="ce15" table:formula="of:=([.E4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2]-1)/5)" office:value-type="float" office:value="31.9602272727273" calcext:value-type="float">
            <text:p>31.96</text:p>
          </table:table-cell>
          <table:table-cell table:style-name="ce25" table:formula="of:=([.$F$5]*3600/1760)/[.F42]" office:value-type="float" office:value="28.4090909090909" calcext:value-type="float">
            <text:p>28.41</text:p>
          </table:table-cell>
          <table:table-cell table:style-name="ce25" table:formula="of:=([.$F$5]*3600/1760)/(([.E4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2]-[.C36]))" office:value-type="float" office:value="229.591836734694" calcext:value-type="float">
            <text:p>229.59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2]*([.$C42]-[.$C37])*1760)/(24*60*60*2))" office:value-type="float" office:value="126.302083333333" calcext:value-type="float">
            <text:p>126.30</text:p>
          </table:table-cell>
          <table:table-cell table:style-name="ce15" table:formula="of:=(([.I42]*([.$C42]-[.$C37])*1760)/(24*60*60*2))" office:value-type="float" office:value="112.268518518519" calcext:value-type="float">
            <text:p>112.27</text:p>
          </table:table-cell>
          <table:table-cell table:style-name="ce15" table:formula="of:=(([.J42]*([.$C42]-[.$C37])*1760)/(24*60*60*2))" office:value-type="float" office:value="101.041666666667" calcext:value-type="float">
            <text:p>101.04</text:p>
          </table:table-cell>
          <table:table-cell table:style-name="ce15" table:formula="of:=(((([.I42]*[.I42])/20)+([.I42]))/3)" office:value-type="float" office:value="22.9209710743802" calcext:value-type="float">
            <text:p>22.92</text:p>
          </table:table-cell>
          <table:table-cell table:style-name="ce15" table:formula="of:=((([.I42]*[.I42])/20)+([.I42]))" office:value-type="float" office:value="68.7629132231405" calcext:value-type="float">
            <text:p>68.76</text:p>
          </table:table-cell>
          <table:table-cell table:style-name="ce15" table:formula="of:=((MIN([.I38:.I42])*([.C42]-[.C37])*1760)/(24*60*60*5*2))" office:value-type="float" office:value="20.2083333333333" calcext:value-type="float">
            <text:p>20.21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2]*3" office:value-type="float" office:value="688.775510204082" calcext:value-type="float">
            <text:p>688.78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188" calcext:value-type="float">
            <text:p>2188</text:p>
          </table:table-cell>
          <table:table-cell table:style-name="ce4" office:value-type="float" office:value="2197" calcext:value-type="float">
            <text:p>2197</text:p>
          </table:table-cell>
          <table:table-cell table:style-name="ce4" table:formula="of:=([.D43] - [.C43])" office:value-type="float" office:value="9" calcext:value-type="float">
            <text:p>9</text:p>
          </table:table-cell>
          <table:table-cell table:style-name="ce15" table:formula="of:=([.E4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3]-1)/5)" office:value-type="float" office:value="31.9602272727273" calcext:value-type="float">
            <text:p>31.96</text:p>
          </table:table-cell>
          <table:table-cell table:style-name="ce25" table:formula="of:=([.$F$5]*3600/1760)/[.F43]" office:value-type="float" office:value="28.4090909090909" calcext:value-type="float">
            <text:p>28.41</text:p>
          </table:table-cell>
          <table:table-cell table:style-name="ce25" table:formula="of:=([.$F$5]*3600/1760)/(([.E4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3]-[.C37]))" office:value-type="float" office:value="219.512195121951" calcext:value-type="float">
            <text:p>219.51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3]*([.$C43]-[.$C38])*1760)/(24*60*60*2))" office:value-type="float" office:value="129.231770833333" calcext:value-type="float">
            <text:p>129.23</text:p>
          </table:table-cell>
          <table:table-cell table:style-name="ce15" table:formula="of:=(([.I43]*([.$C43]-[.$C38])*1760)/(24*60*60*2))" office:value-type="float" office:value="114.872685185185" calcext:value-type="float">
            <text:p>114.87</text:p>
          </table:table-cell>
          <table:table-cell table:style-name="ce15" table:formula="of:=(([.J43]*([.$C43]-[.$C38])*1760)/(24*60*60*2))" office:value-type="float" office:value="103.385416666667" calcext:value-type="float">
            <text:p>103.39</text:p>
          </table:table-cell>
          <table:table-cell table:style-name="ce15" table:formula="of:=(((([.I43]*[.I43])/20)+([.I43]))/3)" office:value-type="float" office:value="22.9209710743802" calcext:value-type="float">
            <text:p>22.92</text:p>
          </table:table-cell>
          <table:table-cell table:style-name="ce15" table:formula="of:=((([.I43]*[.I43])/20)+([.I43]))" office:value-type="float" office:value="68.7629132231405" calcext:value-type="float">
            <text:p>68.76</text:p>
          </table:table-cell>
          <table:table-cell table:style-name="ce15" table:formula="of:=((MIN([.I39:.I43])*([.C43]-[.C38])*1760)/(24*60*60*5*2))" office:value-type="float" office:value="20.6770833333333" calcext:value-type="float">
            <text:p>20.68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3]*3" office:value-type="float" office:value="658.536585365854" calcext:value-type="float">
            <text:p>658.54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357" calcext:value-type="float">
            <text:p>2357</text:p>
          </table:table-cell>
          <table:table-cell table:style-name="ce4" office:value-type="float" office:value="2365" calcext:value-type="float">
            <text:p>2365</text:p>
          </table:table-cell>
          <table:table-cell table:style-name="ce4" table:formula="of:=([.D44] - [.C44])" office:value-type="float" office:value="8" calcext:value-type="float">
            <text:p>8</text:p>
          </table:table-cell>
          <table:table-cell table:style-name="ce15" table:formula="of:=([.E4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4]-1)/5)" office:value-type="float" office:value="36.525974025974" calcext:value-type="float">
            <text:p>36.53</text:p>
          </table:table-cell>
          <table:table-cell table:style-name="ce25" table:formula="of:=([.$F$5]*3600/1760)/[.F44]" office:value-type="float" office:value="31.9602272727273" calcext:value-type="float">
            <text:p>31.96</text:p>
          </table:table-cell>
          <table:table-cell table:style-name="ce25" table:formula="of:=([.$F$5]*3600/1760)/(([.E4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4]-[.C38]))" office:value-type="float" office:value="159.010600706714" calcext:value-type="float">
            <text:p>159.01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4]*([.$C44]-[.$C39])*1760)/(24*60*60*2))" office:value-type="float" office:value="179.315476190476" calcext:value-type="float">
            <text:p>179.32</text:p>
          </table:table-cell>
          <table:table-cell table:style-name="ce15" table:formula="of:=(([.I44]*([.$C44]-[.$C39])*1760)/(24*60*60*2))" office:value-type="float" office:value="156.901041666667" calcext:value-type="float">
            <text:p>156.90</text:p>
          </table:table-cell>
          <table:table-cell table:style-name="ce15" table:formula="of:=(([.J44]*([.$C44]-[.$C39])*1760)/(24*60*60*2))" office:value-type="float" office:value="139.467592592593" calcext:value-type="float">
            <text:p>139.47</text:p>
          </table:table-cell>
          <table:table-cell table:style-name="ce15" table:formula="of:=(((([.I44]*[.I44])/20)+([.I44]))/3)" office:value-type="float" office:value="27.6776778796488" calcext:value-type="float">
            <text:p>27.68</text:p>
          </table:table-cell>
          <table:table-cell table:style-name="ce15" table:formula="of:=((([.I44]*[.I44])/20)+([.I44]))" office:value-type="float" office:value="83.0330336389463" calcext:value-type="float">
            <text:p>83.03</text:p>
          </table:table-cell>
          <table:table-cell table:style-name="ce15" table:formula="of:=((MIN([.I40:.I44])*([.C44]-[.C39])*1760)/(24*60*60*5*2))" office:value-type="float" office:value="25.1041666666667" calcext:value-type="float">
            <text:p>25.10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4]*3" office:value-type="float" office:value="477.031802120141" calcext:value-type="float">
            <text:p>477.03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504" calcext:value-type="float">
            <text:p>2504</text:p>
          </table:table-cell>
          <table:table-cell table:style-name="ce4" office:value-type="float" office:value="2513" calcext:value-type="float">
            <text:p>2513</text:p>
          </table:table-cell>
          <table:table-cell table:style-name="ce4" table:formula="of:=([.D45] - [.C45])" office:value-type="float" office:value="9" calcext:value-type="float">
            <text:p>9</text:p>
          </table:table-cell>
          <table:table-cell table:style-name="ce15" table:formula="of:=([.E4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45]-1)/5)" office:value-type="float" office:value="31.9602272727273" calcext:value-type="float">
            <text:p>31.96</text:p>
          </table:table-cell>
          <table:table-cell table:style-name="ce25" table:formula="of:=([.$F$5]*3600/1760)/[.F45]" office:value-type="float" office:value="28.4090909090909" calcext:value-type="float">
            <text:p>28.41</text:p>
          </table:table-cell>
          <table:table-cell table:style-name="ce25" table:formula="of:=([.$F$5]*3600/1760)/(([.E4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5]-[.C39]))" office:value-type="float" office:value="143.08426073132" calcext:value-type="float">
            <text:p>143.08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5]*([.$C45]-[.$C40])*1760)/(24*60*60*2))" office:value-type="float" office:value="148.4375" calcext:value-type="float">
            <text:p>148.44</text:p>
          </table:table-cell>
          <table:table-cell table:style-name="ce15" table:formula="of:=(([.I45]*([.$C45]-[.$C40])*1760)/(24*60*60*2))" office:value-type="float" office:value="131.944444444444" calcext:value-type="float">
            <text:p>131.94</text:p>
          </table:table-cell>
          <table:table-cell table:style-name="ce15" table:formula="of:=(([.J45]*([.$C45]-[.$C40])*1760)/(24*60*60*2))" office:value-type="float" office:value="118.75" calcext:value-type="float">
            <text:p>118.75</text:p>
          </table:table-cell>
          <table:table-cell table:style-name="ce15" table:formula="of:=(((([.I45]*[.I45])/20)+([.I45]))/3)" office:value-type="float" office:value="22.9209710743802" calcext:value-type="float">
            <text:p>22.92</text:p>
          </table:table-cell>
          <table:table-cell table:style-name="ce15" table:formula="of:=((([.I45]*[.I45])/20)+([.I45]))" office:value-type="float" office:value="68.7629132231405" calcext:value-type="float">
            <text:p>68.76</text:p>
          </table:table-cell>
          <table:table-cell table:style-name="ce15" table:formula="of:=((MIN([.I41:.I45])*([.C45]-[.C40])*1760)/(24*60*60*5*2))" office:value-type="float" office:value="26.3888888888889" calcext:value-type="float">
            <text:p>26.39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5]*3" office:value-type="float" office:value="429.252782193959" calcext:value-type="float">
            <text:p>429.25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516" calcext:value-type="float">
            <text:p>2516</text:p>
          </table:table-cell>
          <table:table-cell table:style-name="ce4" office:value-type="float" office:value="2524" calcext:value-type="float">
            <text:p>2524</text:p>
          </table:table-cell>
          <table:table-cell table:style-name="ce4" table:formula="of:=([.D46] - [.C46])" office:value-type="float" office:value="8" calcext:value-type="float">
            <text:p>8</text:p>
          </table:table-cell>
          <table:table-cell table:style-name="ce15" table:formula="of:=([.E46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46]-1)/5)" office:value-type="float" office:value="36.525974025974" calcext:value-type="float">
            <text:p>36.53</text:p>
          </table:table-cell>
          <table:table-cell table:style-name="ce25" table:formula="of:=([.$F$5]*3600/1760)/[.F46]" office:value-type="float" office:value="31.9602272727273" calcext:value-type="float">
            <text:p>31.96</text:p>
          </table:table-cell>
          <table:table-cell table:style-name="ce25" table:formula="of:=([.$F$5]*3600/1760)/(([.E46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6]-[.C40]))" office:value-type="float" office:value="192.307692307692" calcext:value-type="float">
            <text:p>192.31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6]*([.$C46]-[.$C41])*1760)/(24*60*60*2))" office:value-type="float" office:value="147.321428571429" calcext:value-type="float">
            <text:p>147.32</text:p>
          </table:table-cell>
          <table:table-cell table:style-name="ce15" table:formula="of:=(([.I46]*([.$C46]-[.$C41])*1760)/(24*60*60*2))" office:value-type="float" office:value="128.90625" calcext:value-type="float">
            <text:p>128.91</text:p>
          </table:table-cell>
          <table:table-cell table:style-name="ce15" table:formula="of:=(([.J46]*([.$C46]-[.$C41])*1760)/(24*60*60*2))" office:value-type="float" office:value="114.583333333333" calcext:value-type="float">
            <text:p>114.58</text:p>
          </table:table-cell>
          <table:table-cell table:style-name="ce15" table:formula="of:=(((([.I46]*[.I46])/20)+([.I46]))/3)" office:value-type="float" office:value="27.6776778796488" calcext:value-type="float">
            <text:p>27.68</text:p>
          </table:table-cell>
          <table:table-cell table:style-name="ce15" table:formula="of:=((([.I46]*[.I46])/20)+([.I46]))" office:value-type="float" office:value="83.0330336389463" calcext:value-type="float">
            <text:p>83.03</text:p>
          </table:table-cell>
          <table:table-cell table:style-name="ce15" table:formula="of:=((MIN([.I42:.I46])*([.C46]-[.C41])*1760)/(24*60*60*5*2))" office:value-type="float" office:value="22.9166666666667" calcext:value-type="float">
            <text:p>22.92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6]*3" office:value-type="float" office:value="576.923076923077" calcext:value-type="float">
            <text:p>576.92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533" calcext:value-type="float">
            <text:p>2533</text:p>
          </table:table-cell>
          <table:table-cell table:style-name="ce4" office:value-type="float" office:value="2543" calcext:value-type="float">
            <text:p>2543</text:p>
          </table:table-cell>
          <table:table-cell table:style-name="ce4" table:formula="of:=([.D47] - [.C47])" office:value-type="float" office:value="10" calcext:value-type="float">
            <text:p>10</text:p>
          </table:table-cell>
          <table:table-cell table:style-name="ce15" table:formula="of:=([.E47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7]-1)/5)" office:value-type="float" office:value="28.4090909090909" calcext:value-type="float">
            <text:p>28.41</text:p>
          </table:table-cell>
          <table:table-cell table:style-name="ce25" table:formula="of:=([.$F$5]*3600/1760)/[.F47]" office:value-type="float" office:value="25.5681818181818" calcext:value-type="float">
            <text:p>25.57</text:p>
          </table:table-cell>
          <table:table-cell table:style-name="ce25" table:formula="of:=([.$F$5]*3600/1760)/(([.E47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7]-[.C41]))" office:value-type="float" office:value="217.917675544794" calcext:value-type="float">
            <text:p>217.92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7]*([.$C47]-[.$C42])*1760)/(24*60*60*2))" office:value-type="float" office:value="106.19212962963" calcext:value-type="float">
            <text:p>106.19</text:p>
          </table:table-cell>
          <table:table-cell table:style-name="ce15" table:formula="of:=(([.I47]*([.$C47]-[.$C42])*1760)/(24*60*60*2))" office:value-type="float" office:value="95.5729166666667" calcext:value-type="float">
            <text:p>95.57</text:p>
          </table:table-cell>
          <table:table-cell table:style-name="ce15" table:formula="of:=(([.J47]*([.$C47]-[.$C42])*1760)/(24*60*60*2))" office:value-type="float" office:value="86.8844696969697" calcext:value-type="float">
            <text:p>86.88</text:p>
          </table:table-cell>
          <table:table-cell table:style-name="ce15" table:formula="of:=(((([.I47]*[.I47])/20)+([.I47]))/3)" office:value-type="float" office:value="19.4182592975207" calcext:value-type="float">
            <text:p>19.42</text:p>
          </table:table-cell>
          <table:table-cell table:style-name="ce15" table:formula="of:=((([.I47]*[.I47])/20)+([.I47]))" office:value-type="float" office:value="58.254777892562" calcext:value-type="float">
            <text:p>58.25</text:p>
          </table:table-cell>
          <table:table-cell table:style-name="ce15" table:formula="of:=((MIN([.I43:.I47])*([.C47]-[.C42])*1760)/(24*60*60*5*2))" office:value-type="float" office:value="19.1145833333333" calcext:value-type="float">
            <text:p>19.11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7]*3" office:value-type="float" office:value="653.753026634383" calcext:value-type="float">
            <text:p>653.75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548" calcext:value-type="float">
            <text:p>2548</text:p>
          </table:table-cell>
          <table:table-cell table:style-name="ce4" office:value-type="float" office:value="2557" calcext:value-type="float">
            <text:p>2557</text:p>
          </table:table-cell>
          <table:table-cell table:style-name="ce4" table:formula="of:=([.D48] - [.C48])" office:value-type="float" office:value="9" calcext:value-type="float">
            <text:p>9</text:p>
          </table:table-cell>
          <table:table-cell table:style-name="ce15" table:formula="of:=([.E48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8]-1)/5)" office:value-type="float" office:value="31.9602272727273" calcext:value-type="float">
            <text:p>31.96</text:p>
          </table:table-cell>
          <table:table-cell table:style-name="ce25" table:formula="of:=([.$F$5]*3600/1760)/[.F48]" office:value-type="float" office:value="28.4090909090909" calcext:value-type="float">
            <text:p>28.41</text:p>
          </table:table-cell>
          <table:table-cell table:style-name="ce25" table:formula="of:=([.$F$5]*3600/1760)/(([.E4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8]-[.C42]))" office:value-type="float" office:value="235.602094240838" calcext:value-type="float">
            <text:p>235.60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8]*([.$C48]-[.$C43])*1760)/(24*60*60*2))" office:value-type="float" office:value="117.1875" calcext:value-type="float">
            <text:p>117.19</text:p>
          </table:table-cell>
          <table:table-cell table:style-name="ce15" table:formula="of:=(([.I48]*([.$C48]-[.$C43])*1760)/(24*60*60*2))" office:value-type="float" office:value="104.166666666667" calcext:value-type="float">
            <text:p>104.17</text:p>
          </table:table-cell>
          <table:table-cell table:style-name="ce15" table:formula="of:=(([.J48]*([.$C48]-[.$C43])*1760)/(24*60*60*2))" office:value-type="float" office:value="93.75" calcext:value-type="float">
            <text:p>93.75</text:p>
          </table:table-cell>
          <table:table-cell table:style-name="ce15" table:formula="of:=(((([.I48]*[.I48])/20)+([.I48]))/3)" office:value-type="float" office:value="22.9209710743802" calcext:value-type="float">
            <text:p>22.92</text:p>
          </table:table-cell>
          <table:table-cell table:style-name="ce15" table:formula="of:=((([.I48]*[.I48])/20)+([.I48]))" office:value-type="float" office:value="68.7629132231405" calcext:value-type="float">
            <text:p>68.76</text:p>
          </table:table-cell>
          <table:table-cell table:style-name="ce15" table:formula="of:=((MIN([.I44:.I48])*([.C48]-[.C43])*1760)/(24*60*60*5*2))" office:value-type="float" office:value="18.75" calcext:value-type="float">
            <text:p>18.75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8]*3" office:value-type="float" office:value="706.806282722513" calcext:value-type="float">
            <text:p>706.81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556" calcext:value-type="float">
            <text:p>2556</text:p>
          </table:table-cell>
          <table:table-cell table:style-name="ce4" office:value-type="float" office:value="2566" calcext:value-type="float">
            <text:p>2566</text:p>
          </table:table-cell>
          <table:table-cell table:style-name="ce4" table:formula="of:=([.D49] - [.C49])" office:value-type="float" office:value="10" calcext:value-type="float">
            <text:p>10</text:p>
          </table:table-cell>
          <table:table-cell table:style-name="ce15" table:formula="of:=([.E4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9]-1)/5)" office:value-type="float" office:value="28.4090909090909" calcext:value-type="float">
            <text:p>28.41</text:p>
          </table:table-cell>
          <table:table-cell table:style-name="ce25" table:formula="of:=([.$F$5]*3600/1760)/[.F49]" office:value-type="float" office:value="25.5681818181818" calcext:value-type="float">
            <text:p>25.57</text:p>
          </table:table-cell>
          <table:table-cell table:style-name="ce25" table:formula="of:=([.$F$5]*3600/1760)/(([.E4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9]-[.C43]))" office:value-type="float" office:value="244.565217391304" calcext:value-type="float">
            <text:p>244.57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49]*([.$C49]-[.$C44])*1760)/(24*60*60*2))" office:value-type="float" office:value="57.5810185185185" calcext:value-type="float">
            <text:p>57.58</text:p>
          </table:table-cell>
          <table:table-cell table:style-name="ce15" table:formula="of:=(([.I49]*([.$C49]-[.$C44])*1760)/(24*60*60*2))" office:value-type="float" office:value="51.8229166666667" calcext:value-type="float">
            <text:p>51.82</text:p>
          </table:table-cell>
          <table:table-cell table:style-name="ce15" table:formula="of:=(([.J49]*([.$C49]-[.$C44])*1760)/(24*60*60*2))" office:value-type="float" office:value="47.1117424242424" calcext:value-type="float">
            <text:p>47.11</text:p>
          </table:table-cell>
          <table:table-cell table:style-name="ce15" table:formula="of:=(((([.I49]*[.I49])/20)+([.I49]))/3)" office:value-type="float" office:value="19.4182592975207" calcext:value-type="float">
            <text:p>19.42</text:p>
          </table:table-cell>
          <table:table-cell table:style-name="ce15" table:formula="of:=((([.I49]*[.I49])/20)+([.I49]))" office:value-type="float" office:value="58.254777892562" calcext:value-type="float">
            <text:p>58.25</text:p>
          </table:table-cell>
          <table:table-cell table:style-name="ce15" table:formula="of:=((MIN([.I45:.I49])*([.C49]-[.C44])*1760)/(24*60*60*5*2))" office:value-type="float" office:value="10.3645833333333" calcext:value-type="float">
            <text:p>10.36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49]*3" office:value-type="float" office:value="733.695652173913" calcext:value-type="float">
            <text:p>733.70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726" calcext:value-type="float">
            <text:p>2726</text:p>
          </table:table-cell>
          <table:table-cell table:style-name="ce4" office:value-type="float" office:value="2736" calcext:value-type="float">
            <text:p>2736</text:p>
          </table:table-cell>
          <table:table-cell table:style-name="ce4" table:formula="of:=([.D50] - [.C50])" office:value-type="float" office:value="10" calcext:value-type="float">
            <text:p>10</text:p>
          </table:table-cell>
          <table:table-cell table:style-name="ce15" table:formula="of:=([.E5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50]-1)/5)" office:value-type="float" office:value="28.4090909090909" calcext:value-type="float">
            <text:p>28.41</text:p>
          </table:table-cell>
          <table:table-cell table:style-name="ce25" table:formula="of:=([.$F$5]*3600/1760)/[.F50]" office:value-type="float" office:value="25.5681818181818" calcext:value-type="float">
            <text:p>25.57</text:p>
          </table:table-cell>
          <table:table-cell table:style-name="ce25" table:formula="of:=([.$F$5]*3600/1760)/(([.E5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0]-[.C44]))" office:value-type="float" office:value="243.90243902439" calcext:value-type="float">
            <text:p>243.90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0]*([.$C50]-[.$C45])*1760)/(24*60*60*2))" office:value-type="float" office:value="64.2361111111111" calcext:value-type="float">
            <text:p>64.24</text:p>
          </table:table-cell>
          <table:table-cell table:style-name="ce15" table:formula="of:=(([.I50]*([.$C50]-[.$C45])*1760)/(24*60*60*2))" office:value-type="float" office:value="57.8125" calcext:value-type="float">
            <text:p>57.81</text:p>
          </table:table-cell>
          <table:table-cell table:style-name="ce15" table:formula="of:=(([.J50]*([.$C50]-[.$C45])*1760)/(24*60*60*2))" office:value-type="float" office:value="52.5568181818182" calcext:value-type="float">
            <text:p>52.56</text:p>
          </table:table-cell>
          <table:table-cell table:style-name="ce15" table:formula="of:=(((([.I50]*[.I50])/20)+([.I50]))/3)" office:value-type="float" office:value="19.4182592975207" calcext:value-type="float">
            <text:p>19.42</text:p>
          </table:table-cell>
          <table:table-cell table:style-name="ce15" table:formula="of:=((([.I50]*[.I50])/20)+([.I50]))" office:value-type="float" office:value="58.254777892562" calcext:value-type="float">
            <text:p>58.25</text:p>
          </table:table-cell>
          <table:table-cell table:style-name="ce15" table:formula="of:=((MIN([.I46:.I50])*([.C50]-[.C45])*1760)/(24*60*60*5*2))" office:value-type="float" office:value="11.5625" calcext:value-type="float">
            <text:p>11.56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0]*3" office:value-type="float" office:value="731.707317073171" calcext:value-type="float">
            <text:p>731.71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815" calcext:value-type="float">
            <text:p>2815</text:p>
          </table:table-cell>
          <table:table-cell table:style-name="ce4" office:value-type="float" office:value="2824" calcext:value-type="float">
            <text:p>2824</text:p>
          </table:table-cell>
          <table:table-cell table:style-name="ce4" table:formula="of:=([.D51] - [.C51])" office:value-type="float" office:value="9" calcext:value-type="float">
            <text:p>9</text:p>
          </table:table-cell>
          <table:table-cell table:style-name="ce15" table:formula="of:=([.E51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51]-1)/5)" office:value-type="float" office:value="31.9602272727273" calcext:value-type="float">
            <text:p>31.96</text:p>
          </table:table-cell>
          <table:table-cell table:style-name="ce25" table:formula="of:=([.$F$5]*3600/1760)/[.F51]" office:value-type="float" office:value="28.4090909090909" calcext:value-type="float">
            <text:p>28.41</text:p>
          </table:table-cell>
          <table:table-cell table:style-name="ce25" table:formula="of:=([.$F$5]*3600/1760)/(([.E5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1]-[.C45]))" office:value-type="float" office:value="289.389067524116" calcext:value-type="float">
            <text:p>289.39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1]*([.$C51]-[.$C46])*1760)/(24*60*60*2))" office:value-type="float" office:value="97.3307291666667" calcext:value-type="float">
            <text:p>97.33</text:p>
          </table:table-cell>
          <table:table-cell table:style-name="ce15" table:formula="of:=(([.I51]*([.$C51]-[.$C46])*1760)/(24*60*60*2))" office:value-type="float" office:value="86.5162037037037" calcext:value-type="float">
            <text:p>86.52</text:p>
          </table:table-cell>
          <table:table-cell table:style-name="ce15" table:formula="of:=(([.J51]*([.$C51]-[.$C46])*1760)/(24*60*60*2))" office:value-type="float" office:value="77.8645833333333" calcext:value-type="float">
            <text:p>77.86</text:p>
          </table:table-cell>
          <table:table-cell table:style-name="ce15" table:formula="of:=(((([.I51]*[.I51])/20)+([.I51]))/3)" office:value-type="float" office:value="22.9209710743802" calcext:value-type="float">
            <text:p>22.92</text:p>
          </table:table-cell>
          <table:table-cell table:style-name="ce15" table:formula="of:=((([.I51]*[.I51])/20)+([.I51]))" office:value-type="float" office:value="68.7629132231405" calcext:value-type="float">
            <text:p>68.76</text:p>
          </table:table-cell>
          <table:table-cell table:style-name="ce15" table:formula="of:=((MIN([.I47:.I51])*([.C51]-[.C46])*1760)/(24*60*60*5*2))" office:value-type="float" office:value="15.5729166666667" calcext:value-type="float">
            <text:p>15.57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1]*3" office:value-type="float" office:value="868.167202572347" calcext:value-type="float">
            <text:p>868.17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860" calcext:value-type="float">
            <text:p>2860</text:p>
          </table:table-cell>
          <table:table-cell table:style-name="ce4" office:value-type="float" office:value="2866" calcext:value-type="float">
            <text:p>2866</text:p>
          </table:table-cell>
          <table:table-cell table:style-name="ce4" table:formula="of:=([.D52] - [.C52])" office:value-type="float" office:value="6" calcext:value-type="float">
            <text:p>6</text:p>
          </table:table-cell>
          <table:table-cell table:style-name="ce15" table:formula="of:=([.E52]/5)" office:value-type="float" office:value="1.2" calcext:value-type="float">
            <text:p>1.2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52]-1)/5)" office:value-type="float" office:value="51.1363636363636" calcext:value-type="float">
            <text:p>51.14</text:p>
          </table:table-cell>
          <table:table-cell table:style-name="ce25" table:formula="of:=([.$F$5]*3600/1760)/[.F52]" office:value-type="float" office:value="42.6136363636364" calcext:value-type="float">
            <text:p>42.61</text:p>
          </table:table-cell>
          <table:table-cell table:style-name="ce25" table:formula="of:=([.$F$5]*3600/1760)/(([.E52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2]-[.C46]))" office:value-type="float" office:value="261.627906976744" calcext:value-type="float">
            <text:p>261.63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2]*([.$C52]-[.$C47])*1760)/(24*60*60*2))" office:value-type="float" office:value="170.3125" calcext:value-type="float">
            <text:p>170.31</text:p>
          </table:table-cell>
          <table:table-cell table:style-name="ce15" table:formula="of:=(([.I52]*([.$C52]-[.$C47])*1760)/(24*60*60*2))" office:value-type="float" office:value="141.927083333333" calcext:value-type="float">
            <text:p>141.93</text:p>
          </table:table-cell>
          <table:table-cell table:style-name="ce15" table:formula="of:=(([.J52]*([.$C52]-[.$C47])*1760)/(24*60*60*2))" office:value-type="float" office:value="121.651785714286" calcext:value-type="float">
            <text:p>121.65</text:p>
          </table:table-cell>
          <table:table-cell table:style-name="ce15" table:formula="of:=(((([.I52]*[.I52])/20)+([.I52]))/3)" office:value-type="float" office:value="44.4699121900826" calcext:value-type="float">
            <text:p>44.47</text:p>
          </table:table-cell>
          <table:table-cell table:style-name="ce15" table:formula="of:=((([.I52]*[.I52])/20)+([.I52]))" office:value-type="float" office:value="133.409736570248" calcext:value-type="float">
            <text:p>133.41</text:p>
          </table:table-cell>
          <table:table-cell table:style-name="ce15" table:formula="of:=((MIN([.I48:.I52])*([.C52]-[.C47])*1760)/(24*60*60*5*2))" office:value-type="float" office:value="17.03125" calcext:value-type="float">
            <text:p>17.03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2]*3" office:value-type="float" office:value="784.883720930233" calcext:value-type="float">
            <text:p>784.88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888" calcext:value-type="float">
            <text:p>2888</text:p>
          </table:table-cell>
          <table:table-cell table:style-name="ce4" office:value-type="float" office:value="2897" calcext:value-type="float">
            <text:p>2897</text:p>
          </table:table-cell>
          <table:table-cell table:style-name="ce4" table:formula="of:=([.D53] - [.C53])" office:value-type="float" office:value="9" calcext:value-type="float">
            <text:p>9</text:p>
          </table:table-cell>
          <table:table-cell table:style-name="ce15" table:formula="of:=([.E5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53]-1)/5)" office:value-type="float" office:value="31.9602272727273" calcext:value-type="float">
            <text:p>31.96</text:p>
          </table:table-cell>
          <table:table-cell table:style-name="ce25" table:formula="of:=([.$F$5]*3600/1760)/[.F53]" office:value-type="float" office:value="28.4090909090909" calcext:value-type="float">
            <text:p>28.41</text:p>
          </table:table-cell>
          <table:table-cell table:style-name="ce25" table:formula="of:=([.$F$5]*3600/1760)/(([.E5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3]-[.C47]))" office:value-type="float" office:value="253.521126760563" calcext:value-type="float">
            <text:p>253.52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3]*([.$C53]-[.$C48])*1760)/(24*60*60*2))" office:value-type="float" office:value="110.677083333333" calcext:value-type="float">
            <text:p>110.68</text:p>
          </table:table-cell>
          <table:table-cell table:style-name="ce15" table:formula="of:=(([.I53]*([.$C53]-[.$C48])*1760)/(24*60*60*2))" office:value-type="float" office:value="98.3796296296296" calcext:value-type="float">
            <text:p>98.38</text:p>
          </table:table-cell>
          <table:table-cell table:style-name="ce15" table:formula="of:=(([.J53]*([.$C53]-[.$C48])*1760)/(24*60*60*2))" office:value-type="float" office:value="88.5416666666667" calcext:value-type="float">
            <text:p>88.54</text:p>
          </table:table-cell>
          <table:table-cell table:style-name="ce15" table:formula="of:=(((([.I53]*[.I53])/20)+([.I53]))/3)" office:value-type="float" office:value="22.9209710743802" calcext:value-type="float">
            <text:p>22.92</text:p>
          </table:table-cell>
          <table:table-cell table:style-name="ce15" table:formula="of:=((([.I53]*[.I53])/20)+([.I53]))" office:value-type="float" office:value="68.7629132231405" calcext:value-type="float">
            <text:p>68.76</text:p>
          </table:table-cell>
          <table:table-cell table:style-name="ce15" table:formula="of:=((MIN([.I49:.I53])*([.C53]-[.C48])*1760)/(24*60*60*5*2))" office:value-type="float" office:value="17.7083333333333" calcext:value-type="float">
            <text:p>17.71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3]*3" office:value-type="float" office:value="760.56338028169" calcext:value-type="float">
            <text:p>760.56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897" calcext:value-type="float">
            <text:p>2897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table:formula="of:=([.D54] - [.C54])" office:value-type="float" office:value="10" calcext:value-type="float">
            <text:p>10</text:p>
          </table:table-cell>
          <table:table-cell table:style-name="ce15" table:formula="of:=([.E5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54]-1)/5)" office:value-type="float" office:value="28.4090909090909" calcext:value-type="float">
            <text:p>28.41</text:p>
          </table:table-cell>
          <table:table-cell table:style-name="ce25" table:formula="of:=([.$F$5]*3600/1760)/[.F54]" office:value-type="float" office:value="25.5681818181818" calcext:value-type="float">
            <text:p>25.57</text:p>
          </table:table-cell>
          <table:table-cell table:style-name="ce25" table:formula="of:=([.$F$5]*3600/1760)/(([.E5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4]-[.C48]))" office:value-type="float" office:value="257.879656160458" calcext:value-type="float">
            <text:p>257.88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4]*([.$C54]-[.$C49])*1760)/(24*60*60*2))" office:value-type="float" office:value="98.6689814814815" calcext:value-type="float">
            <text:p>98.67</text:p>
          </table:table-cell>
          <table:table-cell table:style-name="ce15" table:formula="of:=(([.I54]*([.$C54]-[.$C49])*1760)/(24*60*60*2))" office:value-type="float" office:value="88.8020833333333" calcext:value-type="float">
            <text:p>88.80</text:p>
          </table:table-cell>
          <table:table-cell table:style-name="ce15" table:formula="of:=(([.J54]*([.$C54]-[.$C49])*1760)/(24*60*60*2))" office:value-type="float" office:value="80.7291666666667" calcext:value-type="float">
            <text:p>80.73</text:p>
          </table:table-cell>
          <table:table-cell table:style-name="ce15" table:formula="of:=(((([.I54]*[.I54])/20)+([.I54]))/3)" office:value-type="float" office:value="19.4182592975207" calcext:value-type="float">
            <text:p>19.42</text:p>
          </table:table-cell>
          <table:table-cell table:style-name="ce15" table:formula="of:=((([.I54]*[.I54])/20)+([.I54]))" office:value-type="float" office:value="58.254777892562" calcext:value-type="float">
            <text:p>58.25</text:p>
          </table:table-cell>
          <table:table-cell table:style-name="ce15" table:formula="of:=((MIN([.I32:.I54])*([.C54]-[.C31])*1760)/(24*60*60*5*2))" office:value-type="float" office:value="64.9621212121212" calcext:value-type="float">
            <text:p>64.96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4]*3" office:value-type="float" office:value="773.638968481375" calcext:value-type="float">
            <text:p>773.64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2920" calcext:value-type="float">
            <text:p>2920</text:p>
          </table:table-cell>
          <table:table-cell table:style-name="ce4" table:formula="of:=([.D55] - [.C55])" office:value-type="float" office:value="9" calcext:value-type="float">
            <text:p>9</text:p>
          </table:table-cell>
          <table:table-cell table:style-name="ce15" table:formula="of:=([.E5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55]-1)/5)" office:value-type="float" office:value="31.9602272727273" calcext:value-type="float">
            <text:p>31.96</text:p>
          </table:table-cell>
          <table:table-cell table:style-name="ce25" table:formula="of:=([.$F$5]*3600/1760)/[.F55]" office:value-type="float" office:value="28.4090909090909" calcext:value-type="float">
            <text:p>28.41</text:p>
          </table:table-cell>
          <table:table-cell table:style-name="ce25" table:formula="of:=([.$F$5]*3600/1760)/(([.E5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5]-[.C49]))" office:value-type="float" office:value="253.521126760563" calcext:value-type="float">
            <text:p>253.52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5]*([.$C55]-[.$C50])*1760)/(24*60*60*2))" office:value-type="float" office:value="60.2213541666667" calcext:value-type="float">
            <text:p>60.22</text:p>
          </table:table-cell>
          <table:table-cell table:style-name="ce15" table:formula="of:=(([.I55]*([.$C55]-[.$C50])*1760)/(24*60*60*2))" office:value-type="float" office:value="53.5300925925926" calcext:value-type="float">
            <text:p>53.53</text:p>
          </table:table-cell>
          <table:table-cell table:style-name="ce15" table:formula="of:=(([.J55]*([.$C55]-[.$C50])*1760)/(24*60*60*2))" office:value-type="float" office:value="48.1770833333333" calcext:value-type="float">
            <text:p>48.18</text:p>
          </table:table-cell>
          <table:table-cell table:style-name="ce15" table:formula="of:=(((([.I55]*[.I55])/20)+([.I55]))/3)" office:value-type="float" office:value="22.9209710743802" calcext:value-type="float">
            <text:p>22.92</text:p>
          </table:table-cell>
          <table:table-cell table:style-name="ce15" table:formula="of:=((([.I55]*[.I55])/20)+([.I55]))" office:value-type="float" office:value="68.7629132231405" calcext:value-type="float">
            <text:p>68.76</text:p>
          </table:table-cell>
          <table:table-cell table:style-name="ce15" table:formula="of:=((MIN([.I33:.I55])*([.C55]-[.C32])*1760)/(24*60*60*5*2))" office:value-type="float" office:value="65.0094696969697" calcext:value-type="float">
            <text:p>65.01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5]*3" office:value-type="float" office:value="760.56338028169" calcext:value-type="float">
            <text:p>760.56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928" calcext:value-type="float">
            <text:p>2928</text:p>
          </table:table-cell>
          <table:table-cell table:style-name="ce4" office:value-type="float" office:value="2938" calcext:value-type="float">
            <text:p>2938</text:p>
          </table:table-cell>
          <table:table-cell table:style-name="ce4" table:formula="of:=([.D56] - [.C56])" office:value-type="float" office:value="10" calcext:value-type="float">
            <text:p>10</text:p>
          </table:table-cell>
          <table:table-cell table:style-name="ce15" table:formula="of:=([.E5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56]-1)/5)" office:value-type="float" office:value="28.4090909090909" calcext:value-type="float">
            <text:p>28.41</text:p>
          </table:table-cell>
          <table:table-cell table:style-name="ce25" table:formula="of:=([.$F$5]*3600/1760)/[.F56]" office:value-type="float" office:value="25.5681818181818" calcext:value-type="float">
            <text:p>25.57</text:p>
          </table:table-cell>
          <table:table-cell table:style-name="ce25" table:formula="of:=([.$F$5]*3600/1760)/(([.E5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6]-[.C50]))" office:value-type="float" office:value="445.544554455446" calcext:value-type="float">
            <text:p>445.54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6]*([.$C56]-[.$C51])*1760)/(24*60*60*2))" office:value-type="float" office:value="32.6967592592593" calcext:value-type="float">
            <text:p>32.70</text:p>
          </table:table-cell>
          <table:table-cell table:style-name="ce15" table:formula="of:=(([.I56]*([.$C56]-[.$C51])*1760)/(24*60*60*2))" office:value-type="float" office:value="29.4270833333333" calcext:value-type="float">
            <text:p>29.43</text:p>
          </table:table-cell>
          <table:table-cell table:style-name="ce15" table:formula="of:=(([.J56]*([.$C56]-[.$C51])*1760)/(24*60*60*2))" office:value-type="float" office:value="26.7518939393939" calcext:value-type="float">
            <text:p>26.75</text:p>
          </table:table-cell>
          <table:table-cell table:style-name="ce15" table:formula="of:=(((([.I56]*[.I56])/20)+([.I56]))/3)" office:value-type="float" office:value="19.4182592975207" calcext:value-type="float">
            <text:p>19.42</text:p>
          </table:table-cell>
          <table:table-cell table:style-name="ce15" table:formula="of:=((([.I56]*[.I56])/20)+([.I56]))" office:value-type="float" office:value="58.254777892562" calcext:value-type="float">
            <text:p>58.25</text:p>
          </table:table-cell>
          <table:table-cell table:style-name="ce15" table:formula="of:=((MIN([.I34:.I56])*([.C56]-[.C33])*1760)/(24*60*60*5*2))" office:value-type="float" office:value="64.4412878787879" calcext:value-type="float">
            <text:p>64.44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6]*3" office:value-type="float" office:value="1336.63366336634" calcext:value-type="float">
            <text:p>1336.63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951" calcext:value-type="float">
            <text:p>2951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7] - [.C57])" office:value-type="float" office:value="13" calcext:value-type="float">
            <text:p>13</text:p>
          </table:table-cell>
          <table:table-cell table:style-name="ce15" table:formula="of:=([.E57]/5)" office:value-type="float" office:value="2.6" calcext:value-type="float">
            <text:p>2.6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57]-1)/5)" office:value-type="float" office:value="21.3068181818182" calcext:value-type="float">
            <text:p>21.31</text:p>
          </table:table-cell>
          <table:table-cell table:style-name="ce25" table:formula="of:=([.$F$5]*3600/1760)/[.F57]" office:value-type="float" office:value="19.6678321678322" calcext:value-type="float">
            <text:p>19.67</text:p>
          </table:table-cell>
          <table:table-cell table:style-name="ce25" table:formula="of:=([.$F$5]*3600/1760)/(([.E57]+1)/5)" office:value-type="float" office:value="18.262987012987" calcext:value-type="float">
            <text:p>18.2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7]-[.C51]))" office:value-type="float" office:value="661.764705882353" calcext:value-type="float">
            <text:p>661.76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7]*([.$C57]-[.$C52])*1760)/(24*60*60*2))" office:value-type="float" office:value="19.7482638888889" calcext:value-type="float">
            <text:p>19.75</text:p>
          </table:table-cell>
          <table:table-cell table:style-name="ce15" table:formula="of:=(([.I57]*([.$C57]-[.$C52])*1760)/(24*60*60*2))" office:value-type="float" office:value="18.2291666666667" calcext:value-type="float">
            <text:p>18.23</text:p>
          </table:table-cell>
          <table:table-cell table:style-name="ce15" table:formula="of:=(([.J57]*([.$C57]-[.$C52])*1760)/(24*60*60*2))" office:value-type="float" office:value="16.9270833333333" calcext:value-type="float">
            <text:p>16.93</text:p>
          </table:table-cell>
          <table:table-cell table:style-name="ce15" table:formula="of:=(((([.I57]*[.I57])/20)+([.I57]))/3)" office:value-type="float" office:value="13.0030044256443" calcext:value-type="float">
            <text:p>13.00</text:p>
          </table:table-cell>
          <table:table-cell table:style-name="ce15" table:formula="of:=((([.I57]*[.I57])/20)+([.I57]))" office:value-type="float" office:value="39.0090132769329" calcext:value-type="float">
            <text:p>39.01</text:p>
          </table:table-cell>
          <table:table-cell table:style-name="ce15" table:formula="of:=((MIN([.I35:.I57])*([.C57]-[.C34])*1760)/(24*60*60*5*2))" office:value-type="float" office:value="51.8830128205128" calcext:value-type="float">
            <text:p>51.88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7]*3" office:value-type="float" office:value="1985.29411764706" calcext:value-type="float">
            <text:p>1985.29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954" calcext:value-type="float">
            <text:p>2954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8] - [.C58])" office:value-type="float" office:value="10" calcext:value-type="float">
            <text:p>10</text:p>
          </table:table-cell>
          <table:table-cell table:style-name="ce15" table:formula="of:=([.E58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58]-1)/5)" office:value-type="float" office:value="28.4090909090909" calcext:value-type="float">
            <text:p>28.41</text:p>
          </table:table-cell>
          <table:table-cell table:style-name="ce25" table:formula="of:=([.$F$5]*3600/1760)/[.F58]" office:value-type="float" office:value="25.5681818181818" calcext:value-type="float">
            <text:p>25.57</text:p>
          </table:table-cell>
          <table:table-cell table:style-name="ce25" table:formula="of:=([.$F$5]*3600/1760)/(([.E58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8]-[.C52]))" office:value-type="float" office:value="957.446808510638" calcext:value-type="float">
            <text:p>957.45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8]*([.$C58]-[.$C53])*1760)/(24*60*60*2))" office:value-type="float" office:value="19.0972222222222" calcext:value-type="float">
            <text:p>19.10</text:p>
          </table:table-cell>
          <table:table-cell table:style-name="ce15" table:formula="of:=(([.I58]*([.$C58]-[.$C53])*1760)/(24*60*60*2))" office:value-type="float" office:value="17.1875" calcext:value-type="float">
            <text:p>17.19</text:p>
          </table:table-cell>
          <table:table-cell table:style-name="ce15" table:formula="of:=(([.J58]*([.$C58]-[.$C53])*1760)/(24*60*60*2))" office:value-type="float" office:value="15.625" calcext:value-type="float">
            <text:p>15.63</text:p>
          </table:table-cell>
          <table:table-cell table:style-name="ce15" table:formula="of:=(((([.I58]*[.I58])/20)+([.I58]))/3)" office:value-type="float" office:value="19.4182592975207" calcext:value-type="float">
            <text:p>19.42</text:p>
          </table:table-cell>
          <table:table-cell table:style-name="ce15" table:formula="of:=((([.I58]*[.I58])/20)+([.I58]))" office:value-type="float" office:value="58.254777892562" calcext:value-type="float">
            <text:p>58.25</text:p>
          </table:table-cell>
          <table:table-cell table:style-name="ce15" table:formula="of:=((MIN([.I36:.I58])*([.C58]-[.C35])*1760)/(24*60*60*5*2))" office:value-type="float" office:value="47.4759615384615" calcext:value-type="float">
            <text:p>47.48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8]*3" office:value-type="float" office:value="2872.34042553191" calcext:value-type="float">
            <text:p>2872.34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4" office:value-type="float" office:value="2964" calcext:value-type="float">
            <text:p>2964</text:p>
          </table:table-cell>
          <table:table-cell table:style-name="ce4" office:value-type="float" office:value="2974" calcext:value-type="float">
            <text:p>2974</text:p>
          </table:table-cell>
          <table:table-cell table:style-name="ce4" table:formula="of:=([.D59] - [.C59])" office:value-type="float" office:value="10" calcext:value-type="float">
            <text:p>10</text:p>
          </table:table-cell>
          <table:table-cell table:style-name="ce15" table:formula="of:=([.E5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59]-1)/5)" office:value-type="float" office:value="28.4090909090909" calcext:value-type="float">
            <text:p>28.41</text:p>
          </table:table-cell>
          <table:table-cell table:style-name="ce25" table:formula="of:=([.$F$5]*3600/1760)/[.F59]" office:value-type="float" office:value="25.5681818181818" calcext:value-type="float">
            <text:p>25.57</text:p>
          </table:table-cell>
          <table:table-cell table:style-name="ce25" table:formula="of:=([.$F$5]*3600/1760)/(([.E5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9]-[.C53]))" office:value-type="float" office:value="1184.21052631579" calcext:value-type="float">
            <text:p>1184.21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5" table:formula="of:=(([.H59]*([.$C59]-[.$C54])*1760)/(24*60*60*2))" office:value-type="float" office:value="19.3865740740741" calcext:value-type="float">
            <text:p>19.39</text:p>
          </table:table-cell>
          <table:table-cell table:style-name="ce15" table:formula="of:=(([.I59]*([.$C59]-[.$C54])*1760)/(24*60*60*2))" office:value-type="float" office:value="17.4479166666667" calcext:value-type="float">
            <text:p>17.45</text:p>
          </table:table-cell>
          <table:table-cell table:style-name="ce15" table:formula="of:=(([.J59]*([.$C59]-[.$C54])*1760)/(24*60*60*2))" office:value-type="float" office:value="15.8617424242424" calcext:value-type="float">
            <text:p>15.86</text:p>
          </table:table-cell>
          <table:table-cell table:style-name="ce15" table:formula="of:=(((([.I59]*[.I59])/20)+([.I59]))/3)" office:value-type="float" office:value="19.4182592975207" calcext:value-type="float">
            <text:p>19.42</text:p>
          </table:table-cell>
          <table:table-cell table:style-name="ce15" table:formula="of:=((([.I59]*[.I59])/20)+([.I59]))" office:value-type="float" office:value="58.254777892562" calcext:value-type="float">
            <text:p>58.25</text:p>
          </table:table-cell>
          <table:table-cell table:style-name="ce15" table:formula="of:=((MIN([.I37:.I59])*([.C59]-[.C36])*1760)/(24*60*60*5*2))" office:value-type="float" office:value="47.676282051282" calcext:value-type="float">
            <text:p>47.68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5" table:formula="of:=[.L59]*3" office:value-type="float" office:value="3552.63157894737" calcext:value-type="float">
            <text:p>3552.63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5" office:value-type="float" office:value="3020" calcext:value-type="float">
            <text:p>3020</text:p>
          </table:table-cell>
          <table:table-cell table:style-name="ce5" office:value-type="float" office:value="3028" calcext:value-type="float">
            <text:p>3028</text:p>
          </table:table-cell>
          <table:table-cell table:style-name="ce5" table:formula="of:=([.D60] - [.C60])" office:value-type="float" office:value="8" calcext:value-type="float">
            <text:p>8</text:p>
          </table:table-cell>
          <table:table-cell table:style-name="ce16" table:formula="of:=([.E60]/5)" office:value-type="float" office:value="1.6" calcext:value-type="float">
            <text:p>1.60</text:p>
          </table:table-cell>
          <table:table-cell table:style-name="ce5" office:value-type="float" office:value="1" calcext:value-type="float">
            <text:p>1</text:p>
          </table:table-cell>
          <table:table-cell table:style-name="ce26" table:formula="of:=([.$F$5]*3600/1760)/(([.E60]-1)/5)" office:value-type="float" office:value="36.525974025974" calcext:value-type="float">
            <text:p>36.53</text:p>
          </table:table-cell>
          <table:table-cell table:style-name="ce26" table:formula="of:=([.$F$5]*3600/1760)/[.F60]" office:value-type="float" office:value="31.9602272727273" calcext:value-type="float">
            <text:p>31.96</text:p>
          </table:table-cell>
          <table:table-cell table:style-name="ce26" table:formula="of:=([.$F$5]*3600/1760)/(([.E60]+1)/5)" office:value-type="float" office:value="28.4090909090909" calcext:value-type="float">
            <text:p>28.41</text:p>
          </table:table-cell>
          <table:table-cell table:style-name="ce16" table:formula="of:=AVERAGE([.$I$10:.$I$60])" office:value-type="float" office:value="29.1689287762149" calcext:value-type="float">
            <text:p>29.17</text:p>
          </table:table-cell>
          <table:table-cell table:style-name="ce32" table:formula="of:=(5*5*60*60)/(([.C60]-[.C54]))" office:value-type="float" office:value="731.707317073171" calcext:value-type="float">
            <text:p>731.71</text:p>
          </table:table-cell>
          <table:table-cell table:style-name="ce14" table:formula="of:=COUNT([.$K$10:.$K$60])*(60/[.$F$8])" office:value-type="float" office:value="306" calcext:value-type="float">
            <text:p>306.00</text:p>
          </table:table-cell>
          <table:table-cell table:style-name="ce16" table:formula="of:=(([.H60]*([.$C60]-[.$C55])*1760)/(24*60*60*2))" office:value-type="float" office:value="40.5505952380952" calcext:value-type="float">
            <text:p>40.55</text:p>
          </table:table-cell>
          <table:table-cell table:style-name="ce16" table:formula="of:=(([.I60]*([.$C60]-[.$C55])*1760)/(24*60*60*2))" office:value-type="float" office:value="35.4817708333333" calcext:value-type="float">
            <text:p>35.48</text:p>
          </table:table-cell>
          <table:table-cell table:style-name="ce16" table:formula="of:=(([.J60]*([.$C60]-[.$C55])*1760)/(24*60*60*2))" office:value-type="float" office:value="31.5393518518519" calcext:value-type="float">
            <text:p>31.54</text:p>
          </table:table-cell>
          <table:table-cell table:style-name="ce16" table:formula="of:=(((([.I60]*[.I60])/20)+([.I60]))/3)" office:value-type="float" office:value="27.6776778796488" calcext:value-type="float">
            <text:p>27.68</text:p>
          </table:table-cell>
          <table:table-cell table:style-name="ce16" table:formula="of:=((([.I60]*[.I60])/20)+([.I60]))" office:value-type="float" office:value="83.0330336389463" calcext:value-type="float">
            <text:p>83.03</text:p>
          </table:table-cell>
          <table:table-cell table:style-name="ce16" table:formula="of:=((MIN([.I38:.I60])*([.C60]-[.C37])*1760)/(24*60*60*5*2))" office:value-type="float" office:value="49.7596153846154" calcext:value-type="float">
            <text:p>49.76</text:p>
          </table:table-cell>
          <table:table-cell table:style-name="ce14" table:formula="of:=COUNT([.$K$10:.$K$60])*((60/[.$F$8]) * 2)" office:value-type="float" office:value="612" calcext:value-type="float">
            <text:p>612.00</text:p>
          </table:table-cell>
          <table:table-cell table:style-name="ce16" table:formula="of:=[.L60]*3" office:value-type="float" office:value="2195.12195121951" calcext:value-type="float">
            <text:p>2195.12</text:p>
          </table:table-cell>
          <table:table-cell table:style-name="ce8" table:number-columns-repeated="2"/>
          <table:table-cell table:number-columns-repeated="4"/>
        </table:table-row>
        <table:table-row table:style-name="ro1">
          <table:table-cell table:number-columns-repeated="6"/>
          <table:table-cell table:style-name="ce21" office:value-type="string" calcext:value-type="string">
            <text:p>Sample - 10 minutes</text:p>
          </table:table-cell>
          <table:table-cell table:style-name="ce27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5"/>
          <table:table-cell table:style-name="ce17" office:value-type="string" calcext:value-type="string">
            <text:p>into town R to L</text:p>
          </table:table-cell>
          <table:table-cell table:style-name="ce2" table:formula="of:=SUM([.G10:.G60])" office:value-type="float" office:value="22" calcext:value-type="float">
            <text:p>22</text:p>
          </table:table-cell>
          <table:table-cell table:style-name="ce28" table:formula="of:=([.G62]*6)" office:value-type="float" office:value="132" calcext:value-type="float">
            <text:p>132.00</text:p>
          </table:table-cell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5"/>
          <table:table-cell table:style-name="ce17" office:value-type="string" calcext:value-type="string">
            <text:p>out of town L to R</text:p>
          </table:table-cell>
          <table:table-cell table:style-name="ce2" table:formula="of:=((COUNT([.G10:.G60])-[.G62]))" office:value-type="float" office:value="29" calcext:value-type="float">
            <text:p>29</text:p>
          </table:table-cell>
          <table:table-cell table:style-name="ce28" table:formula="of:=([.G63]*6)" office:value-type="float" office:value="174" calcext:value-type="float">
            <text:p>174.00</text:p>
          </table:table-cell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8" table:number-columns-repeated="2"/>
          <table:table-cell table:number-columns-repeated="11"/>
        </table:table-row>
        <table:table-row table:style-name="ro1">
          <table:table-cell table:number-columns-repeated="10"/>
          <table:table-cell table:style-name="Default"/>
          <table:table-cell table:number-columns-repeated="16"/>
        </table:table-row>
        <table:table-row table:style-name="ro1">
          <table:table-cell table:number-columns-repeated="5"/>
          <table:table-cell table:style-name="ce18"/>
          <table:table-cell table:number-columns-repeated="6"/>
          <table:table-cell table:style-name="Default"/>
          <table:table-cell table:number-columns-repeated="14"/>
        </table:table-row>
        <table:table-row table:style-name="ro1">
          <table:table-cell table:number-columns-repeated="12"/>
          <table:table-cell table:style-name="Default"/>
          <table:table-cell table:number-columns-repeated="14"/>
        </table:table-row>
        <table:table-row table:style-name="ro1">
          <table:table-cell table:number-columns-repeated="15"/>
          <table:table-cell table:style-name="ce8"/>
          <table:table-cell table:number-columns-repeated="11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9"/>
        </table:table-row>
        <table:table-row table:style-name="ro1" table:number-rows-repeated="288">
          <table:table-cell table:number-columns-repeated="14"/>
          <table:table-cell table:style-name="ce8" table:number-columns-repeated="6"/>
          <table:table-cell table:number-columns-repeated="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0"/>
          <table:table-cell table:style-name="Default"/>
          <table:table-cell table:number-columns-repeated="16"/>
        </table:table-row>
        <table:table-row table:style-name="ro1">
          <table:table-cell table:number-columns-repeated="5"/>
          <table:table-cell table:style-name="ce19"/>
          <table:table-cell table:number-columns-repeated="6"/>
          <table:table-cell table:style-name="Default"/>
          <table:table-cell table:number-columns-repeated="14"/>
        </table:table-row>
        <table:table-row table:style-name="ro1">
          <table:table-cell table:number-columns-repeated="12"/>
          <table:table-cell table:style-name="Default"/>
          <table:table-cell table:number-columns-repeated="14"/>
        </table:table-row>
        <table:table-row table:style-name="ro1">
          <table:table-cell table:number-columns-repeated="15"/>
          <table:table-cell table:style-name="ce8"/>
          <table:table-cell table:number-columns-repeated="11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9"/>
        </table:table-row>
        <table:table-row table:style-name="ro1" table:number-rows-repeated="64">
          <table:table-cell table:number-columns-repeated="14"/>
          <table:table-cell table:style-name="ce8" table:number-columns-repeated="6"/>
          <table:table-cell table:number-columns-repeated="7"/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5"/>
          <table:table-cell table:style-name="ce19"/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5"/>
          <table:table-cell table:style-name="ce8"/>
          <table:table-cell table:number-columns-repeated="11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9"/>
        </table:table-row>
        <table:table-row table:style-name="ro1" table:number-rows-repeated="32">
          <table:table-cell table:number-columns-repeated="14"/>
          <table:table-cell table:style-name="ce8" table:number-columns-repeated="6"/>
          <table:table-cell table:number-columns-repeated="7"/>
        </table:table-row>
        <table:table-row table:style-name="ro1" table:number-rows-repeated="5">
          <table:table-cell table:number-columns-repeated="27"/>
        </table:table-row>
        <table:table-row table:style-name="ro1">
          <table:table-cell table:number-columns-repeated="18"/>
          <table:table-cell table:style-name="ce33" table:number-columns-repeated="2"/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6"/>
        </table:table-row>
        <table:table-row table:style-name="ro1">
          <table:table-cell table:number-columns-repeated="5"/>
          <table:table-cell table:style-name="ce18"/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5"/>
          <table:table-cell table:style-name="ce8"/>
          <table:table-cell table:number-columns-repeated="11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9"/>
        </table:table-row>
        <table:table-row table:style-name="ro1" table:number-rows-repeated="24">
          <table:table-cell table:number-columns-repeated="14"/>
          <table:table-cell table:style-name="ce8" table:number-columns-repeated="6"/>
          <table:table-cell table:number-columns-repeated="7"/>
        </table:table-row>
        <table:table-row table:style-name="ro1" table:number-rows-repeated="26"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9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9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9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9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9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9"/>
        </table:table-row>
        <table:table-row table:style-name="ro1" table:number-rows-repeated="1048018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Speed" table:style-name="ta1">
        <table:shapes>
          <draw:frame draw:z-index="0" draw:style-name="gr1" draw:text-style-name="P1" svg:width="307.32mm" svg:height="164.93mm" svg:x="44.73mm" svg:y="13.51mm">
            <loext:p draw:notify-on-update-of-ranges="'Data Input and Calculations'.H9:'Data Input and Calculations'.H9 'Data Input and Calculations'.H11:'Data Input and Calculations'.H37 'Data Input and Calculations'.I9:'Data Input and Calculations'.I9 'Data Input and Calculations'.I11:'Data Input and Calculations'.I37 'Data Input and Calculations'.J9:'Data Input and Calculations'.J9 'Data Input and Calculations'.J11:'Data Input and Calculations'.J37 'Data Input and Calculations'.K9:'Data Input and Calculations'.K9 'Data Input and Calculations'.K11:'Data Input and Calculations'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6" table:default-cell-style-name="Default"/>
        <table:table-row table:style-name="ro3">
          <table:table-cell/>
        </table:table-row>
      </table:table>
      <table:table table:name="Flow" table:style-name="ta1">
        <table:shapes>
          <draw:frame draw:z-index="0" draw:style-name="gr1" draw:text-style-name="P1" svg:width="359.32mm" svg:height="158.73mm" svg:x="26.75mm" svg:y="361.18mm">
            <loext:p draw:notify-on-update-of-ranges="'Data Input and Calculations'.U9:'Data Input and Calculations'.U9 'Data Input and Calculations'.U10:'Data Input and Calculations'.U60 'Data Input and Calculations'.T9:'Data Input and Calculations'.T9 'Data Input and Calculations'.T10:'Data Input and Calculations'.T60 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'Data Input and Calculations'.C10:'Data Input and Calculations'.C60 'Data Input and Calculations'.L9:'Data Input and Calculations'.L9 'Data Input and Calculations'.L10:'Data Input and Calculations'.L60 'Data Input and Calculations'.C10:'Data Input and Calculations'.C60 'Data Input and Calculations'.M9:'Data Input and Calculations'.M9 'Data Input and Calculations'.M10:'Data Input and Calculations'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4.87mm" svg:y="18.97mm">
            <loext:p draw:notify-on-update-of-ranges="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6" table:default-cell-style-name="Default"/>
        <table:table-row table:style-name="ro3">
          <table:table-cell/>
        </table:table-row>
      </table:table>
      <table:table table:name="Seperation &amp; Danger" table:style-name="ta1">
        <table:shapes>
          <draw:frame draw:z-index="0" draw:style-name="gr1" draw:text-style-name="P1" svg:width="405.76mm" svg:height="195.83mm" svg:x="16.14mm" svg:y="217.41mm">
            <loext:p draw:notify-on-update-of-ranges="'Data Input and Calculations'.Q9:'Data Input and Calculations'.Q9 'Data Input and Calculations'.Q10:'Data Input and Calculations'.Q60 'Data Input and Calculations'.P9:'Data Input and Calculations'.P9 'Data Input and Calculations'.P10:'Data Input and Calculations'.P60 'Data Input and Calculations'.O9:'Data Input and Calculations'.O9 'Data Input and Calculations'.O10:'Data Input and Calculations'.O60 'Data Input and Calculations'.N9:'Data Input and Calculations'.N9 'Data Input and Calculations'.N10:'Data Input and Calculations'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'Data Input and Calculations'.O9:'Data Input and Calculations'.O9 'Data Input and Calculations'.O10:'Data Input and Calculations'.O60 'Data Input and Calculations'.Q9:'Data Input and Calculations'.Q9 'Data Input and Calculations'.Q10:'Data Input and Calculations'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6" table:default-cell-style-name="Default"/>
        <table:table-row table:style-name="ro3">
          <table:table-cell/>
        </table:table-row>
      </table:table>
      <table:table table:name="Manual Count &amp; Calibration" table:style-name="ta1">
        <table:shapes>
          <draw:frame draw:z-index="0" draw:style-name="gr1" draw:text-style-name="P1" svg:width="345.3mm" svg:height="190.25mm" svg:x="30.67mm" svg:y="149mm">
            <loext:p draw:notify-on-update-of-ranges="'Manual Count &amp; Calibration'.E10:'Manual Count &amp; Calibration'.E10 'Manual Count &amp; Calibration'.E11:'Manual Count &amp; Calibration'.E33 'Manual Count &amp; Calibration'.F10:'Manual Count &amp; Calibration'.F10 'Manual Count &amp; Calibration'.F11:'Manual Count &amp; Calibration'.F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345.3mm" svg:height="190.25mm" svg:x="42.54mm" svg:y="456.98mm">
            <loext:p draw:notify-on-update-of-ranges="'Manual Count &amp; Calibration'.E87:'Manual Count &amp; Calibration'.E87 'Manual Count &amp; Calibration'.E88:'Manual Count &amp; Calibration'.E99 'Manual Count &amp; Calibration'.F87:'Manual Count &amp; Calibration'.F87 'Manual Count &amp; Calibration'.F88:'Manual Count &amp; Calibration'.F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/>
          <table:table-cell office:value-type="string" calcext:value-type="string">
            <text:p>Triggered Vehicle image storage Manual Calibration Tests 11-2013</text:p>
          </table:table-cell>
          <table:table-cell table:number-columns-repeated="4"/>
          <table:table-cell table:style-name="ce20" office:value-type="string" calcext:value-type="string">
            <text:p>Sample Variation %</text:p>
          </table:table-cell>
          <table:table-cell/>
        </table:table-row>
        <table:table-row table:style-name="ro1">
          <table:table-cell table:number-columns-repeated="4"/>
          <table:table-cell table:style-name="ce40" office:value-type="string" calcext:value-type="string">
            <text:p>Average Calibration</text:p>
          </table:table-cell>
          <table:table-cell table:style-name="ce12" table:formula="of:=AVERAGE([.$G$11:.$G$33])" office:value-type="float" office:value="4.31068906938472" calcext:value-type="float">
            <text:p>4.31</text:p>
          </table:table-cell>
          <table:table-cell table:style-name="ce12" table:formula="of:=100*(STDEV([.$G$11:.$G$33])/[.F2])" office:value-type="float" office:value="29.057470381798" calcext:value-type="float">
            <text:p>29.06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Calibration</text:p>
          </table:table-cell>
          <table:table-cell table:style-name="ce37" office:value-type="date" office:date-value="2013-11-01" calcext:value-type="date">
            <text:p>2013-11-01</text:p>
          </table:table-cell>
          <table:table-cell/>
          <table:table-cell table:style-name="ce40" office:value-type="string" calcext:value-type="string">
            <text:p>Maximum Calibration</text:p>
          </table:table-cell>
          <table:table-cell table:style-name="ce12" table:formula="of:=MAX([.$G$11:.$G$33])" office:value-type="float" office:value="6.66666666666667" calcext:value-type="float">
            <text:p>6.67</text:p>
          </table:table-cell>
          <table:table-cell table:style-name="ce42"/>
          <table:table-cell/>
        </table:table-row>
        <table:table-row table:style-name="ro1">
          <table:table-cell table:number-columns-repeated="4"/>
          <table:table-cell table:style-name="ce40" office:value-type="string" calcext:value-type="string">
            <text:p>Minimum Calibration</text:p>
          </table:table-cell>
          <table:table-cell table:style-name="ce12" table:formula="of:=MIN([.$G$11:.$G$33])" office:value-type="float" office:value="1.91666666666667" calcext:value-type="float">
            <text:p>1.92</text:p>
          </table:table-cell>
          <table:table-cell table:style-name="ce42"/>
          <table:table-cell/>
        </table:table-row>
        <table:table-row table:style-name="ro1">
          <table:table-cell table:number-columns-repeated="4"/>
          <table:table-cell table:style-name="ce40" office:value-type="string" calcext:value-type="string">
            <text:p>Average Vehicles Per Hour (Manual)</text:p>
          </table:table-cell>
          <table:table-cell table:style-name="ce12" table:formula="of:=AVERAGE([.$E$11:.$E$33])" office:value-type="float" office:value="403.826086956522" calcext:value-type="float">
            <text:p>403.83</text:p>
          </table:table-cell>
          <table:table-cell table:style-name="ce12" table:formula="of:=100*(STDEV([.$E$11:.$E$33])/[.F5])" office:value-type="float" office:value="22.6770703579277" calcext:value-type="float">
            <text:p>22.68</text:p>
          </table:table-cell>
          <table:table-cell/>
        </table:table-row>
        <table:table-row table:style-name="ro1">
          <table:table-cell table:number-columns-repeated="4"/>
          <table:table-cell table:style-name="ce40" office:value-type="string" calcext:value-type="string">
            <text:p>Average Vehicles Per Hour (Triggered)</text:p>
          </table:table-cell>
          <table:table-cell table:style-name="ce12" table:formula="of:=AVERAGE([.$F$11:.$F$33])" office:value-type="float" office:value="99.1304347826087" calcext:value-type="float">
            <text:p>99.13</text:p>
          </table:table-cell>
          <table:table-cell table:style-name="ce12" table:formula="of:=100*(STDEV([.$F$11:.$F$33])/[.F6])" office:value-type="float" office:value="27.8486574358098" calcext:value-type="float">
            <text:p>27.85</text:p>
          </table:table-cell>
          <table:table-cell/>
        </table:table-row>
        <table:table-row table:style-name="ro1">
          <table:table-cell table:number-columns-repeated="5"/>
          <table:table-cell table:style-name="ce8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8"/>
          <table:table-cell table:number-columns-repeated="2"/>
          <table:table-cell table:style-name="ce38" table:formula="of:=SUM([.E9]*2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string" calcext:value-type="string">
            <text:p>Manual Count (5 mins Sample)</text:p>
          </table:table-cell>
          <table:table-cell table:style-name="ce20" office:value-type="string" calcext:value-type="string">
            <text:p>Measured with Trigger (5 mins)</text:p>
          </table:table-cell>
          <table:table-cell table:style-name="ce20" office:value-type="string" calcext:value-type="string">
            <text:p>Manually Counted Per Hour</text:p>
          </table:table-cell>
          <table:table-cell table:style-name="ce39" office:value-type="string" calcext:value-type="string">
            <text:p>Measured with automatic count Per Hour</text:p>
          </table:table-cell>
          <table:table-cell table:style-name="ce20" office:value-type="string" calcext:value-type="string">
            <text:p>Calibration Multipli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style-name="ce38" office:value-type="float" office:value="13" calcext:value-type="float">
            <text:p>13</text:p>
          </table:table-cell>
          <table:table-cell table:style-name="ce41" table:formula="of:=([.C11]*12)" office:value-type="float" office:value="348" calcext:value-type="float">
            <text:p>348.0</text:p>
          </table:table-cell>
          <table:table-cell table:style-name="ce41" table:formula="of:=([.D11]*12)" office:value-type="float" office:value="156" calcext:value-type="float">
            <text:p>156.0</text:p>
          </table:table-cell>
          <table:table-cell table:style-name="ce8" table:formula="of:=[.E11]/[.F11]" office:value-type="float" office:value="2.23076923076923" calcext:value-type="float">
            <text:p>2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8" office:value-type="float" office:value="8" calcext:value-type="float">
            <text:p>8</text:p>
          </table:table-cell>
          <table:table-cell table:style-name="ce41" table:formula="of:=([.C12]*12)" office:value-type="float" office:value="276" calcext:value-type="float">
            <text:p>276.0</text:p>
          </table:table-cell>
          <table:table-cell table:style-name="ce41" table:formula="of:=([.D12]*12)" office:value-type="float" office:value="96" calcext:value-type="float">
            <text:p>96.0</text:p>
          </table:table-cell>
          <table:table-cell table:style-name="ce8" table:formula="of:=[.E12]/[.F12]" office:value-type="float" office:value="2.875" calcext:value-type="float">
            <text:p>2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8" office:value-type="float" office:value="10" calcext:value-type="float">
            <text:p>10</text:p>
          </table:table-cell>
          <table:table-cell table:style-name="ce41" table:formula="of:=([.C13]*12)" office:value-type="float" office:value="480" calcext:value-type="float">
            <text:p>480.0</text:p>
          </table:table-cell>
          <table:table-cell table:style-name="ce41" table:formula="of:=([.D13]*12)" office:value-type="float" office:value="120" calcext:value-type="float">
            <text:p>120.0</text:p>
          </table:table-cell>
          <table:table-cell table:style-name="ce8" table:formula="of:=[.E13]/[.F13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8" office:value-type="float" office:value="12" calcext:value-type="float">
            <text:p>12</text:p>
          </table:table-cell>
          <table:table-cell table:style-name="ce41" table:formula="of:=([.C14]*12)" office:value-type="float" office:value="276" calcext:value-type="float">
            <text:p>276.0</text:p>
          </table:table-cell>
          <table:table-cell table:style-name="ce41" table:formula="of:=([.D14]*12)" office:value-type="float" office:value="144" calcext:value-type="float">
            <text:p>144.0</text:p>
          </table:table-cell>
          <table:table-cell table:style-name="ce8" table:formula="of:=[.E14]/[.F14]" office:value-type="float" office:value="1.91666666666667" calcext:value-type="float">
            <text:p>1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8" office:value-type="float" office:value="11" calcext:value-type="float">
            <text:p>11</text:p>
          </table:table-cell>
          <table:table-cell table:style-name="ce41" table:formula="of:=([.C15]*12)" office:value-type="float" office:value="480" calcext:value-type="float">
            <text:p>480.0</text:p>
          </table:table-cell>
          <table:table-cell table:style-name="ce41" table:formula="of:=([.D15]*12)" office:value-type="float" office:value="132" calcext:value-type="float">
            <text:p>132.0</text:p>
          </table:table-cell>
          <table:table-cell table:style-name="ce8" table:formula="of:=[.E15]/[.F15]" office:value-type="float" office:value="3.63636363636364" calcext:value-type="float">
            <text:p>3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38" office:value-type="float" office:value="8" calcext:value-type="float">
            <text:p>8</text:p>
          </table:table-cell>
          <table:table-cell table:style-name="ce41" table:formula="of:=([.C16]*12)" office:value-type="float" office:value="288" calcext:value-type="float">
            <text:p>288.0</text:p>
          </table:table-cell>
          <table:table-cell table:style-name="ce41" table:formula="of:=([.D16]*12)" office:value-type="float" office:value="96" calcext:value-type="float">
            <text:p>96.0</text:p>
          </table:table-cell>
          <table:table-cell table:style-name="ce8" table:formula="of:=[.E16]/[.F16]" office:value-type="float" office:value="3" calcext:value-type="float">
            <text:p>3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style-name="ce38" office:value-type="float" office:value="9" calcext:value-type="float">
            <text:p>9</text:p>
          </table:table-cell>
          <table:table-cell table:style-name="ce41" table:formula="of:=([.C17]*12)" office:value-type="float" office:value="408" calcext:value-type="float">
            <text:p>408.0</text:p>
          </table:table-cell>
          <table:table-cell table:style-name="ce41" table:formula="of:=([.D17]*12)" office:value-type="float" office:value="108" calcext:value-type="float">
            <text:p>108.0</text:p>
          </table:table-cell>
          <table:table-cell table:style-name="ce8" table:formula="of:=[.E17]/[.F17]" office:value-type="float" office:value="3.77777777777778" calcext:value-type="float">
            <text:p>3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style-name="ce38" office:value-type="float" office:value="11" calcext:value-type="float">
            <text:p>11</text:p>
          </table:table-cell>
          <table:table-cell table:style-name="ce41" table:formula="of:=([.C18]*12)" office:value-type="float" office:value="576" calcext:value-type="float">
            <text:p>576.0</text:p>
          </table:table-cell>
          <table:table-cell table:style-name="ce41" table:formula="of:=([.D18]*12)" office:value-type="float" office:value="132" calcext:value-type="float">
            <text:p>132.0</text:p>
          </table:table-cell>
          <table:table-cell table:style-name="ce8" table:formula="of:=[.E18]/[.F18]" office:value-type="float" office:value="4.36363636363636" calcext:value-type="float">
            <text:p>4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style-name="ce38" office:value-type="float" office:value="12" calcext:value-type="float">
            <text:p>12</text:p>
          </table:table-cell>
          <table:table-cell table:style-name="ce41" table:formula="of:=([.C19]*12)" office:value-type="float" office:value="516" calcext:value-type="float">
            <text:p>516.0</text:p>
          </table:table-cell>
          <table:table-cell table:style-name="ce41" table:formula="of:=([.D19]*12)" office:value-type="float" office:value="144" calcext:value-type="float">
            <text:p>144.0</text:p>
          </table:table-cell>
          <table:table-cell table:style-name="ce8" table:formula="of:=[.E19]/[.F19]" office:value-type="float" office:value="3.58333333333333" calcext:value-type="float">
            <text:p>3.58</text:p>
          </table:table-cell>
          <table:table-cell/>
        </table:table-row>
        <table:table-row table:style-name="ro1">
          <table:table-cell/>
          <table:table-cell table:style-name="ce18"/>
          <table:table-cell table:style-name="ce38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style-name="ce41" table:formula="of:=([.C20]*12)" office:value-type="float" office:value="384" calcext:value-type="float">
            <text:p>384.0</text:p>
          </table:table-cell>
          <table:table-cell table:style-name="ce41" table:formula="of:=([.D20]*12)" office:value-type="float" office:value="84" calcext:value-type="float">
            <text:p>84.0</text:p>
          </table:table-cell>
          <table:table-cell table:style-name="ce8" table:formula="of:=[.E20]/[.F20]" office:value-type="float" office:value="4.57142857142857" calcext:value-type="float">
            <text:p>4.57</text:p>
          </table:table-cell>
          <table:table-cell/>
        </table:table-row>
        <table:table-row table:style-name="ro1">
          <table:table-cell table:number-columns-repeated="2"/>
          <table:table-cell table:style-name="ce38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style-name="ce41" table:formula="of:=([.C21]*12)" office:value-type="float" office:value="444" calcext:value-type="float">
            <text:p>444.0</text:p>
          </table:table-cell>
          <table:table-cell table:style-name="ce41" table:formula="of:=([.D21]*12)" office:value-type="float" office:value="108" calcext:value-type="float">
            <text:p>108.0</text:p>
          </table:table-cell>
          <table:table-cell table:style-name="ce8" table:formula="of:=[.E21]/[.F21]" office:value-type="float" office:value="4.11111111111111" calcext:value-type="float">
            <text:p>4.11</text:p>
          </table:table-cell>
          <table:table-cell/>
        </table:table-row>
        <table:table-row table:style-name="ro1">
          <table:table-cell table:number-columns-repeated="2"/>
          <table:table-cell table:style-name="ce38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style-name="ce41" table:formula="of:=([.C22]*12)" office:value-type="float" office:value="480" calcext:value-type="float">
            <text:p>480.0</text:p>
          </table:table-cell>
          <table:table-cell table:style-name="ce41" table:formula="of:=([.D22]*12)" office:value-type="float" office:value="72" calcext:value-type="float">
            <text:p>72.0</text:p>
          </table:table-cell>
          <table:table-cell table:style-name="ce8" table:formula="of:=[.E22]/[.F22]" office:value-type="float" office:value="6.66666666666667" calcext:value-type="float">
            <text:p>6.67</text:p>
          </table:table-cell>
          <table:table-cell/>
        </table:table-row>
        <table:table-row table:style-name="ro1">
          <table:table-cell table:number-columns-repeated="2"/>
          <table:table-cell table:style-name="ce38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41" table:formula="of:=([.C23]*12)" office:value-type="float" office:value="504" calcext:value-type="float">
            <text:p>504.0</text:p>
          </table:table-cell>
          <table:table-cell table:style-name="ce41" table:formula="of:=([.D23]*12)" office:value-type="float" office:value="84" calcext:value-type="float">
            <text:p>84.0</text:p>
          </table:table-cell>
          <table:table-cell table:style-name="ce8" table:formula="of:=[.E23]/[.F23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8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41" table:formula="of:=([.C24]*12)" office:value-type="float" office:value="360" calcext:value-type="float">
            <text:p>360.0</text:p>
          </table:table-cell>
          <table:table-cell table:style-name="ce41" table:formula="of:=([.D24]*12)" office:value-type="float" office:value="60" calcext:value-type="float">
            <text:p>60.0</text:p>
          </table:table-cell>
          <table:table-cell table:style-name="ce8" table:formula="of:=[.E24]/[.F24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8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style-name="ce41" table:formula="of:=([.C25]*12)" office:value-type="float" office:value="396" calcext:value-type="float">
            <text:p>396.0</text:p>
          </table:table-cell>
          <table:table-cell table:style-name="ce41" table:formula="of:=([.D25]*12)" office:value-type="float" office:value="84" calcext:value-type="float">
            <text:p>84.0</text:p>
          </table:table-cell>
          <table:table-cell table:style-name="ce8" table:formula="of:=[.E25]/[.F25]" office:value-type="float" office:value="4.71428571428571" calcext:value-type="float">
            <text:p>4.71</text:p>
          </table:table-cell>
          <table:table-cell/>
        </table:table-row>
        <table:table-row table:style-name="ro1">
          <table:table-cell table:number-columns-repeated="2"/>
          <table:table-cell table:style-name="ce38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style-name="ce41" table:formula="of:=([.C26]*12)" office:value-type="float" office:value="456" calcext:value-type="float">
            <text:p>456.0</text:p>
          </table:table-cell>
          <table:table-cell table:style-name="ce41" table:formula="of:=([.D26]*12)" office:value-type="float" office:value="84" calcext:value-type="float">
            <text:p>84.0</text:p>
          </table:table-cell>
          <table:table-cell table:style-name="ce8" table:formula="of:=[.E26]/[.F26]" office:value-type="float" office:value="5.42857142857143" calcext:value-type="float">
            <text:p>5.43</text:p>
          </table:table-cell>
          <table:table-cell/>
        </table:table-row>
        <table:table-row table:style-name="ro1">
          <table:table-cell table:number-columns-repeated="2"/>
          <table:table-cell table:style-name="ce38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41" table:formula="of:=([.C27]*12)" office:value-type="float" office:value="288" calcext:value-type="float">
            <text:p>288.0</text:p>
          </table:table-cell>
          <table:table-cell table:style-name="ce41" table:formula="of:=([.D27]*12)" office:value-type="float" office:value="60" calcext:value-type="float">
            <text:p>60.0</text:p>
          </table:table-cell>
          <table:table-cell table:style-name="ce8" table:formula="of:=[.E27]/[.F27]" office:value-type="float" office:value="4.8" calcext:value-type="float">
            <text:p>4.80</text:p>
          </table:table-cell>
          <table:table-cell/>
        </table:table-row>
        <table:table-row table:style-name="ro1">
          <table:table-cell table:number-columns-repeated="2"/>
          <table:table-cell table:style-name="ce38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41" table:formula="of:=([.C28]*12)" office:value-type="float" office:value="360" calcext:value-type="float">
            <text:p>360.0</text:p>
          </table:table-cell>
          <table:table-cell table:style-name="ce41" table:formula="of:=([.D28]*12)" office:value-type="float" office:value="72" calcext:value-type="float">
            <text:p>72.0</text:p>
          </table:table-cell>
          <table:table-cell table:style-name="ce8" table:formula="of:=[.E28]/[.F28]" office:value-type="float" office:value="5" calcext:value-type="float">
            <text:p>5.00</text:p>
          </table:table-cell>
          <table:table-cell/>
        </table:table-row>
        <table:table-row table:style-name="ro1">
          <table:table-cell table:number-columns-repeated="2"/>
          <table:table-cell table:style-name="ce38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41" table:formula="of:=([.C29]*12)" office:value-type="float" office:value="516" calcext:value-type="float">
            <text:p>516.0</text:p>
          </table:table-cell>
          <table:table-cell table:style-name="ce41" table:formula="of:=([.D29]*12)" office:value-type="float" office:value="96" calcext:value-type="float">
            <text:p>96.0</text:p>
          </table:table-cell>
          <table:table-cell table:style-name="ce8" table:formula="of:=[.E29]/[.F29]" office:value-type="float" office:value="5.375" calcext:value-type="float">
            <text:p>5.38</text:p>
          </table:table-cell>
          <table:table-cell/>
        </table:table-row>
        <table:table-row table:style-name="ro1">
          <table:table-cell table:number-columns-repeated="2"/>
          <table:table-cell table:style-name="ce38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41" table:formula="of:=([.C30]*12)" office:value-type="float" office:value="288" calcext:value-type="float">
            <text:p>288.0</text:p>
          </table:table-cell>
          <table:table-cell table:style-name="ce41" table:formula="of:=([.D30]*12)" office:value-type="float" office:value="72" calcext:value-type="float">
            <text:p>72.0</text:p>
          </table:table-cell>
          <table:table-cell table:style-name="ce8" table:formula="of:=[.E30]/[.F30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table:style-name="ce38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ce41" table:formula="of:=([.C31]*12)" office:value-type="float" office:value="408" calcext:value-type="float">
            <text:p>408.0</text:p>
          </table:table-cell>
          <table:table-cell table:style-name="ce41" table:formula="of:=([.D31]*12)" office:value-type="float" office:value="84" calcext:value-type="float">
            <text:p>84.0</text:p>
          </table:table-cell>
          <table:table-cell table:style-name="ce8" table:formula="of:=[.E31]/[.F31]" office:value-type="float" office:value="4.85714285714286" calcext:value-type="float">
            <text:p>4.86</text:p>
          </table:table-cell>
          <table:table-cell/>
        </table:table-row>
        <table:table-row table:style-name="ro1">
          <table:table-cell table:number-columns-repeated="2"/>
          <table:table-cell table:style-name="ce38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style-name="ce41" table:formula="of:=([.C32]*12)" office:value-type="float" office:value="468" calcext:value-type="float">
            <text:p>468.0</text:p>
          </table:table-cell>
          <table:table-cell table:style-name="ce41" table:formula="of:=([.D32]*12)" office:value-type="float" office:value="84" calcext:value-type="float">
            <text:p>84.0</text:p>
          </table:table-cell>
          <table:table-cell table:style-name="ce8" table:formula="of:=[.E32]/[.F32]" office:value-type="float" office:value="5.57142857142857" calcext:value-type="float">
            <text:p>5.57</text:p>
          </table:table-cell>
          <table:table-cell/>
        </table:table-row>
        <table:table-row table:style-name="ro1">
          <table:table-cell table:number-columns-repeated="2"/>
          <table:table-cell table:style-name="ce38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41" table:formula="of:=([.C33]*12)" office:value-type="float" office:value="288" calcext:value-type="float">
            <text:p>288.0</text:p>
          </table:table-cell>
          <table:table-cell table:style-name="ce41" table:formula="of:=([.D33]*12)" office:value-type="float" office:value="108" calcext:value-type="float">
            <text:p>108.0</text:p>
          </table:table-cell>
          <table:table-cell table:style-name="ce8" table:formula="of:=[.E33]/[.F33]" office:value-type="float" office:value="2.66666666666667" calcext:value-type="float">
            <text:p>2.67</text:p>
          </table:table-cell>
          <table:table-cell/>
        </table:table-row>
        <table:table-row table:style-name="ro1" table:number-rows-repeated="44">
          <table:table-cell table:number-columns-repeated="8"/>
        </table:table-row>
        <table:table-row table:style-name="ro1">
          <table:table-cell table:number-columns-repeated="6"/>
          <table:table-cell table:style-name="ce20" office:value-type="string" calcext:value-type="string">
            <text:p>Sample Variation %</text:p>
          </table:table-cell>
          <table:table-cell/>
        </table:table-row>
        <table:table-row table:style-name="ro1">
          <table:table-cell table:number-columns-repeated="4"/>
          <table:table-cell table:style-name="ce40" office:value-type="string" calcext:value-type="string">
            <text:p>Average Calibration</text:p>
          </table:table-cell>
          <table:table-cell table:style-name="ce12" table:formula="of:=AVERAGE([.$G$88:.$G$99])" office:value-type="float" office:value="4.21134464950254" calcext:value-type="float">
            <text:p>4.21</text:p>
          </table:table-cell>
          <table:table-cell table:style-name="ce12" table:formula="of:=100*(STDEV([.$G$88:.$G$99])/[.F79])" office:value-type="float" office:value="27.3727615714775" calcext:value-type="float">
            <text:p>27.37</text:p>
          </table:table-cell>
          <table:table-cell/>
        </table:table-row>
        <table:table-row table:style-name="ro1">
          <table:table-cell table:number-columns-repeated="4"/>
          <table:table-cell table:style-name="ce40" office:value-type="string" calcext:value-type="string">
            <text:p>Maximum Calibration</text:p>
          </table:table-cell>
          <table:table-cell table:style-name="ce12" table:formula="of:=MAX([.$G$88:.$G$99])" office:value-type="float" office:value="6" calcext:value-type="float">
            <text:p>6.00</text:p>
          </table:table-cell>
          <table:table-cell table:style-name="ce42"/>
          <table:table-cell/>
        </table:table-row>
        <table:table-row table:style-name="ro1">
          <table:table-cell table:number-columns-repeated="4"/>
          <table:table-cell table:style-name="ce40" office:value-type="string" calcext:value-type="string">
            <text:p>Minimum Calibration</text:p>
          </table:table-cell>
          <table:table-cell table:style-name="ce12" table:formula="of:=MIN([.$G$88:.$G$99])" office:value-type="float" office:value="2.47619047619048" calcext:value-type="float">
            <text:p>2.48</text:p>
          </table:table-cell>
          <table:table-cell table:style-name="ce42"/>
          <table:table-cell/>
        </table:table-row>
        <table:table-row table:style-name="ro1">
          <table:table-cell table:number-columns-repeated="4"/>
          <table:table-cell table:style-name="ce40" office:value-type="string" calcext:value-type="string">
            <text:p>Average Vehicles Per Hour (Manual)</text:p>
          </table:table-cell>
          <table:table-cell table:style-name="ce12" table:formula="of:=AVERAGE([.$E$88:.$E$99])" office:value-type="float" office:value="399" calcext:value-type="float">
            <text:p>399.00</text:p>
          </table:table-cell>
          <table:table-cell table:style-name="ce12" table:formula="of:=100*(STDEV([.$E$88:.$E$99])/[.F82])" office:value-type="float" office:value="15.9851816732852" calcext:value-type="float">
            <text:p>15.99</text:p>
          </table:table-cell>
          <table:table-cell/>
        </table:table-row>
        <table:table-row table:style-name="ro1">
          <table:table-cell table:number-columns-repeated="4"/>
          <table:table-cell table:style-name="ce40" office:value-type="string" calcext:value-type="string">
            <text:p>Average Vehicles Per Hour (Triggered)</text:p>
          </table:table-cell>
          <table:table-cell table:style-name="ce12" table:formula="of:=AVERAGE([.$F$88:.$F$99])" office:value-type="float" office:value="99.5" calcext:value-type="float">
            <text:p>99.50</text:p>
          </table:table-cell>
          <table:table-cell table:style-name="ce12" table:formula="of:=100*(STDEV([.$F$88:.$F$99])/[.F83])" office:value-type="float" office:value="22.1872501724306" calcext:value-type="float">
            <text:p>22.19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39" office:value-type="string" calcext:value-type="string">
            <text:p>Manual Count 10 mins Sample)</text:p>
          </table:table-cell>
          <table:table-cell table:style-name="ce20" office:value-type="string" calcext:value-type="string">
            <text:p>Measured with Trigger (10 mins)</text:p>
          </table:table-cell>
          <table:table-cell table:style-name="ce20" office:value-type="string" calcext:value-type="string">
            <text:p>Manually Counted Per Hour</text:p>
          </table:table-cell>
          <table:table-cell table:style-name="ce39" office:value-type="string" calcext:value-type="string">
            <text:p>Measured with automatic count Per Hour</text:p>
          </table:table-cell>
          <table:table-cell table:style-name="ce20" office:value-type="string" calcext:value-type="string">
            <text:p>Calibration Multiplier</text:p>
          </table:table-cell>
          <table:table-cell/>
        </table:table-row>
        <table:table-row table:style-name="ro1">
          <table:table-cell table:number-columns-repeated="2"/>
          <table:table-cell table:formula="of:=[.C12]+[.C11]" office:value-type="float" office:value="52" calcext:value-type="float">
            <text:p>52</text:p>
          </table:table-cell>
          <table:table-cell table:formula="of:=[.D12]+[.D11]" office:value-type="float" office:value="21" calcext:value-type="float">
            <text:p>21</text:p>
          </table:table-cell>
          <table:table-cell table:style-name="ce41" table:formula="of:=([.C88]*6)" office:value-type="float" office:value="312" calcext:value-type="float">
            <text:p>312.0</text:p>
          </table:table-cell>
          <table:table-cell table:style-name="ce41" table:formula="of:=([.D88]*6)" office:value-type="float" office:value="126" calcext:value-type="float">
            <text:p>126.0</text:p>
          </table:table-cell>
          <table:table-cell table:style-name="ce8" table:formula="of:=[.E88]/[.F88]" office:value-type="float" office:value="2.47619047619048" calcext:value-type="float">
            <text:p>2.48</text:p>
          </table:table-cell>
          <table:table-cell/>
        </table:table-row>
        <table:table-row table:style-name="ro1">
          <table:table-cell table:number-columns-repeated="2"/>
          <table:table-cell table:formula="of:=[.C14]+[.C13]" office:value-type="float" office:value="63" calcext:value-type="float">
            <text:p>63</text:p>
          </table:table-cell>
          <table:table-cell table:formula="of:=[.D14]+[.D13]" office:value-type="float" office:value="22" calcext:value-type="float">
            <text:p>22</text:p>
          </table:table-cell>
          <table:table-cell table:style-name="ce41" table:formula="of:=([.C89]*6)" office:value-type="float" office:value="378" calcext:value-type="float">
            <text:p>378.0</text:p>
          </table:table-cell>
          <table:table-cell table:style-name="ce41" table:formula="of:=([.D89]*6)" office:value-type="float" office:value="132" calcext:value-type="float">
            <text:p>132.0</text:p>
          </table:table-cell>
          <table:table-cell table:style-name="ce8" table:formula="of:=[.E89]/[.F89]" office:value-type="float" office:value="2.86363636363636" calcext:value-type="float">
            <text:p>2.86</text:p>
          </table:table-cell>
          <table:table-cell/>
        </table:table-row>
        <table:table-row table:style-name="ro1">
          <table:table-cell table:number-columns-repeated="2"/>
          <table:table-cell table:formula="of:=[.C16]+[.C15]" office:value-type="float" office:value="64" calcext:value-type="float">
            <text:p>64</text:p>
          </table:table-cell>
          <table:table-cell table:formula="of:=[.D16]+[.D15]" office:value-type="float" office:value="19" calcext:value-type="float">
            <text:p>19</text:p>
          </table:table-cell>
          <table:table-cell table:style-name="ce41" table:formula="of:=([.C90]*6)" office:value-type="float" office:value="384" calcext:value-type="float">
            <text:p>384.0</text:p>
          </table:table-cell>
          <table:table-cell table:style-name="ce41" table:formula="of:=([.D90]*6)" office:value-type="float" office:value="114" calcext:value-type="float">
            <text:p>114.0</text:p>
          </table:table-cell>
          <table:table-cell table:style-name="ce8" table:formula="of:=[.E90]/[.F90]" office:value-type="float" office:value="3.36842105263158" calcext:value-type="float">
            <text:p>3.37</text:p>
          </table:table-cell>
          <table:table-cell/>
        </table:table-row>
        <table:table-row table:style-name="ro1">
          <table:table-cell table:number-columns-repeated="2"/>
          <table:table-cell table:formula="of:=[.C18]+[.C17]" office:value-type="float" office:value="82" calcext:value-type="float">
            <text:p>82</text:p>
          </table:table-cell>
          <table:table-cell table:formula="of:=[.D18]+[.D17]" office:value-type="float" office:value="20" calcext:value-type="float">
            <text:p>20</text:p>
          </table:table-cell>
          <table:table-cell table:style-name="ce41" table:formula="of:=([.C91]*6)" office:value-type="float" office:value="492" calcext:value-type="float">
            <text:p>492.0</text:p>
          </table:table-cell>
          <table:table-cell table:style-name="ce41" table:formula="of:=([.D91]*6)" office:value-type="float" office:value="120" calcext:value-type="float">
            <text:p>120.0</text:p>
          </table:table-cell>
          <table:table-cell table:style-name="ce8" table:formula="of:=[.E91]/[.F91]" office:value-type="float" office:value="4.1" calcext:value-type="float">
            <text:p>4.10</text:p>
          </table:table-cell>
          <table:table-cell/>
        </table:table-row>
        <table:table-row table:style-name="ro1">
          <table:table-cell table:number-columns-repeated="2"/>
          <table:table-cell table:formula="of:=[.C20]+[.C19]" office:value-type="float" office:value="75" calcext:value-type="float">
            <text:p>75</text:p>
          </table:table-cell>
          <table:table-cell table:formula="of:=[.D20]+[.D19]" office:value-type="float" office:value="19" calcext:value-type="float">
            <text:p>19</text:p>
          </table:table-cell>
          <table:table-cell table:style-name="ce41" table:formula="of:=([.C92]*6)" office:value-type="float" office:value="450" calcext:value-type="float">
            <text:p>450.0</text:p>
          </table:table-cell>
          <table:table-cell table:style-name="ce41" table:formula="of:=([.D92]*6)" office:value-type="float" office:value="114" calcext:value-type="float">
            <text:p>114.0</text:p>
          </table:table-cell>
          <table:table-cell table:style-name="ce8" table:formula="of:=[.E92]/[.F92]" office:value-type="float" office:value="3.94736842105263" calcext:value-type="float">
            <text:p>3.95</text:p>
          </table:table-cell>
          <table:table-cell/>
        </table:table-row>
        <table:table-row table:style-name="ro1">
          <table:table-cell table:number-columns-repeated="2"/>
          <table:table-cell table:formula="of:=[.C22]+[.C21]" office:value-type="float" office:value="77" calcext:value-type="float">
            <text:p>77</text:p>
          </table:table-cell>
          <table:table-cell table:formula="of:=[.D22]+[.D21]" office:value-type="float" office:value="15" calcext:value-type="float">
            <text:p>15</text:p>
          </table:table-cell>
          <table:table-cell table:style-name="ce41" table:formula="of:=([.C93]*6)" office:value-type="float" office:value="462" calcext:value-type="float">
            <text:p>462.0</text:p>
          </table:table-cell>
          <table:table-cell table:style-name="ce41" table:formula="of:=([.D93]*6)" office:value-type="float" office:value="90" calcext:value-type="float">
            <text:p>90.0</text:p>
          </table:table-cell>
          <table:table-cell table:style-name="ce8" table:formula="of:=[.E93]/[.F93]" office:value-type="float" office:value="5.13333333333333" calcext:value-type="float">
            <text:p>5.13</text:p>
          </table:table-cell>
          <table:table-cell/>
        </table:table-row>
        <table:table-row table:style-name="ro1">
          <table:table-cell table:number-columns-repeated="2"/>
          <table:table-cell table:formula="of:=[.C24]+[.C23]" office:value-type="float" office:value="72" calcext:value-type="float">
            <text:p>72</text:p>
          </table:table-cell>
          <table:table-cell table:formula="of:=[.D24]+[.D23]" office:value-type="float" office:value="12" calcext:value-type="float">
            <text:p>12</text:p>
          </table:table-cell>
          <table:table-cell table:style-name="ce41" table:formula="of:=([.C94]*6)" office:value-type="float" office:value="432" calcext:value-type="float">
            <text:p>432.0</text:p>
          </table:table-cell>
          <table:table-cell table:style-name="ce41" table:formula="of:=([.D94]*6)" office:value-type="float" office:value="72" calcext:value-type="float">
            <text:p>72.0</text:p>
          </table:table-cell>
          <table:table-cell table:style-name="ce8" table:formula="of:=[.E94]/[.F94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formula="of:=[.C26]+[.C25]" office:value-type="float" office:value="71" calcext:value-type="float">
            <text:p>71</text:p>
          </table:table-cell>
          <table:table-cell table:formula="of:=[.D26]+[.D25]" office:value-type="float" office:value="14" calcext:value-type="float">
            <text:p>14</text:p>
          </table:table-cell>
          <table:table-cell table:style-name="ce41" table:formula="of:=([.C95]*6)" office:value-type="float" office:value="426" calcext:value-type="float">
            <text:p>426.0</text:p>
          </table:table-cell>
          <table:table-cell table:style-name="ce41" table:formula="of:=([.D95]*6)" office:value-type="float" office:value="84" calcext:value-type="float">
            <text:p>84.0</text:p>
          </table:table-cell>
          <table:table-cell table:style-name="ce8" table:formula="of:=[.E95]/[.F95]" office:value-type="float" office:value="5.07142857142857" calcext:value-type="float">
            <text:p>5.07</text:p>
          </table:table-cell>
          <table:table-cell/>
        </table:table-row>
        <table:table-row table:style-name="ro1">
          <table:table-cell table:number-columns-repeated="2"/>
          <table:table-cell table:formula="of:=[.C28]+[.C27]" office:value-type="float" office:value="54" calcext:value-type="float">
            <text:p>54</text:p>
          </table:table-cell>
          <table:table-cell table:formula="of:=[.D28]+[.D27]" office:value-type="float" office:value="11" calcext:value-type="float">
            <text:p>11</text:p>
          </table:table-cell>
          <table:table-cell table:style-name="ce41" table:formula="of:=([.C96]*6)" office:value-type="float" office:value="324" calcext:value-type="float">
            <text:p>324.0</text:p>
          </table:table-cell>
          <table:table-cell table:style-name="ce41" table:formula="of:=([.D96]*6)" office:value-type="float" office:value="66" calcext:value-type="float">
            <text:p>66.0</text:p>
          </table:table-cell>
          <table:table-cell table:style-name="ce8" table:formula="of:=[.E96]/[.F96]" office:value-type="float" office:value="4.90909090909091" calcext:value-type="float">
            <text:p>4.91</text:p>
          </table:table-cell>
          <table:table-cell/>
        </table:table-row>
        <table:table-row table:style-name="ro1">
          <table:table-cell table:number-columns-repeated="2"/>
          <table:table-cell table:formula="of:=[.C30]+[.C29]" office:value-type="float" office:value="67" calcext:value-type="float">
            <text:p>67</text:p>
          </table:table-cell>
          <table:table-cell table:formula="of:=[.D30]+[.D29]" office:value-type="float" office:value="14" calcext:value-type="float">
            <text:p>14</text:p>
          </table:table-cell>
          <table:table-cell table:style-name="ce41" table:formula="of:=([.C97]*6)" office:value-type="float" office:value="402" calcext:value-type="float">
            <text:p>402.0</text:p>
          </table:table-cell>
          <table:table-cell table:style-name="ce41" table:formula="of:=([.D97]*6)" office:value-type="float" office:value="84" calcext:value-type="float">
            <text:p>84.0</text:p>
          </table:table-cell>
          <table:table-cell table:style-name="ce8" table:formula="of:=[.E97]/[.F97]" office:value-type="float" office:value="4.78571428571429" calcext:value-type="float">
            <text:p>4.79</text:p>
          </table:table-cell>
          <table:table-cell/>
        </table:table-row>
        <table:table-row table:style-name="ro1">
          <table:table-cell table:number-columns-repeated="2"/>
          <table:table-cell table:formula="of:=[.C32]+[.C31]" office:value-type="float" office:value="73" calcext:value-type="float">
            <text:p>73</text:p>
          </table:table-cell>
          <table:table-cell table:formula="of:=[.D32]+[.D31]" office:value-type="float" office:value="14" calcext:value-type="float">
            <text:p>14</text:p>
          </table:table-cell>
          <table:table-cell table:style-name="ce41" table:formula="of:=([.C98]*6)" office:value-type="float" office:value="438" calcext:value-type="float">
            <text:p>438.0</text:p>
          </table:table-cell>
          <table:table-cell table:style-name="ce41" table:formula="of:=([.D98]*6)" office:value-type="float" office:value="84" calcext:value-type="float">
            <text:p>84.0</text:p>
          </table:table-cell>
          <table:table-cell table:style-name="ce8" table:formula="of:=[.E98]/[.F98]" office:value-type="float" office:value="5.21428571428571" calcext:value-type="float">
            <text:p>5.21</text:p>
          </table:table-cell>
          <table:table-cell/>
        </table:table-row>
        <table:table-row table:style-name="ro1">
          <table:table-cell table:number-columns-repeated="2"/>
          <table:table-cell table:formula="of:=[.C33]+[.C33]" office:value-type="float" office:value="48" calcext:value-type="float">
            <text:p>48</text:p>
          </table:table-cell>
          <table:table-cell table:formula="of:=[.D33]+[.D33]" office:value-type="float" office:value="18" calcext:value-type="float">
            <text:p>18</text:p>
          </table:table-cell>
          <table:table-cell table:style-name="ce41" table:formula="of:=([.C99]*6)" office:value-type="float" office:value="288" calcext:value-type="float">
            <text:p>288.0</text:p>
          </table:table-cell>
          <table:table-cell table:style-name="ce41" table:formula="of:=([.D99]*6)" office:value-type="float" office:value="108" calcext:value-type="float">
            <text:p>108.0</text:p>
          </table:table-cell>
          <table:table-cell table:style-name="ce8" table:formula="of:=[.E99]/[.F99]" office:value-type="float" office:value="2.66666666666667" calcext:value-type="float">
            <text:p>2.67</text:p>
          </table:table-cell>
          <table:table-cell/>
        </table:table-row>
        <table:table-row table:style-name="ro1" table:number-rows-repeated="10">
          <table:table-cell table:number-columns-repeated="2"/>
          <table:table-cell table:style-name="ce38"/>
          <table:table-cell/>
          <table:table-cell table:style-name="ce41" table:number-columns-repeated="2"/>
          <table:table-cell table:style-name="ce8"/>
          <table:table-cell/>
        </table:table-row>
        <table:table-row table:style-name="ro1">
          <table:table-cell table:number-columns-repeated="2"/>
          <table:table-cell table:style-name="ce38"/>
          <table:table-cell/>
          <table:table-cell table:style-name="ce41" table:number-columns-repeated="2"/>
          <table:table-cell table:style-name="ce8"/>
          <table:table-cell/>
        </table:table-row>
      </table:table>
      <table:table table:name="Predicted Normal Increase in Traffic" table:style-name="ta1">
        <table:shapes>
          <draw:frame draw:z-index="0" draw:style-name="gr1" draw:text-style-name="P1" svg:width="289.55mm" svg:height="174.76mm" svg:x="45.17mm" svg:y="31.61mm">
            <loext:p draw:notify-on-update-of-ranges="'Data Input and Calculations'.V9:'Data Input and Calculations'.V9 'Data Input and Calculations'.V10:'Data Input and Calculations'.V2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289.55mm" svg:height="174.76mm" svg:x="45.17mm" svg:y="234.79mm">
            <loext:p draw:notify-on-update-of-ranges="'Data Input and Calculations'.W9:'Data Input and Calculations'.W9 'Data Input and Calculations'.W10:'Data Input and Calculations'.W2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286.85mm" svg:height="145.69mm" svg:x="44mm" svg:y="433.19mm">
            <loext:p draw:notify-on-update-of-ranges="'Data Input and Calculations'.V9:'Data Input and Calculations'.V9 'Data Input and Calculations'.V10:'Data Input and Calculations'.V24 'Data Input and Calculations'.X9:'Data Input and Calculations'.X9 'Data Input and Calculations'.X10:'Data Input and Calculations'.X24 'Data Input and Calculations'.Y9:'Data Input and Calculations'.Y9 'Data Input and Calculations'.Y10:'Data Input and Calculations'.Y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286.85mm" svg:height="145.69mm" svg:x="44.87mm" svg:y="605.36mm">
            <loext:p draw:notify-on-update-of-ranges="'Data Input and Calculations'.W9:'Data Input and Calculations'.W9 'Data Input and Calculations'.W10:'Data Input and Calculations'.W24 'Data Input and Calculations'.Z9:'Data Input and Calculations'.Z9 'Data Input and Calculations'.Z10:'Data Input and Calculations'.Z24 'Data Input and Calculations'.AA9:'Data Input and Calculations'.AA9 'Data Input and Calculations'.AA10:'Data Input and Calculations'.AA2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2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0" loext:min-decimal-places="0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17:27:38.141360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23T18:38:33.554847194</dc:date>
    <meta:editing-duration>P2DT18H52M51S</meta:editing-duration>
    <meta:editing-cycles>79</meta:editing-cycles>
    <meta:generator>LibreOffice/5.0.5.2$Linux_X86_64 LibreOffice_project/00m0$Build-2</meta:generator>
    <meta:document-statistic meta:table-count="6" meta:cell-count="1346" meta:object-count="1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531cm" svg:height="19.026cm" xlink:href=".." xlink:type="simple" chart:class="chart:bar" chart:style-name="ch1">
        <chart:title svg:x="10.347cm" svg:y="0.522cm" chart:style-name="ch2">
          <text:p>Traffic Survey - Manual calibration  - Sampled Data - November 2013</text:p>
        </chart:title>
        <chart:subtitle svg:x="13.18cm" svg:y="1.937cm" chart:style-name="ch3">
          <text:p>12 x 10 minute Calibration Data, shown as Per Hour</text:p>
        </chart:subtitle>
        <chart:legend svg:x="15.971cm" svg:y="2.972cm" style:legend-expansion="custom" chartooo:width="6.997cm" chartooo:height="1.12cm" style:legend-expansion-aspect-ratio="6.24732142857143" chart:style-name="ch4"/>
        <chart:plot-area chart:style-name="ch5" table:cell-range-address="'Manual Count &amp; Calibration'.E87:'Manual Count &amp; Calibration'.F99" chart:data-source-has-labels="row" svg:x="1.042cm" svg:y="1.535cm" svg:width="32.794cm" svg:height="15.953cm">
          <chartooo:coordinate-region svg:x="2.198cm" svg:y="1.741cm" svg:width="31.638cm" svg:height="15.088cm"/>
          <chart:axis chart:dimension="x" chart:name="primary-x" chart:style-name="ch6">
            <chart:title svg:x="16.053cm" svg:y="17.868cm" chart:style-name="ch7">
              <text:p>10 minute samples</text:p>
            </chart:title>
          </chart:axis>
          <chart:axis chart:dimension="y" chart:name="primary-y" chart:style-name="ch8">
            <chart:title svg:x="0cm" svg:y="11.013cm" chart:style-name="ch9">
              <text:p>Traffic Flow per hour</text:p>
            </chart:title>
            <chart:grid chart:style-name="ch10" chart:class="major"/>
          </chart:axis>
          <chart:series chart:style-name="ch11" chart:values-cell-range-address="'Manual Count &amp; Calibration'.E88:'Manual Count &amp; Calibration'.E99" chart:label-cell-address="'Manual Count &amp; Calibration'.E87:'Manual Count &amp; Calibration'.E87" chart:class="chart:bar">
            <chart:data-point chart:repeated="12"/>
          </chart:series>
          <chart:series chart:style-name="ch12" chart:values-cell-range-address="'Manual Count &amp; Calibration'.F88:'Manual Count &amp; Calibration'.F99" chart:label-cell-address="'Manual Count &amp; Calibration'.F87:'Manual Count &amp; Calibration'.F87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ly Counted Per Hour</text:p>
                <draw:g>
                  <svg:desc>'Manual Count &amp; Calibration'.E87:'Manual Count &amp; Calibration'.E87</svg:desc>
                </draw:g>
              </table:table-cell>
              <table:table-cell office:value-type="string">
                <text:p>Measured with automatic count Per Hour</text:p>
                <draw:g>
                  <svg:desc>'Manual Count &amp; Calibration'.F87:'Manual Count &amp; Calibration'.F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2">
                <text:p>312</text:p>
                <draw:g>
                  <svg:desc>'Manual Count &amp; Calibration'.E88:'Manual Count &amp; Calibration'.E99</svg:desc>
                </draw:g>
              </table:table-cell>
              <table:table-cell office:value-type="float" office:value="126">
                <text:p>126</text:p>
                <draw:g>
                  <svg:desc>'Manual Count &amp; Calibration'.F88:'Manual Count &amp; Calibration'.F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">
                <text:p>3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4">
                <text:p>3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2">
                <text:p>4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2">
                <text:p>4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">
                <text:p>4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6">
                <text:p>4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4">
                <text:p>3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2">
                <text:p>40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8">
                <text:p>4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8">
                <text:p>28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44cm" svg:y="0.441cm" chart:style-name="ch2">
          <text:p>Open Traffic Survey - Time :  Date - Speed of vehicles</text:p>
        </chart:title>
        <chart:subtitle svg:x="4.802cm" svg:y="2.256cm" chart:style-name="ch3">
          <text:p>Speed of vehicles measured over 10 minute Sample</text:p>
        </chart:subtitle>
        <chart:legend svg:x="18.74cm" svg:y="1.598cm" style:legend-expansion="custom" chartooo:width="6.364cm" chartooo:height="3.542cm" style:legend-expansion-aspect-ratio="1.79672501411632" chart:style-name="ch4"/>
        <chart:plot-area chart:style-name="ch5" table:cell-range-address="'Data Input and Calculations'.H9:'Data Input and Calculations'.K9 'Data Input and Calculations'.H11:'Data Input and Calculations'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H11:'Data Input and Calculations'.H37" chart:label-cell-address="'Data Input and Calculations'.H9:'Data Input and Calculations'.H9" chart:class="chart:line">
            <chart:data-point chart:repeated="27"/>
          </chart:series>
          <chart:series chart:style-name="ch12" chart:values-cell-range-address="'Data Input and Calculations'.I11:'Data Input and Calculations'.I37" chart:label-cell-address="'Data Input and Calculations'.I9:'Data Input and Calculations'.I9" chart:class="chart:line">
            <chart:data-point chart:repeated="27"/>
          </chart:series>
          <chart:series chart:style-name="ch13" chart:values-cell-range-address="'Data Input and Calculations'.J11:'Data Input and Calculations'.J37" chart:label-cell-address="'Data Input and Calculations'.J9:'Data Input and Calculations'.J9" chart:class="chart:line">
            <chart:data-point chart:repeated="27"/>
          </chart:series>
          <chart:series chart:style-name="ch14" chart:values-cell-range-address="'Data Input and Calculations'.K11:'Data Input and Calculations'.K37" chart:label-cell-address="'Data Input and Calculations'.K9:'Data Input and Calculations'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'Data Input and Calculations'.H9:'Data Input and Calculations'.H9</svg:desc>
                </draw:g>
              </table:table-cell>
              <table:table-cell office:value-type="string">
                <text:p>Vehicle Speed MPH over 25yds</text:p>
                <draw:g>
                  <svg:desc>'Data Input and Calculations'.I9:'Data Input and Calculations'.I9</svg:desc>
                </draw:g>
              </table:table-cell>
              <table:table-cell office:value-type="string">
                <text:p>Err + 1 Frame</text:p>
                <draw:g>
                  <svg:desc>'Data Input and Calculations'.J9:'Data Input and Calculations'.J9</svg:desc>
                </draw:g>
              </table:table-cell>
              <table:table-cell office:value-type="string">
                <text:p>Average Speed of All – MPH</text:p>
                <draw:g>
                  <svg:desc>'Data Input and Calculations'.K9:'Data Input and Calculations'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'Data Input and Calculations'.H11:'Data Input and Calculations'.H37</svg:desc>
                </draw:g>
              </table:table-cell>
              <table:table-cell office:value-type="float" office:value="12.7840909090909">
                <text:p>12.7840909090909</text:p>
                <draw:g>
                  <svg:desc>'Data Input and Calculations'.I11:'Data Input and Calculations'.I37</svg:desc>
                </draw:g>
              </table:table-cell>
              <table:table-cell office:value-type="float" office:value="12.1753246753247">
                <text:p>12.1753246753247</text:p>
                <draw:g>
                  <svg:desc>'Data Input and Calculations'.J11:'Data Input and Calculations'.J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11:'Data Input and Calculations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'Data Input and Calculations'.T9:'Data Input and Calculations'.U60 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U10:'Data Input and Calculations'.U60" chart:label-cell-address="'Data Input and Calculations'.U9:'Data Input and Calculations'.U9" chart:class="chart:line">
            <chart:data-point chart:repeated="51"/>
          </chart:series>
          <chart:series chart:style-name="ch11" chart:values-cell-range-address="'Data Input and Calculations'.T10:'Data Input and Calculations'.T60" chart:label-cell-address="'Data Input and Calculations'.T9:'Data Input and Calculations'.T9" chart:class="chart:line"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3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imulated Traffic 3x</text:p>
                <draw:g>
                  <svg:desc>'Data Input and Calculations'.U9:'Data Input and Calculations'.U9</svg:desc>
                </draw:g>
              </table:table-cell>
              <table:table-cell office:value-type="string">
                <text:p>Vehicles per Hour – with Twice / X times  the Traffic </text:p>
                <draw:g>
                  <svg:desc>'Data Input and Calculations'.T9:'Data Input and Calculations'.T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U10:'Data Input and Calculations'.U60</svg:desc>
                </draw:g>
              </table:table-cell>
              <table:table-cell office:value-type="float" office:value="612">
                <text:p>612</text:p>
                <draw:g>
                  <svg:desc>'Data Input and Calculations'.T10:'Data Input and Calculations'.T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9">
                <text:p>780.34682080924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2">
                <text:p>743.80165289256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8">
                <text:p>754.18994413407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4">
                <text:p>639.81042654028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6">
                <text:p>528.37573385518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2">
                <text:p>493.60146252285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4">
                <text:p>533.59683794466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8">
                <text:p>581.89655172413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2">
                <text:p>692.30769230769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7">
                <text:p>876.6233766233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9">
                <text:p>769.2307692307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4">
                <text:p>658.5365853658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1">
                <text:p>477.03180212014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59">
                <text:p>429.25278219395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7">
                <text:p>576.9230769230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3">
                <text:p>706.8062827225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3">
                <text:p>733.6956521739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7">
                <text:p>868.1672025723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5">
                <text:p>773.63896848137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6.495cm" svg:y="3.72cm" style:legend-expansion="custom" chartooo:width="9.649cm" chartooo:height="2.35cm" style:legend-expansion-aspect-ratio="4.10595744680851" chart:style-name="ch4"/>
        <chart:plot-area chart:style-name="ch5" table:cell-range-address="'Data Input and Calculations'.N9:'Data Input and Calculations'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series chart:style-name="ch13" chart:values-cell-range-address="'Data Input and Calculations'.P10:'Data Input and Calculations'.P60" chart:label-cell-address="'Data Input and Calculations'.P9:'Data Input and Calculations'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6" chart:values-cell-range-address="'Data Input and Calculations'.N10:'Data Input and Calculations'.N60" chart:label-cell-address="'Data Input and Calculations'.N9:'Data Input and Calculations'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  <table:table-cell office:value-type="string">
                <text:p>Distance between Vehicles Error + 1 frames</text:p>
                <draw:g>
                  <svg:desc>'Data Input and Calculations'.P9:'Data Input and Calculations'.P9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Distance between Vehicles Error – 1 frames</text:p>
                <draw:g>
                  <svg:desc>'Data Input and Calculations'.N9:'Data Input and Calculation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  <table:table-cell office:value-type="float" office:value="NaN">
                <text:p>NaN</text:p>
                <draw:g>
                  <svg:desc>'Data Input and Calculations'.P10:'Data Input and Calculations'.P60</svg:desc>
                </draw:g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NaN">
                <text:p>NaN</text:p>
                <draw:g>
                  <svg:desc>'Data Input and Calculations'.N10:'Data Input and Calculations'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9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Oldham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'Data Input and Calculations'.O9:'Data Input and Calculations'.O60 'Data Input and Calculations'.Q9:'Data Input and Calculations'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b2b2b2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686cm" svg:height="14.57cm" xlink:href=".." xlink:type="simple" chart:class="chart:line" chart:style-name="ch1">
        <chart:title svg:x="7.778cm" svg:y="0.427cm" chart:style-name="ch2">
          <text:p>National Increase in Traffic against TEMPRO - local predictions</text:p>
        </chart:title>
        <chart:subtitle svg:x="12.2cm" svg:y="1.549cm" chart:style-name="ch3">
          <text:p>Vehicles per Hour - 2016</text:p>
        </chart:subtitle>
        <chart:legend svg:x="5.755cm" svg:y="2.881cm" style:legend-expansion="custom" chartooo:width="12.781cm" chartooo:height="2.737cm" style:legend-expansion-aspect-ratio="4.66971136280599" chart:style-name="ch4"/>
        <chart:plot-area chart:style-name="ch5" table:cell-range-address="'Data Input and Calculations'.V9:'Data Input and Calculations'.V24 'Data Input and Calculations'.X9:'Data Input and Calculations'.Y24" chart:data-source-has-labels="row" svg:x="2.051cm" svg:y="1.97cm" svg:width="25.507cm" svg:height="11.934cm">
          <chartooo:coordinate-region svg:x="3.411cm" svg:y="2.175cm" svg:width="23.941cm" svg:height="11.07cm"/>
          <chart:axis chart:dimension="x" chart:name="primary-x" chart:style-name="ch6">
            <chart:title svg:x="14.338cm" svg:y="14cm" chart:style-name="ch7">
              <text:p>Years</text:p>
            </chart:title>
          </chart:axis>
          <chart:axis chart:dimension="y" chart:name="primary-y" chart:style-name="ch6">
            <chart:title svg:x="0.908cm" svg:y="9.264cm" chart:style-name="ch8">
              <text:p>Vehicles Per Hour</text:p>
            </chart:title>
            <chart:grid chart:style-name="ch9" chart:class="major"/>
          </chart:axis>
          <chart:series chart:style-name="ch10" chart:values-cell-range-address="'Data Input and Calculations'.V10:'Data Input and Calculations'.V24" chart:label-cell-address="'Data Input and Calculations'.V9:'Data Input and Calculations'.V9" chart:class="chart:line">
            <chart:data-point chart:repeated="15"/>
          </chart:series>
          <chart:series chart:style-name="ch11" chart:values-cell-range-address="'Data Input and Calculations'.X10:'Data Input and Calculations'.X24" chart:label-cell-address="'Data Input and Calculations'.X9:'Data Input and Calculations'.X9" chart:class="chart:line">
            <chart:data-point chart:repeated="15"/>
          </chart:series>
          <chart:series chart:style-name="ch12" chart:values-cell-range-address="'Data Input and Calculations'.Y10:'Data Input and Calculations'.Y24" chart:label-cell-address="'Data Input and Calculations'.Y9:'Data Input and Calculations'.Y9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ffic Flow (National) Yearly increase VehiclesPerHour – 1.028</text:p>
                <draw:g>
                  <svg:desc>'Data Input and Calculations'.V9:'Data Input and Calculations'.V9</svg:desc>
                </draw:g>
              </table:table-cell>
              <table:table-cell office:value-type="string">
                <text:p>VPH TEMPRO similar case 1 – 1.0557x</text:p>
                <draw:g>
                  <svg:desc>'Data Input and Calculations'.X9:'Data Input and Calculations'.X9</svg:desc>
                </draw:g>
              </table:table-cell>
              <table:table-cell office:value-type="string">
                <text:p>VPH TEMPRO similar case 2 – 1.072x</text:p>
                <draw:g>
                  <svg:desc>'Data Input and Calculations'.Y9:'Data Input and Calculations'.Y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V10:'Data Input and Calculations'.V24</svg:desc>
                </draw:g>
              </table:table-cell>
              <table:table-cell office:value-type="float" office:value="306">
                <text:p>306</text:p>
                <draw:g>
                  <svg:desc>'Data Input and Calculations'.X10:'Data Input and Calculations'.X24</svg:desc>
                </draw:g>
              </table:table-cell>
              <table:table-cell office:value-type="float" office:value="306">
                <text:p>306</text:p>
                <draw:g>
                  <svg:desc>'Data Input and Calculations'.Y10:'Data Input and Calculation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4.568">
                <text:p>314.568</text:p>
              </table:table-cell>
              <table:table-cell office:value-type="float" office:value="323.0442">
                <text:p>323.0442</text:p>
              </table:table-cell>
              <table:table-cell office:value-type="float" office:value="328.032">
                <text:p>328.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.375904">
                <text:p>323.375904</text:p>
              </table:table-cell>
              <table:table-cell office:value-type="float" office:value="341.03776194">
                <text:p>341.03776194</text:p>
              </table:table-cell>
              <table:table-cell office:value-type="float" office:value="351.650304">
                <text:p>351.650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.430429312">
                <text:p>332.430429312</text:p>
              </table:table-cell>
              <table:table-cell office:value-type="float" office:value="360.033565280058">
                <text:p>360.033565280058</text:p>
              </table:table-cell>
              <table:table-cell office:value-type="float" office:value="376.969125888">
                <text:p>376.969125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1.738481332736">
                <text:p>341.738481332736</text:p>
              </table:table-cell>
              <table:table-cell office:value-type="float" office:value="380.087434866157">
                <text:p>380.087434866157</text:p>
              </table:table-cell>
              <table:table-cell office:value-type="float" office:value="404.110902951936">
                <text:p>404.110902951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1.307158810053">
                <text:p>351.307158810053</text:p>
              </table:table-cell>
              <table:table-cell office:value-type="float" office:value="401.258304988202">
                <text:p>401.258304988202</text:p>
              </table:table-cell>
              <table:table-cell office:value-type="float" office:value="433.206887964475">
                <text:p>433.206887964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1.143759256734">
                <text:p>361.143759256734</text:p>
              </table:table-cell>
              <table:table-cell office:value-type="float" office:value="423.608392576045">
                <text:p>423.608392576045</text:p>
              </table:table-cell>
              <table:table-cell office:value-type="float" office:value="464.397783897918">
                <text:p>464.397783897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1.255784515923">
                <text:p>371.255784515923</text:p>
              </table:table-cell>
              <table:table-cell office:value-type="float" office:value="447.203380042531">
                <text:p>447.203380042531</text:p>
              </table:table-cell>
              <table:table-cell office:value-type="float" office:value="497.834424338568">
                <text:p>497.8344243385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1.650946482368">
                <text:p>381.650946482368</text:p>
              </table:table-cell>
              <table:table-cell office:value-type="float" office:value="472.1126083109">
                <text:p>472.1126083109</text:p>
              </table:table-cell>
              <table:table-cell office:value-type="float" office:value="533.678502890945">
                <text:p>533.678502890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2.337172983875">
                <text:p>392.337172983875</text:p>
              </table:table-cell>
              <table:table-cell office:value-type="float" office:value="498.409280593817">
                <text:p>498.409280593817</text:p>
              </table:table-cell>
              <table:table-cell office:value-type="float" office:value="572.103355099093">
                <text:p>572.103355099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3.322613827423">
                <text:p>403.322613827423</text:p>
              </table:table-cell>
              <table:table-cell office:value-type="float" office:value="526.170677522892">
                <text:p>526.170677522892</text:p>
              </table:table-cell>
              <table:table-cell office:value-type="float" office:value="613.294796666227">
                <text:p>613.294796666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4.615647014591">
                <text:p>414.615647014591</text:p>
              </table:table-cell>
              <table:table-cell office:value-type="float" office:value="555.478384260917">
                <text:p>555.478384260917</text:p>
              </table:table-cell>
              <table:table-cell office:value-type="float" office:value="657.452022026196">
                <text:p>657.4520220261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6.224885131">
                <text:p>426.224885131</text:p>
              </table:table-cell>
              <table:table-cell office:value-type="float" office:value="586.418530264251">
                <text:p>586.418530264251</text:p>
              </table:table-cell>
              <table:table-cell office:value-type="float" office:value="704.788567612082">
                <text:p>704.788567612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8.159181914668">
                <text:p>438.159181914668</text:p>
              </table:table-cell>
              <table:table-cell office:value-type="float" office:value="619.082042399969">
                <text:p>619.082042399969</text:p>
              </table:table-cell>
              <table:table-cell office:value-type="float" office:value="755.533344480152">
                <text:p>755.533344480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.427639008279">
                <text:p>450.427639008279</text:p>
              </table:table-cell>
              <table:table-cell office:value-type="float" office:value="653.564912161648">
                <text:p>653.564912161648</text:p>
              </table:table-cell>
              <table:table-cell office:value-type="float" office:value="809.931745282723">
                <text:p>809.9317452827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'Data Input and Calculations'.C10:'Data Input and Calculations'.C60 'Data Input and Calculations'.L9:'Data Input and Calculations'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L10:'Data Input and Calculations'.L60" chart:label-cell-address="'Data Input and Calculations'.L9:'Data Input and Calculations'.L9" chart:class="chart:scatter">
            <chart:domain table:cell-range-address="'Data Input and Calculations'.C10:'Data Input and Calculations'.C60"/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Data Input and Calculations'.C10:'Data Input and Calculations'.C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'Data Input and Calculations'.I45:'Data Input and Calculations'.I337 'Data Input and Calculations'.K45:'Data Input and Calculations'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'Data Input and Calculations'.I46:'Data Input and Calculations'.I337" chart:label-cell-address="'Data Input and Calculations'.I45:'Data Input and Calculations'.I45" chart:class="chart:line">
            <chart:data-point chart:repeated="292"/>
          </chart:series>
          <chart:series chart:style-name="ch11" chart:values-cell-range-address="'Data Input and Calculations'.K46:'Data Input and Calculations'.K337" chart:label-cell-address="'Data Input and Calculations'.K45:'Data Input and Calculations'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'Data Input and Calculations'.I45:'Data Input and Calculations'.I45</svg:desc>
                </draw:g>
              </table:table-cell>
              <table:table-cell office:value-type="string">
                <text:p>29.17</text:p>
                <draw:g>
                  <svg:desc>'Data Input and Calculations'.K45:'Data Input and Calculations'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'Data Input and Calculations'.I46:'Data Input and Calculations'.I3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46:'Data Input and Calculations'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21cm" svg:y="0.486cm" chart:style-name="ch2">
          <text:p>19th May 2015 Hudds Rd - Speed of vehicles using more accurate speed calculations - with estimated error range</text:p>
        </chart:title>
        <chart:subtitle svg:x="11.976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'Data Input and Calculations'.H68:'Data Input and Calculations'.K68 'Data Input and Calculations'.H288:'Data Input and Calculations'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'Data Input and Calculations'.H288:'Data Input and Calculations'.H360" chart:label-cell-address="'Data Input and Calculations'.H68:'Data Input and Calculations'.H68" chart:class="chart:line">
            <chart:data-point chart:repeated="73"/>
          </chart:series>
          <chart:series chart:style-name="ch11" chart:values-cell-range-address="'Data Input and Calculations'.I288:'Data Input and Calculations'.I360" chart:label-cell-address="'Data Input and Calculations'.I68:'Data Input and Calculations'.I68" chart:class="chart:line">
            <chart:data-point chart:repeated="73"/>
          </chart:series>
          <chart:series chart:style-name="ch12" chart:values-cell-range-address="'Data Input and Calculations'.J288:'Data Input and Calculations'.J360" chart:label-cell-address="'Data Input and Calculations'.J68:'Data Input and Calculations'.J68" chart:class="chart:line">
            <chart:data-point chart:repeated="73"/>
          </chart:series>
          <chart:series chart:style-name="ch13" chart:values-cell-range-address="'Data Input and Calculations'.K288:'Data Input and Calculations'.K360" chart:label-cell-address="'Data Input and Calculations'.K68:'Data Input and Calculations'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H68:'Data Input and Calculations'.H68</svg:desc>
                </draw:g>
              </table:table-cell>
              <table:table-cell office:value-type="string">
                <text:p/>
                <draw:g>
                  <svg:desc>'Data Input and Calculations'.I68:'Data Input and Calculations'.I68</svg:desc>
                </draw:g>
              </table:table-cell>
              <table:table-cell office:value-type="string">
                <text:p/>
                <draw:g>
                  <svg:desc>'Data Input and Calculations'.J68:'Data Input and Calculations'.J68</svg:desc>
                </draw:g>
              </table:table-cell>
              <table:table-cell office:value-type="string">
                <text:p/>
                <draw:g>
                  <svg:desc>'Data Input and Calculations'.K68:'Data Input and Calculations'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H288:'Data Input and Calculations'.H360</svg:desc>
                </draw:g>
              </table:table-cell>
              <table:table-cell office:value-type="float" office:value="NaN">
                <text:p>NaN</text:p>
                <draw:g>
                  <svg:desc>'Data Input and Calculations'.I288:'Data Input and Calculations'.I360</svg:desc>
                </draw:g>
              </table:table-cell>
              <table:table-cell office:value-type="float" office:value="NaN">
                <text:p>NaN</text:p>
                <draw:g>
                  <svg:desc>'Data Input and Calculations'.J288:'Data Input and Calculations'.J360</svg:desc>
                </draw:g>
              </table:table-cell>
              <table:table-cell office:value-type="float" office:value="NaN">
                <text:p>NaN</text:p>
                <draw:g>
                  <svg:desc>'Data Input and Calculations'.K288:'Data Input and Calculations'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3cm" style:legend-expansion="custom" chartooo:width="11.151cm" chartooo:height="5.512cm" style:legend-expansion-aspect-ratio="2.02304063860668" chart:style-name="ch3"/>
        <chart:plot-area chart:style-name="ch4" table:cell-range-address="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1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width="0.05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5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956cm" svg:height="17.477cm" xlink:href=".." xlink:type="simple" chart:class="chart:bar" chart:style-name="ch1">
        <chart:title svg:x="10.568cm" svg:y="0.7cm" chart:style-name="ch2">
          <text:p>"Normal" Increase in Traffic per Year UK</text:p>
        </chart:title>
        <chart:subtitle svg:x="13.196cm" svg:y="2.025cm" chart:style-name="ch3">
          <text:p>Test Site 2015</text:p>
        </chart:subtitle>
        <chart:legend svg:x="5.677cm" svg:y="3.629cm" style:legend-expansion="custom" chartooo:width="7.552cm" chartooo:height="0.61cm" style:legend-expansion-aspect-ratio="12.3803278688525" chart:style-name="ch4"/>
        <chart:plot-area chart:style-name="ch5" table:cell-range-address="'Data Input and Calculations'.V9:'Data Input and Calculations'.V22" chart:data-source-has-labels="row" svg:x="0.577cm" svg:y="1.325cm" svg:width="27.795cm" svg:height="15.799cm">
          <chartooo:coordinate-region svg:x="1.937cm" svg:y="1.531cm" svg:width="26.435cm" svg:height="14.934cm"/>
          <chart:axis chart:dimension="x" chart:name="primary-x" chart:style-name="ch6">
            <chart:title svg:x="14.096cm" svg:y="16.907cm" chart:style-name="ch7">
              <text:p>Year</text:p>
            </chart:title>
          </chart:axis>
          <chart:axis chart:dimension="y" chart:name="primary-y" chart:style-name="ch8">
            <chart:title svg:x="0cm" svg:y="10.551cm" chart:style-name="ch9">
              <text:p>Vehicles Per Hour</text:p>
            </chart:title>
            <chart:grid chart:style-name="ch10" chart:class="major"/>
          </chart:axis>
          <chart:series chart:style-name="ch11" chart:values-cell-range-address="'Data Input and Calculations'.V10:'Data Input and Calculations'.V22" chart:label-cell-address="'Data Input and Calculations'.V9:'Data Input and Calculations'.V9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ffic Flow (National) Yearly increase VehiclesPerHour – 1.028</text:p>
                <draw:g>
                  <svg:desc>'Data Input and Calculations'.V9:'Data Input and Calculations'.V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V10:'Data Input and Calculations'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4.568">
                <text:p>314.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.375904">
                <text:p>323.375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.430429312">
                <text:p>332.430429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1.738481332736">
                <text:p>341.738481332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1.307158810053">
                <text:p>351.307158810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1.143759256734">
                <text:p>361.1437592567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1.255784515923">
                <text:p>371.255784515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1.650946482368">
                <text:p>381.650946482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2.337172983875">
                <text:p>392.337172983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3.322613827423">
                <text:p>403.3226138274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4.615647014591">
                <text:p>414.615647014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6.224885131">
                <text:p>426.2248851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531cm" svg:height="19.026cm" xlink:href=".." xlink:type="simple" chart:class="chart:bar" chart:style-name="ch1">
        <chart:title svg:x="10.347cm" svg:y="0.52cm" chart:style-name="ch2">
          <text:p>Traffic Survey - Manual calibration  - Sampled Data - November 2013</text:p>
        </chart:title>
        <chart:subtitle svg:x="13.18cm" svg:y="1.937cm" chart:style-name="ch3">
          <text:p>23 x 5 min Calibration Data, shown as Per Hour</text:p>
        </chart:subtitle>
        <chart:legend svg:x="16.203cm" svg:y="3.513cm" style:legend-expansion="custom" chartooo:width="6.997cm" chartooo:height="1.12cm" style:legend-expansion-aspect-ratio="6.24732142857143" chart:style-name="ch4"/>
        <chart:plot-area chart:style-name="ch5" table:cell-range-address="'Manual Count &amp; Calibration'.E10:'Manual Count &amp; Calibration'.F33" chart:data-source-has-labels="row" svg:x="1.042cm" svg:y="1.536cm" svg:width="32.794cm" svg:height="15.952cm">
          <chartooo:coordinate-region svg:x="2.198cm" svg:y="1.741cm" svg:width="31.638cm" svg:height="15.088cm"/>
          <chart:axis chart:dimension="x" chart:name="primary-x" chart:style-name="ch6">
            <chart:title svg:x="16.141cm" svg:y="17.868cm" chart:style-name="ch7">
              <text:p>5 minute samples</text:p>
            </chart:title>
          </chart:axis>
          <chart:axis chart:dimension="y" chart:name="primary-y" chart:style-name="ch8">
            <chart:title svg:x="0cm" svg:y="10.372cm" chart:style-name="ch9">
              <text:p>Traffic Flow</text:p>
            </chart:title>
            <chart:grid chart:style-name="ch10" chart:class="major"/>
          </chart:axis>
          <chart:series chart:style-name="ch11" chart:values-cell-range-address="'Manual Count &amp; Calibration'.E11:'Manual Count &amp; Calibration'.E33" chart:label-cell-address="'Manual Count &amp; Calibration'.E10:'Manual Count &amp; Calibration'.E10" chart:class="chart:bar">
            <chart:data-point chart:repeated="23"/>
          </chart:series>
          <chart:series chart:style-name="ch12" chart:values-cell-range-address="'Manual Count &amp; Calibration'.F11:'Manual Count &amp; Calibration'.F33" chart:label-cell-address="'Manual Count &amp; Calibration'.F10:'Manual Count &amp; Calibration'.F10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ly Counted Per Hour</text:p>
                <draw:g>
                  <svg:desc>'Manual Count &amp; Calibration'.E10:'Manual Count &amp; Calibration'.E10</svg:desc>
                </draw:g>
              </table:table-cell>
              <table:table-cell office:value-type="string">
                <text:p>Measured with automatic count Per Hour</text:p>
                <draw:g>
                  <svg:desc>'Manual Count &amp; Calibration'.F10:'Manual Count &amp; Calibration'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">
                <text:p>348</text:p>
                <draw:g>
                  <svg:desc>'Manual Count &amp; Calibration'.E11:'Manual Count &amp; Calibration'.E33</svg:desc>
                </draw:g>
              </table:table-cell>
              <table:table-cell office:value-type="float" office:value="156">
                <text:p>156</text:p>
                <draw:g>
                  <svg:desc>'Manual Count &amp; Calibration'.F11:'Manual Count &amp; Calibration'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6">
                <text:p>2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">
                <text:p>4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">
                <text:p>2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">
                <text:p>4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">
                <text:p>2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8">
                <text:p>4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6">
                <text:p>57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6">
                <text:p>5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">
                <text:p>50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6">
                <text:p>3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6">
                <text:p>4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">
                <text:p>2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6">
                <text:p>5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8">
                <text:p>2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8">
                <text:p>4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8">
                <text:p>4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">
                <text:p>28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width="0.05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956cm" svg:height="17.477cm" xlink:href=".." xlink:type="simple" chart:class="chart:bar" chart:style-name="ch1">
        <chart:title svg:x="10.568cm" svg:y="0.702cm" chart:style-name="ch2">
          <text:p>"Normal" Increase in Traffic per Year UK</text:p>
        </chart:title>
        <chart:subtitle svg:x="13.688cm" svg:y="2.326cm" chart:style-name="ch3">
          <text:p>Test Site 2015</text:p>
        </chart:subtitle>
        <chart:legend svg:x="5.677cm" svg:y="3.629cm" style:legend-expansion="custom" chartooo:width="7.552cm" chartooo:height="0.61cm" style:legend-expansion-aspect-ratio="12.3803278688525" chart:style-name="ch4"/>
        <chart:plot-area chart:style-name="ch5" table:cell-range-address="'Data Input and Calculations'.W9:'Data Input and Calculations'.W22" chart:data-source-has-labels="row" svg:x="0.878cm" svg:y="1.477cm" svg:width="27.488cm" svg:height="14.92cm">
          <chartooo:coordinate-region svg:x="2.443cm" svg:y="1.682cm" svg:width="25.923cm" svg:height="14.056cm"/>
          <chart:axis chart:dimension="x" chart:name="primary-x" chart:style-name="ch6">
            <chart:title svg:x="14.244cm" svg:y="16.746cm" chart:style-name="ch7">
              <text:p>Year</text:p>
            </chart:title>
          </chart:axis>
          <chart:axis chart:dimension="y" chart:name="primary-y" chart:style-name="ch8">
            <chart:title svg:x="0.309cm" svg:y="9.769cm" chart:style-name="ch9">
              <text:p>Vehicles Per Day</text:p>
            </chart:title>
            <chart:grid chart:style-name="ch10" chart:class="major"/>
          </chart:axis>
          <chart:series chart:style-name="ch11" chart:values-cell-range-address="'Data Input and Calculations'.W10:'Data Input and Calculations'.W22" chart:label-cell-address="'Data Input and Calculations'.W9:'Data Input and Calculations'.W9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ffic Flow Yearly increase VehiclesPerDay</text:p>
                <draw:g>
                  <svg:desc>'Data Input and Calculations'.W9:'Data Input and Calculations'.W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72">
                <text:p>3672</text:p>
                <draw:g>
                  <svg:desc>'Data Input and Calculations'.W10:'Data Input and Calculations'.W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74.816">
                <text:p>3774.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80.510848">
                <text:p>3880.510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89.165151744">
                <text:p>3989.165151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0.86177599283">
                <text:p>4100.86177599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15.68590572063">
                <text:p>4215.68590572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33.72511108081">
                <text:p>4333.72511108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5.06941419107">
                <text:p>4455.06941419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79.81135778842">
                <text:p>4579.81135778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08.0460758065">
                <text:p>4708.04607580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39.87136592908">
                <text:p>4839.87136592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5.38776417509">
                <text:p>4975.38776417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14.698621572">
                <text:p>5114.6986215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b2b2b2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686cm" svg:height="14.57cm" xlink:href=".." xlink:type="simple" chart:class="chart:line" chart:style-name="ch1">
        <chart:title svg:x="7.778cm" svg:y="0.427cm" chart:style-name="ch2">
          <text:p>National Increase in Traffic against TEMPRO - local predictions</text:p>
        </chart:title>
        <chart:subtitle svg:x="12.258cm" svg:y="1.549cm" chart:style-name="ch3">
          <text:p>Vehicles per Day - 2016</text:p>
        </chart:subtitle>
        <chart:legend svg:x="5.755cm" svg:y="2.881cm" style:legend-expansion="custom" chartooo:width="12.781cm" chartooo:height="2.737cm" style:legend-expansion-aspect-ratio="4.66971136280599" chart:style-name="ch4"/>
        <chart:plot-area chart:style-name="ch5" table:cell-range-address="'Data Input and Calculations'.W9:'Data Input and Calculations'.W24 'Data Input and Calculations'.Z9:'Data Input and Calculations'.AA24" chart:data-source-has-labels="row" svg:x="1.641cm" svg:y="1.051cm" svg:width="25.913cm" svg:height="12.133cm">
          <chartooo:coordinate-region svg:x="3.41cm" svg:y="1.256cm" svg:width="23.938cm" svg:height="11.269cm"/>
          <chart:axis chart:dimension="x" chart:name="primary-x" chart:style-name="ch6">
            <chart:title svg:x="14.131cm" svg:y="13.475cm" chart:style-name="ch7">
              <text:p>Years</text:p>
            </chart:title>
          </chart:axis>
          <chart:axis chart:dimension="y" chart:name="primary-y" chart:style-name="ch6">
            <chart:title svg:x="0.498cm" svg:y="8.444cm" chart:style-name="ch8">
              <text:p>Vehicles Per Hour</text:p>
            </chart:title>
            <chart:grid chart:style-name="ch9" chart:class="major"/>
          </chart:axis>
          <chart:series chart:style-name="ch10" chart:values-cell-range-address="'Data Input and Calculations'.W10:'Data Input and Calculations'.W24" chart:label-cell-address="'Data Input and Calculations'.W9:'Data Input and Calculations'.W9" chart:class="chart:line">
            <chart:data-point chart:repeated="15"/>
          </chart:series>
          <chart:series chart:style-name="ch11" chart:values-cell-range-address="'Data Input and Calculations'.Z10:'Data Input and Calculations'.Z24" chart:label-cell-address="'Data Input and Calculations'.Z9:'Data Input and Calculations'.Z9" chart:class="chart:line">
            <chart:data-point chart:repeated="15"/>
          </chart:series>
          <chart:series chart:style-name="ch12" chart:values-cell-range-address="'Data Input and Calculations'.AA10:'Data Input and Calculations'.AA24" chart:label-cell-address="'Data Input and Calculations'.AA9:'Data Input and Calculations'.AA9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ffic Flow Yearly increase VehiclesPerDay</text:p>
                <draw:g>
                  <svg:desc>'Data Input and Calculations'.W9:'Data Input and Calculations'.W9</svg:desc>
                </draw:g>
              </table:table-cell>
              <table:table-cell office:value-type="string">
                <text:p>TEMPRo Traffic Per Day – 1.05572x</text:p>
                <draw:g>
                  <svg:desc>'Data Input and Calculations'.Z9:'Data Input and Calculations'.Z9</svg:desc>
                </draw:g>
              </table:table-cell>
              <table:table-cell office:value-type="string">
                <text:p>TEMPRo Traffic Per Day – 1.072x</text:p>
                <draw:g>
                  <svg:desc>'Data Input and Calculations'.AA9:'Data Input and Calculations'.A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72">
                <text:p>3672</text:p>
                <draw:g>
                  <svg:desc>'Data Input and Calculations'.W10:'Data Input and Calculations'.W24</svg:desc>
                </draw:g>
              </table:table-cell>
              <table:table-cell office:value-type="float" office:value="3672">
                <text:p>3672</text:p>
                <draw:g>
                  <svg:desc>'Data Input and Calculations'.Z10:'Data Input and Calculations'.Z24</svg:desc>
                </draw:g>
              </table:table-cell>
              <table:table-cell office:value-type="float" office:value="3672">
                <text:p>3672</text:p>
                <draw:g>
                  <svg:desc>'Data Input and Calculations'.AA10:'Data Input and Calculation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74.816">
                <text:p>3774.816</text:p>
              </table:table-cell>
              <table:table-cell office:value-type="float" office:value="3876.5304">
                <text:p>3876.5304</text:p>
              </table:table-cell>
              <table:table-cell office:value-type="float" office:value="3936.384">
                <text:p>3936.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80.510848">
                <text:p>3880.510848</text:p>
              </table:table-cell>
              <table:table-cell office:value-type="float" office:value="4092.45314328">
                <text:p>4092.45314328</text:p>
              </table:table-cell>
              <table:table-cell office:value-type="float" office:value="4219.803648">
                <text:p>4219.803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89.165151744">
                <text:p>3989.165151744</text:p>
              </table:table-cell>
              <table:table-cell office:value-type="float" office:value="4320.4027833607">
                <text:p>4320.4027833607</text:p>
              </table:table-cell>
              <table:table-cell office:value-type="float" office:value="4523.629510656">
                <text:p>4523.629510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0.86177599283">
                <text:p>4100.86177599283</text:p>
              </table:table-cell>
              <table:table-cell office:value-type="float" office:value="4561.04921839389">
                <text:p>4561.04921839389</text:p>
              </table:table-cell>
              <table:table-cell office:value-type="float" office:value="4849.33083542323">
                <text:p>4849.33083542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15.68590572063">
                <text:p>4215.68590572063</text:p>
              </table:table-cell>
              <table:table-cell office:value-type="float" office:value="4815.09965985843">
                <text:p>4815.09965985843</text:p>
              </table:table-cell>
              <table:table-cell office:value-type="float" office:value="5198.48265557371">
                <text:p>5198.48265557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33.72511108081">
                <text:p>4333.72511108081</text:p>
              </table:table-cell>
              <table:table-cell office:value-type="float" office:value="5083.30071091254">
                <text:p>5083.30071091254</text:p>
              </table:table-cell>
              <table:table-cell office:value-type="float" office:value="5572.77340677501">
                <text:p>5572.77340677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5.06941419107">
                <text:p>4455.06941419107</text:p>
              </table:table-cell>
              <table:table-cell office:value-type="float" office:value="5366.44056051037">
                <text:p>5366.44056051037</text:p>
              </table:table-cell>
              <table:table-cell office:value-type="float" office:value="5974.01309206281">
                <text:p>5974.01309206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79.81135778842">
                <text:p>4579.81135778842</text:p>
              </table:table-cell>
              <table:table-cell office:value-type="float" office:value="5665.3512997308">
                <text:p>5665.3512997308</text:p>
              </table:table-cell>
              <table:table-cell office:value-type="float" office:value="6404.14203469134">
                <text:p>6404.14203469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08.0460758065">
                <text:p>4708.0460758065</text:p>
              </table:table-cell>
              <table:table-cell office:value-type="float" office:value="5980.9113671258">
                <text:p>5980.9113671258</text:p>
              </table:table-cell>
              <table:table-cell office:value-type="float" office:value="6865.24026118911">
                <text:p>6865.24026118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39.87136592908">
                <text:p>4839.87136592908</text:p>
              </table:table-cell>
              <table:table-cell office:value-type="float" office:value="6314.04813027471">
                <text:p>6314.04813027471</text:p>
              </table:table-cell>
              <table:table-cell office:value-type="float" office:value="7359.53755999473">
                <text:p>7359.53755999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5.38776417509">
                <text:p>4975.38776417509</text:p>
              </table:table-cell>
              <table:table-cell office:value-type="float" office:value="6665.74061113101">
                <text:p>6665.74061113101</text:p>
              </table:table-cell>
              <table:table-cell office:value-type="float" office:value="7889.42426431435">
                <text:p>7889.42426431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14.698621572">
                <text:p>5114.698621572</text:p>
              </table:table-cell>
              <table:table-cell office:value-type="float" office:value="7037.02236317101">
                <text:p>7037.02236317101</text:p>
              </table:table-cell>
              <table:table-cell office:value-type="float" office:value="8457.46281134498">
                <text:p>8457.46281134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57.91018297602">
                <text:p>5257.91018297602</text:p>
              </table:table-cell>
              <table:table-cell office:value-type="float" office:value="7428.98450879963">
                <text:p>7428.98450879963</text:p>
              </table:table-cell>
              <table:table-cell office:value-type="float" office:value="9066.40013376182">
                <text:p>9066.40013376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05.13166809934">
                <text:p>5405.13166809934</text:p>
              </table:table-cell>
              <table:table-cell office:value-type="float" office:value="7842.77894593977">
                <text:p>7842.77894593977</text:p>
              </table:table-cell>
              <table:table-cell office:value-type="float" office:value="9719.18094339267">
                <text:p>9719.180943392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